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3" style:family="paragraph" style:parent-style-name="Preformatted_20_Text">
      <style:text-properties style:font-name="Liberation Sans" fo:font-size="12pt" fo:language="en" fo:country="US" fo:font-weight="bold" officeooo:rsid="000bb3fd" officeooo:paragraph-rsid="000bb3fd" style:font-size-asian="10.5pt" style:font-weight-asian="bold" style:font-size-complex="12pt" style:font-weight-complex="bold"/>
    </style:style>
    <style:style style:name="P4" style:family="paragraph" style:parent-style-name="Preformatted_20_Text">
      <style:text-properties officeooo:paragraph-rsid="000bb3fd"/>
    </style:style>
    <style:style style:name="P5" style:family="paragraph" style:parent-style-name="Preformatted_20_Text">
      <style:text-properties officeooo:rsid="002f5f3e" officeooo:paragraph-rsid="002f5f3e"/>
    </style:style>
    <style:style style:name="P6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7" style:family="paragraph" style:parent-style-name="Text_20_body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8" style:family="paragraph" style:parent-style-name="Text_20_body">
      <style:text-properties style:font-name="Liberation Serif" fo:font-size="12pt" fo:language="en" fo:country="US" officeooo:rsid="000d4ba2" officeooo:paragraph-rsid="000d4ba2" style:font-size-asian="10.5pt" style:font-size-complex="12pt"/>
    </style:style>
    <style:style style:name="P9" style:family="paragraph" style:parent-style-name="Text_20_body">
      <style:text-properties style:font-name="Liberation Serif" fo:font-size="12pt" fo:language="en" fo:country="US" officeooo:rsid="000d4ba2" officeooo:paragraph-rsid="00185b13" style:font-size-asian="10.5pt" style:font-size-complex="12pt"/>
    </style:style>
    <style:style style:name="P10" style:family="paragraph" style:parent-style-name="Text_20_body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11" style:family="paragraph" style:parent-style-name="Text_20_body">
      <style:text-properties style:font-name="Liberation Serif" fo:font-size="12pt" fo:language="en" fo:country="US" officeooo:rsid="00175daf" officeooo:paragraph-rsid="00175daf" style:font-size-asian="10.5pt" style:font-size-complex="12pt"/>
    </style:style>
    <style:style style:name="P12" style:family="paragraph" style:parent-style-name="Text_20_body">
      <style:text-properties style:font-name="Liberation Serif" fo:font-size="12pt" fo:language="en" fo:country="US" officeooo:rsid="00175daf" officeooo:paragraph-rsid="002c726e" style:font-size-asian="10.5pt" style:font-size-complex="12pt"/>
    </style:style>
    <style:style style:name="P13" style:family="paragraph" style:parent-style-name="Text_20_body">
      <style:text-properties style:font-name="Liberation Serif" fo:font-size="12pt" fo:language="en" fo:country="US" officeooo:rsid="0017aaa7" officeooo:paragraph-rsid="0017aaa7" style:font-size-asian="10.5pt" style:font-size-complex="12pt"/>
    </style:style>
    <style:style style:name="P14" style:family="paragraph" style:parent-style-name="Text_20_body">
      <style:text-properties style:font-name="Liberation Serif" fo:font-size="12pt" fo:language="en" fo:country="US" officeooo:rsid="00185b13" officeooo:paragraph-rsid="000d4ba2" style:font-size-asian="10.5pt" style:font-size-complex="12pt"/>
    </style:style>
    <style:style style:name="P15" style:family="paragraph" style:parent-style-name="Text_20_body">
      <style:text-properties style:font-name="Liberation Serif" fo:font-size="12pt" fo:language="en" fo:country="US" officeooo:rsid="00185b13" officeooo:paragraph-rsid="00185b13" style:font-size-asian="10.5pt" style:font-size-complex="12pt"/>
    </style:style>
    <style:style style:name="P16" style:family="paragraph" style:parent-style-name="Text_20_body">
      <style:text-properties style:font-name="Liberation Serif" fo:font-size="12pt" fo:language="en" fo:country="US" officeooo:rsid="0019f13b" officeooo:paragraph-rsid="0019f13b" style:font-size-asian="10.5pt" style:font-size-complex="12pt"/>
    </style:style>
    <style:style style:name="P17" style:family="paragraph" style:parent-style-name="Text_20_body">
      <style:text-properties style:font-name="Liberation Serif" fo:font-size="12pt" fo:language="en" fo:country="US" officeooo:rsid="001a2d30" officeooo:paragraph-rsid="001a2d30" style:font-size-asian="10.5pt" style:font-size-complex="12pt"/>
    </style:style>
    <style:style style:name="P18" style:family="paragraph" style:parent-style-name="Text_20_body">
      <style:text-properties style:font-name="Liberation Serif" fo:font-size="12pt" fo:language="en" fo:country="US" officeooo:rsid="001a911b" officeooo:paragraph-rsid="001b3fc4" style:font-size-asian="10.5pt" style:font-size-complex="12pt"/>
    </style:style>
    <style:style style:name="P19" style:family="paragraph" style:parent-style-name="Text_20_body">
      <style:text-properties style:font-name="Liberation Serif" fo:font-size="12pt" fo:language="en" fo:country="US" officeooo:rsid="001a911b" officeooo:paragraph-rsid="00457d4a" style:font-size-asian="10.5pt" style:font-size-complex="12pt"/>
    </style:style>
    <style:style style:name="P20" style:family="paragraph" style:parent-style-name="Text_20_body">
      <style:text-properties style:font-name="Liberation Serif" fo:font-size="12pt" fo:language="en" fo:country="US" officeooo:rsid="001a911b" officeooo:paragraph-rsid="004809e4" style:font-size-asian="10.5pt" style:font-size-complex="12pt"/>
    </style:style>
    <style:style style:name="P21" style:family="paragraph" style:parent-style-name="Text_20_body">
      <style:text-properties style:font-name="Liberation Serif" fo:font-size="12pt" fo:language="en" fo:country="US" officeooo:rsid="001d61c9" officeooo:paragraph-rsid="001ea74e" style:font-size-asian="10.5pt" style:font-size-complex="12pt"/>
    </style:style>
    <style:style style:name="P22" style:family="paragraph" style:parent-style-name="Text_20_body">
      <style:text-properties style:font-name="Liberation Serif" fo:font-size="12pt" fo:language="en" fo:country="US" officeooo:rsid="001ea74e" officeooo:paragraph-rsid="001ea74e" style:font-size-asian="10.5pt" style:font-size-complex="12pt"/>
    </style:style>
    <style:style style:name="P23" style:family="paragraph" style:parent-style-name="Text_20_body">
      <style:text-properties style:font-name="Liberation Serif" fo:font-size="12pt" fo:language="en" fo:country="US" officeooo:rsid="001f8c31" officeooo:paragraph-rsid="001f8c31" style:font-size-asian="10.5pt" style:font-size-complex="12pt"/>
    </style:style>
    <style:style style:name="P24" style:family="paragraph" style:parent-style-name="Text_20_body">
      <style:text-properties style:font-name="Liberation Serif" fo:font-size="12pt" fo:language="en" fo:country="US" officeooo:rsid="002033a2" officeooo:paragraph-rsid="002033a2" style:font-size-asian="10.5pt" style:font-size-complex="12pt"/>
    </style:style>
    <style:style style:name="P25" style:family="paragraph" style:parent-style-name="Text_20_body">
      <style:text-properties style:font-name="Liberation Serif" fo:font-size="12pt" fo:language="en" fo:country="US" officeooo:rsid="0024087b" officeooo:paragraph-rsid="0024087b" style:font-size-asian="10.5pt" style:font-size-complex="12pt"/>
    </style:style>
    <style:style style:name="P26" style:family="paragraph" style:parent-style-name="Text_20_body">
      <style:text-properties style:font-name="Liberation Serif" fo:font-size="12pt" fo:language="en" fo:country="US" officeooo:rsid="002c726e" officeooo:paragraph-rsid="002c726e" style:font-size-asian="10.5pt" style:font-size-complex="12pt"/>
    </style:style>
    <style:style style:name="P27" style:family="paragraph" style:parent-style-name="Text_20_body">
      <style:text-properties style:font-name="Liberation Serif" fo:font-size="12pt" fo:language="en" fo:country="US" officeooo:rsid="002df171" officeooo:paragraph-rsid="00437c2d" style:font-size-asian="10.5pt" style:font-size-complex="12pt"/>
    </style:style>
    <style:style style:name="P28" style:family="paragraph" style:parent-style-name="Text_20_body">
      <style:text-properties style:font-name="Liberation Serif" fo:font-size="12pt" fo:language="en" fo:country="US" officeooo:rsid="002f8511" officeooo:paragraph-rsid="002f8511" style:font-size-asian="10.5pt" style:font-size-complex="12pt"/>
    </style:style>
    <style:style style:name="P29" style:family="paragraph" style:parent-style-name="Text_20_body">
      <style:text-properties style:font-name="Liberation Serif" fo:font-size="12pt" fo:language="en" fo:country="US" officeooo:rsid="0030e72a" officeooo:paragraph-rsid="002f8511" style:font-size-asian="10.5pt" style:font-size-complex="12pt"/>
    </style:style>
    <style:style style:name="P30" style:family="paragraph" style:parent-style-name="Text_20_body">
      <style:text-properties style:font-name="Liberation Serif" fo:font-size="12pt" fo:language="en" fo:country="US" officeooo:rsid="0030e72a" officeooo:paragraph-rsid="0030e72a" style:font-size-asian="10.5pt" style:font-size-complex="12pt"/>
    </style:style>
    <style:style style:name="P31" style:family="paragraph" style:parent-style-name="Text_20_body">
      <style:text-properties style:font-name="Liberation Serif" fo:font-size="12pt" fo:language="en" fo:country="US" officeooo:rsid="00335974" officeooo:paragraph-rsid="00335974" style:font-size-asian="10.5pt" style:font-size-complex="12pt"/>
    </style:style>
    <style:style style:name="P32" style:family="paragraph" style:parent-style-name="Text_20_body">
      <style:text-properties style:font-name="Liberation Serif" fo:font-size="12pt" fo:language="en" fo:country="US" officeooo:rsid="00355572" officeooo:paragraph-rsid="00355572" style:font-size-asian="10.5pt" style:font-size-complex="12pt"/>
    </style:style>
    <style:style style:name="P33" style:family="paragraph" style:parent-style-name="Text_20_body">
      <style:text-properties style:font-name="Liberation Serif" fo:font-size="12pt" fo:language="en" fo:country="US" officeooo:rsid="003c81e7" officeooo:paragraph-rsid="003c81e7" style:font-size-asian="10.5pt" style:font-size-complex="12pt"/>
    </style:style>
    <style:style style:name="P34" style:family="paragraph" style:parent-style-name="Text_20_body">
      <style:text-properties style:font-name="Liberation Serif" fo:font-size="12pt" fo:language="en" fo:country="US" officeooo:rsid="003dcf60" officeooo:paragraph-rsid="003dcf60" style:font-size-asian="10.5pt" style:font-size-complex="12pt"/>
    </style:style>
    <style:style style:name="P35" style:family="paragraph" style:parent-style-name="Text_20_body">
      <style:text-properties style:font-name="Liberation Serif" fo:font-size="12pt" fo:language="en" fo:country="US" officeooo:rsid="003f810e" officeooo:paragraph-rsid="003f810e" style:font-size-asian="10.5pt" style:font-size-complex="12pt"/>
    </style:style>
    <style:style style:name="P36" style:family="paragraph" style:parent-style-name="Text_20_body">
      <style:text-properties style:font-name="Liberation Serif" fo:font-size="12pt" fo:language="en" fo:country="US" officeooo:rsid="00437c2d" officeooo:paragraph-rsid="00437c2d" style:font-size-asian="10.5pt" style:font-size-complex="12pt"/>
    </style:style>
    <style:style style:name="P37" style:family="paragraph" style:parent-style-name="Text_20_body">
      <style:text-properties style:font-name="Liberation Serif" fo:font-size="12pt" fo:language="en" fo:country="US" officeooo:rsid="00457d4a" officeooo:paragraph-rsid="00457d4a" style:font-size-asian="10.5pt" style:font-size-complex="12pt"/>
    </style:style>
    <style:style style:name="P38" style:family="paragraph" style:parent-style-name="Text_20_body">
      <style:text-properties style:font-name="Liberation Serif" fo:font-size="12pt" fo:language="en" fo:country="US" officeooo:rsid="0048bc71" officeooo:paragraph-rsid="0048bc71" style:font-size-asian="10.5pt" style:font-size-complex="12pt"/>
    </style:style>
    <style:style style:name="P39" style:family="paragraph" style:parent-style-name="Text_20_body">
      <style:text-properties style:font-name="Liberation Serif" fo:font-size="12pt" fo:language="en" fo:country="US" officeooo:rsid="004937d0" officeooo:paragraph-rsid="004937d0" style:font-size-asian="10.5pt" style:font-size-complex="12pt"/>
    </style:style>
    <style:style style:name="P40" style:family="paragraph" style:parent-style-name="Text_20_body">
      <style:text-properties style:font-name="Liberation Serif" fo:font-size="12pt" fo:language="en" fo:country="US" officeooo:rsid="004a9440" officeooo:paragraph-rsid="004a9440" style:font-size-asian="10.5pt" style:font-size-complex="12pt"/>
    </style:style>
    <style:style style:name="P41" style:family="paragraph" style:parent-style-name="Text_20_body">
      <style:text-properties style:font-name="Liberation Serif" fo:font-size="12pt" fo:language="en" fo:country="US" officeooo:rsid="004ade44" officeooo:paragraph-rsid="004ade44" style:font-size-asian="10.5pt" style:font-size-complex="12pt"/>
    </style:style>
    <style:style style:name="P42" style:family="paragraph" style:parent-style-name="Text_20_body">
      <style:text-properties style:font-name="Liberation Serif" fo:font-size="12pt" fo:language="en" fo:country="US" officeooo:rsid="004d8a84" officeooo:paragraph-rsid="000d4ba2" style:font-size-asian="10.5pt" style:font-size-complex="12pt"/>
    </style:style>
    <style:style style:name="P43" style:family="paragraph" style:parent-style-name="Text_20_body">
      <style:text-properties style:font-name="Liberation Serif" fo:font-size="12pt" fo:language="en" fo:country="US" officeooo:rsid="004e2385" officeooo:paragraph-rsid="004e2385" style:font-size-asian="10.5pt" style:font-size-complex="12pt"/>
    </style:style>
    <style:style style:name="P44" style:family="paragraph" style:parent-style-name="Text_20_body">
      <style:text-properties style:font-name="Liberation Serif" fo:font-size="12pt" fo:language="en" fo:country="US" officeooo:rsid="00502e17" officeooo:paragraph-rsid="00502e17" style:font-size-asian="10.5pt" style:font-size-complex="12pt"/>
    </style:style>
    <style:style style:name="P45" style:family="paragraph" style:parent-style-name="Text_20_body">
      <style:text-properties style:font-name="Liberation Serif" fo:font-size="12pt" fo:language="en" fo:country="US" officeooo:rsid="0050ab30" officeooo:paragraph-rsid="0050ab30" style:font-size-asian="10.5pt" style:font-size-complex="12pt"/>
    </style:style>
    <style:style style:name="P46" style:family="paragraph" style:parent-style-name="Text_20_body">
      <style:paragraph-properties fo:text-align="center" style:justify-single-word="false"/>
      <style:text-properties officeooo:paragraph-rsid="000bb3fd"/>
    </style:style>
    <style:style style:name="P47" style:family="paragraph" style:parent-style-name="Text_20_body">
      <style:text-properties officeooo:paragraph-rsid="000d4ba2"/>
    </style:style>
    <style:style style:name="P48" style:family="paragraph" style:parent-style-name="Text_20_body">
      <style:text-properties officeooo:rsid="019ddc74" officeooo:paragraph-rsid="000d4ba2"/>
    </style:style>
    <style:style style:name="P49" style:family="paragraph" style:parent-style-name="Text_20_body" style:list-style-name="L1">
      <style:text-properties officeooo:paragraph-rsid="000d4ba2"/>
    </style:style>
    <style:style style:name="P50" style:family="paragraph" style:parent-style-name="Text_20_body" style:list-style-name="L2">
      <style:text-properties officeooo:rsid="019ddc74" officeooo:paragraph-rsid="000d4ba2"/>
    </style:style>
    <style:style style:name="P51" style:family="paragraph" style:parent-style-name="Text_20_body" style:list-style-name="L2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52" style:family="paragraph" style:parent-style-name="Text_20_body" style:list-style-name="L2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53" style:family="paragraph" style:parent-style-name="Text_20_body">
      <style:text-properties style:font-name="Liberation Serif" fo:font-size="12pt" fo:language="en" fo:country="US" officeooo:rsid="00502e17" officeooo:paragraph-rsid="00529823" style:font-size-asian="10.5pt" style:font-size-complex="12pt"/>
    </style:style>
    <style:style style:name="P54" style:family="paragraph" style:parent-style-name="Text_20_body">
      <style:text-properties style:font-name="Liberation Serif" fo:font-size="12pt" fo:language="en" fo:country="US" officeooo:rsid="00502e17" officeooo:paragraph-rsid="0053310a" style:font-size-asian="10.5pt" style:font-size-complex="12pt"/>
    </style:style>
    <style:style style:name="P55" style:family="paragraph" style:parent-style-name="Text_20_body">
      <style:text-properties style:font-name="Liberation Serif" fo:font-size="12pt" fo:language="en" fo:country="US" officeooo:rsid="00502e17" officeooo:paragraph-rsid="00558cff" style:font-size-asian="10.5pt" style:font-size-complex="12pt"/>
    </style:style>
    <style:style style:name="P56" style:family="paragraph" style:parent-style-name="Text_20_body">
      <style:text-properties style:font-name="Liberation Serif" fo:font-size="12pt" fo:language="en" fo:country="US" officeooo:rsid="0050ab30" officeooo:paragraph-rsid="00529823" style:font-size-asian="10.5pt" style:font-size-complex="12pt"/>
    </style:style>
    <style:style style:name="P57" style:family="paragraph" style:parent-style-name="Text_20_body">
      <style:text-properties style:font-name="Liberation Serif" fo:font-size="12pt" fo:language="en" fo:country="US" officeooo:rsid="0050ab30" officeooo:paragraph-rsid="0053310a" style:font-size-asian="10.5pt" style:font-size-complex="12pt"/>
    </style:style>
    <style:style style:name="P58" style:family="paragraph" style:parent-style-name="Text_20_body">
      <style:text-properties style:font-name="Liberation Serif" fo:font-size="12pt" fo:language="en" fo:country="US" officeooo:rsid="0050ab30" officeooo:paragraph-rsid="00558cff" style:font-size-asian="10.5pt" style:font-size-complex="12pt"/>
    </style:style>
    <style:style style:name="P59" style:family="paragraph" style:parent-style-name="Text_20_body">
      <style:text-properties style:font-name="Liberation Serif" fo:font-size="12pt" fo:language="en" fo:country="US" officeooo:rsid="0056afd8" officeooo:paragraph-rsid="0056afd8" style:font-size-asian="10.5pt" style:font-size-complex="12pt"/>
    </style:style>
    <style:style style:name="P60" style:family="paragraph" style:parent-style-name="Text_20_body">
      <style:text-properties style:font-name="Liberation Serif" fo:font-size="12pt" fo:language="en" fo:country="US" fo:font-weight="bold" officeooo:rsid="001ea74e" officeooo:paragraph-rsid="001ea74e" style:font-size-asian="10.5pt" style:font-weight-asian="bold" style:font-size-complex="12pt" style:font-weight-complex="bold"/>
    </style:style>
    <style:style style:name="P61" style:family="paragraph" style:parent-style-name="Text_20_body">
      <style:text-properties style:font-name="Liberation Serif" fo:font-size="12pt" fo:language="en" fo:country="US" fo:font-weight="normal" officeooo:rsid="001ea74e" officeooo:paragraph-rsid="001ea74e" style:font-size-asian="10.5pt" style:font-weight-asian="normal" style:font-size-complex="12pt" style:font-weight-complex="normal"/>
    </style:style>
    <style:style style:name="P62" style:family="paragraph" style:parent-style-name="Text_20_body">
      <style:text-properties style:font-name="Liberation Serif" fo:font-size="12pt" fo:language="en" fo:country="US" fo:font-weight="normal" officeooo:rsid="001f8c31" officeooo:paragraph-rsid="001f8c31" style:font-size-asian="10.5pt" style:font-weight-asian="normal" style:font-size-complex="12pt" style:font-weight-complex="normal"/>
    </style:style>
    <style:style style:name="P63" style:family="paragraph" style:parent-style-name="Text_20_body">
      <style:text-properties style:font-name="Liberation Serif" fo:font-size="12pt" fo:language="en" fo:country="US" fo:font-weight="normal" officeooo:rsid="002033a2" officeooo:paragraph-rsid="002033a2" style:font-size-asian="10.5pt" style:font-weight-asian="normal" style:font-size-complex="12pt" style:font-weight-complex="normal"/>
    </style:style>
    <style:style style:name="P64" style:family="paragraph" style:parent-style-name="Text_20_body">
      <style:text-properties style:font-name="Liberation Serif" fo:font-size="12pt" fo:language="en" fo:country="US" fo:font-weight="normal" officeooo:rsid="0024087b" officeooo:paragraph-rsid="0024087b" style:font-size-asian="10.5pt" style:font-weight-asian="normal" style:font-size-complex="12pt" style:font-weight-complex="normal"/>
    </style:style>
    <style:style style:name="P65" style:family="paragraph" style:parent-style-name="Text_20_body">
      <style:text-properties style:font-name="Liberation Serif" fo:font-size="12pt" fo:language="en" fo:country="US" fo:font-weight="normal" officeooo:rsid="00502e17" officeooo:paragraph-rsid="00502e17" style:font-size-asian="10.5pt" style:font-weight-asian="normal" style:font-size-complex="12pt" style:font-weight-complex="normal"/>
    </style:style>
    <style:style style:name="P66" style:family="paragraph" style:parent-style-name="Text_20_body">
      <style:text-properties style:font-name="Liberation Serif" fo:font-size="12pt" fo:language="en" fo:country="US" fo:font-weight="normal" officeooo:rsid="00502e17" officeooo:paragraph-rsid="00529823" style:font-size-asian="10.5pt" style:font-weight-asian="normal" style:font-size-complex="12pt" style:font-weight-complex="normal"/>
    </style:style>
    <style:style style:name="P67" style:family="paragraph" style:parent-style-name="Text_20_body">
      <style:text-properties style:font-name="Liberation Serif" fo:font-size="12pt" fo:language="en" fo:country="US" fo:font-weight="normal" officeooo:rsid="00502e17" officeooo:paragraph-rsid="0053310a" style:font-size-asian="10.5pt" style:font-weight-asian="normal" style:font-size-complex="12pt" style:font-weight-complex="normal"/>
    </style:style>
    <style:style style:name="P68" style:family="paragraph" style:parent-style-name="Text_20_body">
      <style:text-properties style:font-name="Liberation Serif" fo:font-size="12pt" fo:language="en" fo:country="US" fo:font-weight="normal" officeooo:rsid="00502e17" officeooo:paragraph-rsid="00558cff" style:font-size-asian="10.5pt" style:font-weight-asian="normal" style:font-size-complex="12pt" style:font-weight-complex="normal"/>
    </style:style>
    <style:style style:name="P69" style:family="paragraph" style:parent-style-name="Text_20_body">
      <style:text-properties style:font-name="Liberation Serif" fo:font-size="12pt" fo:language="en" fo:country="US" fo:font-weight="normal" officeooo:rsid="0050ab30" officeooo:paragraph-rsid="0050ab30" style:font-size-asian="10.5pt" style:font-weight-asian="normal" style:font-size-complex="12pt" style:font-weight-complex="normal"/>
    </style:style>
    <style:style style:name="P70" style:family="paragraph" style:parent-style-name="Text_20_body">
      <style:text-properties style:font-name="Liberation Serif" fo:font-size="12pt" fo:language="en" fo:country="US" fo:font-weight="normal" officeooo:rsid="0050ab30" officeooo:paragraph-rsid="00529823" style:font-size-asian="10.5pt" style:font-weight-asian="normal" style:font-size-complex="12pt" style:font-weight-complex="normal"/>
    </style:style>
    <style:style style:name="P71" style:family="paragraph" style:parent-style-name="Text_20_body">
      <style:text-properties style:font-name="Liberation Serif" fo:font-size="12pt" fo:language="en" fo:country="US" fo:font-weight="normal" officeooo:rsid="0050ab30" officeooo:paragraph-rsid="0053310a" style:font-size-asian="10.5pt" style:font-weight-asian="normal" style:font-size-complex="12pt" style:font-weight-complex="normal"/>
    </style:style>
    <style:style style:name="P72" style:family="paragraph" style:parent-style-name="Text_20_body">
      <style:text-properties style:font-name="Liberation Serif" fo:font-size="12pt" fo:language="en" fo:country="US" fo:font-weight="normal" officeooo:rsid="0050ab30" officeooo:paragraph-rsid="00558cff" style:font-size-asian="10.5pt" style:font-weight-asian="normal" style:font-size-complex="12pt" style:font-weight-complex="normal"/>
    </style:style>
    <style:style style:name="P73" style:family="paragraph" style:parent-style-name="Text_20_body">
      <style:text-properties style:font-name="Liberation Serif" fo:font-size="12pt" fo:language="en" fo:country="US" fo:font-style="normal" officeooo:rsid="0056afd8" officeooo:paragraph-rsid="0056afd8" style:font-size-asian="10.5pt" style:font-style-asian="normal" style:font-size-complex="12pt" style:font-style-complex="normal"/>
    </style:style>
    <style:style style:name="P74" style:family="paragraph" style:parent-style-name="Text_20_body">
      <style:text-properties style:font-name="Liberation Serif" fo:font-size="12pt" fo:language="en" fo:country="US" fo:font-style="normal" officeooo:rsid="0058761a" officeooo:paragraph-rsid="0058761a" style:font-size-asian="10.5pt" style:font-style-asian="normal" style:font-size-complex="12pt" style:font-style-complex="normal"/>
    </style:style>
    <style:style style:name="P75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6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7" style:family="paragraph" style:parent-style-name="Text_20_body">
      <style:paragraph-properties>
        <style:tab-stops/>
      </style:paragraph-properties>
    </style:style>
    <style:style style:name="P78" style:family="paragraph" style:parent-style-name="Preformatted_20_Text"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79" style:family="paragraph" style:parent-style-name="Preformatted_20_Text">
      <style:text-properties style:font-name="Liberation Serif" fo:font-size="12pt" fo:language="en" fo:country="US" officeooo:rsid="002f5f3e" officeooo:paragraph-rsid="002f5f3e" style:font-size-asian="10.5pt" style:font-size-complex="12pt"/>
    </style:style>
    <style:style style:name="P80" style:family="paragraph" style:parent-style-name="Heading_20_1">
      <style:text-properties officeooo:paragraph-rsid="000d4ba2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3">
      <style:text-properties officeooo:paragraph-rsid="001ea74e"/>
    </style:style>
    <style:style style:name="P83" style:family="paragraph" style:parent-style-name="Heading_20_3">
      <style:text-properties officeooo:paragraph-rsid="00529823"/>
    </style:style>
    <style:style style:name="P84" style:family="paragraph" style:parent-style-name="Heading_20_3">
      <style:text-properties officeooo:paragraph-rsid="0053310a"/>
    </style:style>
    <style:style style:name="P85" style:family="paragraph" style:parent-style-name="Heading_20_3">
      <style:text-properties officeooo:paragraph-rsid="00558cff"/>
    </style:style>
    <style:style style:name="T1" style:family="text">
      <style:text-properties officeooo:rsid="0032ab1f"/>
    </style:style>
    <style:style style:name="T2" style:family="text">
      <style:text-properties officeooo:rsid="01e5ea8b"/>
    </style:style>
    <style:style style:name="T3" style:family="text">
      <style:text-properties officeooo:rsid="00184249"/>
    </style:style>
    <style:style style:name="T4" style:family="text">
      <style:text-properties officeooo:rsid="00e88a87"/>
    </style:style>
    <style:style style:name="T5" style:family="text">
      <style:text-properties officeooo:rsid="019fdc8b"/>
    </style:style>
    <style:style style:name="T6" style:family="text">
      <style:text-properties style:font-name="Liberation Serif" fo:font-size="12pt" fo:language="en" fo:country="US" style:font-size-asian="10.5pt" style:font-size-complex="12pt"/>
    </style:style>
    <style:style style:name="T7" style:family="text">
      <style:text-properties style:font-name="Liberation Serif" fo:font-size="12pt" fo:language="en" fo:country="US" officeooo:rsid="000bb3fd" style:font-size-asian="10.5pt" style:font-size-complex="12pt"/>
    </style:style>
    <style:style style:name="T8" style:family="text">
      <style:text-properties officeooo:rsid="0016dcb2"/>
    </style:style>
    <style:style style:name="T9" style:family="text">
      <style:text-properties officeooo:rsid="0019f13b"/>
    </style:style>
    <style:style style:name="T10" style:family="text">
      <style:text-properties officeooo:rsid="001a2d30"/>
    </style:style>
    <style:style style:name="T11" style:family="text">
      <style:text-properties officeooo:rsid="001b734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b734d" style:font-weight-asian="bold" style:font-weight-complex="bold"/>
    </style:style>
    <style:style style:name="T14" style:family="text">
      <style:text-properties fo:font-weight="bold" officeooo:rsid="001d61c9" style:font-weight-asian="bold" style:font-weight-complex="bold"/>
    </style:style>
    <style:style style:name="T15" style:family="text">
      <style:text-properties fo:font-weight="bold" officeooo:rsid="001ea74e" style:font-weight-asian="bold" style:font-weight-complex="bold"/>
    </style:style>
    <style:style style:name="T16" style:family="text">
      <style:text-properties fo:font-weight="bold" officeooo:rsid="001eea88" style:font-weight-asian="bold" style:font-weight-complex="bold"/>
    </style:style>
    <style:style style:name="T17" style:family="text">
      <style:text-properties fo:font-weight="bold" officeooo:rsid="0041a445" style:font-weight-asian="bold" style:font-weight-complex="bold"/>
    </style:style>
    <style:style style:name="T18" style:family="text">
      <style:text-properties fo:font-weight="bold" officeooo:rsid="00457d4a" style:font-weight-asian="bold" style:font-weight-complex="bold"/>
    </style:style>
    <style:style style:name="T19" style:family="text">
      <style:text-properties fo:font-weight="bold" officeooo:rsid="0048bc71" style:font-weight-asian="bold" style:font-weight-complex="bold"/>
    </style:style>
    <style:style style:name="T20" style:family="text">
      <style:text-properties fo:font-weight="bold" officeooo:rsid="00490a69" style:font-weight-asian="bold" style:font-weight-complex="bold"/>
    </style:style>
    <style:style style:name="T21" style:family="text">
      <style:text-properties fo:font-weight="bold" officeooo:rsid="004937d0" style:font-weight-asian="bold" style:font-weight-complex="bold"/>
    </style:style>
    <style:style style:name="T22" style:family="text">
      <style:text-properties fo:font-weight="bold" officeooo:rsid="004ade44" style:font-weight-asian="bold" style:font-weight-complex="bold"/>
    </style:style>
    <style:style style:name="T23" style:family="text">
      <style:text-properties fo:font-weight="bold" officeooo:rsid="00529823" style:font-weight-asian="bold" style:font-weight-complex="bold"/>
    </style:style>
    <style:style style:name="T24" style:family="text">
      <style:text-properties fo:font-weight="bold" officeooo:rsid="0053310a" style:font-weight-asian="bold" style:font-weight-complex="bold"/>
    </style:style>
    <style:style style:name="T25" style:family="text">
      <style:text-properties fo:font-weight="bold" officeooo:rsid="00558cff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ea74e" style:font-weight-asian="normal" style:font-weight-complex="normal"/>
    </style:style>
    <style:style style:name="T28" style:family="text">
      <style:text-properties fo:font-weight="normal" officeooo:rsid="00529823" style:font-weight-asian="normal" style:font-weight-complex="normal"/>
    </style:style>
    <style:style style:name="T29" style:family="text">
      <style:text-properties fo:font-weight="normal" officeooo:rsid="0053310a" style:font-weight-asian="normal" style:font-weight-complex="normal"/>
    </style:style>
    <style:style style:name="T30" style:family="text">
      <style:text-properties fo:font-weight="normal" officeooo:rsid="00558cff" style:font-weight-asian="normal" style:font-weight-complex="normal"/>
    </style:style>
    <style:style style:name="T31" style:family="text">
      <style:text-properties officeooo:rsid="001d61c9"/>
    </style:style>
    <style:style style:name="T32" style:family="text">
      <style:text-properties officeooo:rsid="001e5acf"/>
    </style:style>
    <style:style style:name="T33" style:family="text">
      <style:text-properties officeooo:rsid="001ea74e"/>
    </style:style>
    <style:style style:name="T34" style:family="text">
      <style:text-properties officeooo:rsid="001eea88"/>
    </style:style>
    <style:style style:name="T35" style:family="text">
      <style:text-properties officeooo:rsid="002af49a"/>
    </style:style>
    <style:style style:name="T36" style:family="text">
      <style:text-properties officeooo:rsid="002c726e"/>
    </style:style>
    <style:style style:name="T37" style:family="text">
      <style:text-properties officeooo:rsid="002e4ec5"/>
    </style:style>
    <style:style style:name="T38" style:family="text">
      <style:text-properties officeooo:rsid="003f810e"/>
    </style:style>
    <style:style style:name="T39" style:family="text">
      <style:text-properties officeooo:rsid="0040caab"/>
    </style:style>
    <style:style style:name="T40" style:family="text">
      <style:text-properties officeooo:rsid="0041a445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457d4a" style:font-style-asian="italic" style:font-style-complex="italic"/>
    </style:style>
    <style:style style:name="T43" style:family="text">
      <style:text-properties fo:font-style="italic" officeooo:rsid="0048bc71" style:font-style-asian="italic" style:font-style-complex="italic"/>
    </style:style>
    <style:style style:name="T44" style:family="text">
      <style:text-properties fo:font-style="italic" officeooo:rsid="004937d0" style:font-style-asian="italic" style:font-style-complex="italic"/>
    </style:style>
    <style:style style:name="T45" style:family="text">
      <style:text-properties fo:font-style="italic" officeooo:rsid="0054629a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53310a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558cff" style:font-style-asian="italic" style:font-weight-asian="normal" style:font-style-complex="italic" style:font-weight-complex="normal"/>
    </style:style>
    <style:style style:name="T49" style:family="text">
      <style:text-properties officeooo:rsid="0044d8b1"/>
    </style:style>
    <style:style style:name="T50" style:family="text">
      <style:text-properties officeooo:rsid="00457d4a"/>
    </style:style>
    <style:style style:name="T51" style:family="text">
      <style:text-properties fo:font-style="normal" officeooo:rsid="00457d4a" style:font-style-asian="normal" style:font-style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officeooo:rsid="004809e4"/>
    </style:style>
    <style:style style:name="T54" style:family="text">
      <style:text-properties officeooo:rsid="0048bc71"/>
    </style:style>
    <style:style style:name="T55" style:family="text">
      <style:text-properties officeooo:rsid="00490a69"/>
    </style:style>
    <style:style style:name="T56" style:family="text">
      <style:text-properties officeooo:rsid="004937d0"/>
    </style:style>
    <style:style style:name="T57" style:family="text">
      <style:text-properties officeooo:rsid="004a9440"/>
    </style:style>
    <style:style style:name="T58" style:family="text">
      <style:text-properties officeooo:rsid="004ade44"/>
    </style:style>
    <style:style style:name="T59" style:family="text">
      <style:text-properties officeooo:rsid="00529823"/>
    </style:style>
    <style:style style:name="T60" style:family="text">
      <style:text-properties officeooo:rsid="0053310a"/>
    </style:style>
    <style:style style:name="T61" style:family="text">
      <style:text-properties officeooo:rsid="0054629a"/>
    </style:style>
    <style:style style:name="T62" style:family="text">
      <style:text-properties officeooo:rsid="00558cf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C_concordance.sdi"/>
      <text:p text:style-name="Title"><text:alphabetical-index-mark-start text:id="IMark62001656"/><text:alphabetical-index-mark-start text:id="IMark62002968"/><text:alphabetical-index-mark-start text:id="IMark52581352"/><text:alphabetical-index-mark-start text:id="IMark65633176"/><text:alphabetical-index-mark-start text:id="IMark65634440"/><text:alphabetical-index-mark-start text:id="IMark65786824"/>SQL<text:alphabetical-index-mark-end text:id="IMark65786824"/>C<text:alphabetical-index-mark-end text:id="IMark65634440"/><text:alphabetical-index-mark-end text:id="IMark65633176"/><text:alphabetical-index-mark-end text:id="IMark52581352"/><text:alphabetical-index-mark-end text:id="IMark62002968"/><text:alphabetical-index-mark-end text:id="IMark62001656"/> – <text:alphabetical-index-mark-start text:id="IMark65413608"/><text:alphabetical-index-mark-start text:id="IMark65414872"/><text:alphabetical-index-mark-start text:id="IMark65415384"/>SQL<text:alphabetical-index-mark-end text:id="IMark65415384"/><text:alphabetical-index-mark-end text:id="IMark65414872"/><text:alphabetical-index-mark-end text:id="IMark65413608"/> Control</text:p>
      <text:p text:style-name="Title">for the <text:alphabetical-index-mark-start text:id="IMark65634440"/><text:alphabetical-index-mark-start text:id="IMark65634056"/><text:alphabetical-index-mark-start text:id="IMark52580968"/>Orbiter<text:alphabetical-index-mark-end text:id="IMark52580968"/><text:alphabetical-index-mark-end text:id="IMark65634056"/><text:alphabetical-index-mark-end text:id="IMark65634440"/> <text:alphabetical-index-mark-start text:id="IMark65787112"/><text:alphabetical-index-mark-start text:id="IMark65725544"/><text:alphabetical-index-mark-start text:id="IMark52805784"/>Space<text:alphabetical-index-mark-end text:id="IMark52805784"/><text:alphabetical-index-mark-end text:id="IMark65725544"/><text:alphabetical-index-mark-end text:id="IMark65787112"/></text:p>
      <text:p text:style-name="Title"><text:alphabetical-index-mark-start text:id="IMark52580216"/><text:alphabetical-index-mark-start text:id="IMark52581352"/><text:alphabetical-index-mark-start text:id="IMark65787704"/>Flight<text:alphabetical-index-mark-end text:id="IMark65787704"/><text:alphabetical-index-mark-end text:id="IMark52581352"/><text:alphabetical-index-mark-end text:id="IMark52580216"/> <text:alphabetical-index-mark-start text:id="IMark65634056"/><text:alphabetical-index-mark-start text:id="IMark52871208"/><text:alphabetical-index-mark-start text:id="IMark66894568"/>Simulator<text:alphabetical-index-mark-end text:id="IMark66894568"/><text:alphabetical-index-mark-end text:id="IMark52871208"/><text:alphabetical-index-mark-end text:id="IMark65634056"/></text:p>
      <text:p text:style-name="P46">Pablo <text:alphabetical-index-mark-start text:id="IMark65786440"/><text:alphabetical-index-mark-start text:id="IMark52580216"/><text:alphabetical-index-mark-start text:id="IMark52581352"/><text:alphabetical-index-mark-start text:id="IMark65114072"/><text:alphabetical-index-mark-start text:id="IMark66026248"/><text:alphabetical-index-mark-start text:id="IMark52871032"/><text:alphabetical-index-mark-start text:id="IMark66895320"/><text:alphabetical-index-mark-start text:id="IMark65725832"/><text:alphabetical-index-mark-start text:id="IMark66907656"/>Edronkin<text:alphabetical-index-mark-end text:id="IMark66907656"/><text:alphabetical-index-mark-end text:id="IMark65725832"/><text:alphabetical-index-mark-end text:id="IMark66895320"/><text:alphabetical-index-mark-end text:id="IMark52871032"/><text:alphabetical-index-mark-end text:id="IMark66026248"/><text:alphabetical-index-mark-end text:id="IMark65114072"/><text:alphabetical-index-mark-end text:id="IMark52581352"/><text:alphabetical-index-mark-end text:id="IMark52580216"/><text:alphabetical-index-mark-end text:id="IMark65786440"/>, 201<text:span text:style-name="T1">3 - 2019</text:span></text:p>
      <text:p text:style-name="P6"><text:a xlink:type="simple" xlink:href="https://orcid.org/0000-0001-8690-7030" text:style-name="Internet_20_link" text:visited-style-name="Visited_20_Internet_20_Link">https://</text:a><text:alphabetical-index-mark-start text:id="IMark52580216"/><text:alphabetical-index-mark-start text:id="IMark65786440"/><text:alphabetical-index-mark-start text:id="IMark52581352"/><text:alphabetical-index-mark-start text:id="IMark65634056"/><text:alphabetical-index-mark-start text:id="IMark65071736"/><text:alphabetical-index-mark-start text:id="IMark65750632"/><text:alphabetical-index-mark-start text:id="IMark66065224"/><text:alphabetical-index-mark-start text:id="IMark66025496"/><text:a xlink:type="simple" xlink:href="https://orcid.org/0000-0001-8690-7030" text:style-name="Internet_20_link" text:visited-style-name="Visited_20_Internet_20_Link">orcid</text:a><text:alphabetical-index-mark-end text:id="IMark66025496"/><text:alphabetical-index-mark-end text:id="IMark66065224"/><text:alphabetical-index-mark-end text:id="IMark65750632"/><text:alphabetical-index-mark-end text:id="IMark65071736"/><text:alphabetical-index-mark-end text:id="IMark65634056"/><text:alphabetical-index-mark-end text:id="IMark52581352"/><text:alphabetical-index-mark-end text:id="IMark65786440"/><text:alphabetical-index-mark-end text:id="IMark52580216"/><text:a xlink:type="simple" xlink:href="https://orcid.org/0000-0001-8690-7030" text:style-name="Internet_20_link" text:visited-style-name="Visited_20_Internet_20_Link">.org/0000-0001-8690-7030</text:a></text:p>
      <text:p text:style-name="P2"/>
      <text:p text:style-name="P2"/>
      <text:h text:style-name="Heading_20_1" text:outline-level="1"><text:bookmark-start text:name="__RefHeading___Toc72751_673741182"/>Abstract<text:bookmark-end text:name="__RefHeading___Toc72751_673741182"/></text:h>
      <text:p text:style-name="P2"/>
      <text:p text:style-name="P4"><text:alphabetical-index-mark-start text:id="IMark52581352"/><text:alphabetical-index-mark-start text:id="IMark65786440"/><text:alphabetical-index-mark-start text:id="IMark52580216"/><text:alphabetical-index-mark-start text:id="IMark65634056"/><text:alphabetical-index-mark-start text:id="IMark65787704"/><text:alphabetical-index-mark-start text:id="IMark65750632"/><text:span text:style-name="T7">SQL</text:span><text:alphabetical-index-mark-end text:id="IMark65750632"/><text:span text:style-name="T7">C</text:span><text:alphabetical-index-mark-end text:id="IMark65787704"/><text:alphabetical-index-mark-end text:id="IMark65634056"/><text:alphabetical-index-mark-end text:id="IMark52580216"/><text:alphabetical-index-mark-end text:id="IMark65786440"/><text:alphabetical-index-mark-end text:id="IMark52581352"/><text:span text:style-name="T7"> is a </text:span><text:alphabetical-index-mark-start text:id="IMark66908024"/><text:alphabetical-index-mark-start text:id="IMark65725832"/><text:alphabetical-index-mark-start text:id="IMark65383752"/><text:span text:style-name="T7">multi</text:span><text:alphabetical-index-mark-end text:id="IMark65383752"/><text:alphabetical-index-mark-end text:id="IMark65725832"/><text:alphabetical-index-mark-end text:id="IMark66908024"/><text:span text:style-name="T7"> </text:span><text:alphabetical-index-mark-start text:id="IMark66664760"/><text:alphabetical-index-mark-start text:id="IMark61265176"/><text:alphabetical-index-mark-start text:id="IMark61266408"/><text:span text:style-name="T7">function</text:span><text:alphabetical-index-mark-end text:id="IMark61266408"/><text:alphabetical-index-mark-end text:id="IMark61265176"/><text:alphabetical-index-mark-end text:id="IMark66664760"/><text:span text:style-name="T7">al </text:span><text:alphabetical-index-mark-start text:id="IMark65520520"/><text:alphabetical-index-mark-start text:id="IMark52895672"/><text:alphabetical-index-mark-start text:id="IMark66783624"/><text:span text:style-name="T7">display</text:span><text:alphabetical-index-mark-end text:id="IMark66783624"/><text:alphabetical-index-mark-end text:id="IMark52895672"/><text:alphabetical-index-mark-end text:id="IMark65520520"/><text:span text:style-name="T7"> (</text:span><text:alphabetical-index-mark-start text:id="IMark65358312"/><text:alphabetical-index-mark-start text:id="IMark65359576"/><text:alphabetical-index-mark-start text:id="IMark65899528"/><text:span text:style-name="T7">MFD</text:span><text:alphabetical-index-mark-end text:id="IMark65899528"/><text:alphabetical-index-mark-end text:id="IMark65359576"/><text:alphabetical-index-mark-end text:id="IMark65358312"/><text:span text:style-name="T7">) d</text:span><text:alphabetical-index-mark-start text:id="IMark65657592"/><text:alphabetical-index-mark-start text:id="IMark65658856"/><text:span text:style-name="T7">es</text:span><text:alphabetical-index-mark-end text:id="IMark65658856"/><text:alphabetical-index-mark-end text:id="IMark65657592"/><text:span text:style-name="T7">igned as an interface between the user and the artificial engine of the </text:span><text:alphabetical-index-mark-start text:id="IMark65798584"/><text:alphabetical-index-mark-start text:id="IMark52301960"/><text:span text:style-name="T7">DGIIIAI</text:span><text:alphabetical-index-mark-end text:id="IMark52301960"/><text:alphabetical-index-mark-end text:id="IMark65798584"/><text:span text:style-name="T7"> </text:span><text:alphabetical-index-mark-start text:id="IMark66001304"/><text:alphabetical-index-mark-start text:id="IMark66002632"/><text:alphabetical-index-mark-start text:id="IMark65987672"/><text:span text:style-name="T7">space</text:span><text:alphabetical-index-mark-end text:id="IMark65987672"/><text:alphabetical-index-mark-end text:id="IMark66002632"/><text:alphabetical-index-mark-end text:id="IMark66001304"/><text:span text:style-name="T7">craft.</text:span></text:p>
      <text:p text:style-name="P2"/>
      <text:p text:style-name="P5"><text:alphabetical-index-mark-start text:id="IMark52580216"/><text:alphabetical-index-mark-start text:id="IMark65520520"/><text:span text:style-name="T7">D</text:span><text:span text:style-name="T6">GIIIAI</text:span><text:alphabetical-index-mark-end text:id="IMark65520520"/><text:alphabetical-index-mark-end text:id="IMark52580216"/><text:span text:style-name="T6"> artificial intelligence engine is d</text:span><text:alphabetical-index-mark-start text:id="IMark52895672"/><text:alphabetical-index-mark-start text:id="IMark52581352"/><text:span text:style-name="T6">es</text:span><text:alphabetical-index-mark-end text:id="IMark52581352"/><text:alphabetical-index-mark-end text:id="IMark52895672"/><text:span text:style-name="T6">igned around a relational database that us</text:span><text:alphabetical-index-mark-start text:id="IMark40084904"/><text:alphabetical-index-mark-start text:id="IMark65787704"/><text:span text:style-name="T6">es</text:span><text:alphabetical-index-mark-end text:id="IMark65787704"/><text:alphabetical-index-mark-end text:id="IMark40084904"/><text:span text:style-name="T6"> </text:span><text:alphabetical-index-mark-start text:id="IMark65786440"/><text:alphabetical-index-mark-start text:id="IMark65634056"/><text:span text:style-name="T6">SQL</text:span><text:alphabetical-index-mark-end text:id="IMark65634056"/><text:alphabetical-index-mark-end text:id="IMark65786440"/><text:span text:style-name="T6"> as means both to control the database as well as to execute the rul</text:span><text:alphabetical-index-mark-start text:id="IMark65750632"/><text:alphabetical-index-mark-start text:id="IMark61225336"/><text:span text:style-name="T6">es</text:span><text:alphabetical-index-mark-end text:id="IMark61225336"/><text:alphabetical-index-mark-end text:id="IMark65750632"/><text:span text:style-name="T6"> of its </text:span><text:alphabetical-index-mark-start text:id="IMark61223832"/><text:alphabetical-index-mark-start text:id="IMark65359992"/><text:span text:style-name="T6">expert</text:span><text:alphabetical-index-mark-end text:id="IMark65359992"/><text:alphabetical-index-mark-end text:id="IMark61223832"/><text:span text:style-name="T6"> </text:span><text:alphabetical-index-mark-start text:id="IMark65573960"/><text:alphabetical-index-mark-start text:id="IMark52302712"/><text:span text:style-name="T6">system</text:span><text:alphabetical-index-mark-end text:id="IMark52302712"/><text:alphabetical-index-mark-end text:id="IMark65573960"/><text:span text:style-name="T6">.</text:span></text:p>
      <text:p text:style-name="P79"/>
      <text:p text:style-name="P5"><text:span text:style-name="T6">A significant number of those rul</text:span><text:alphabetical-index-mark-start text:id="IMark40084904"/><text:alphabetical-index-mark-start text:id="IMark65787704"/><text:span text:style-name="T6">es</text:span><text:alphabetical-index-mark-end text:id="IMark65787704"/><text:alphabetical-index-mark-end text:id="IMark40084904"/><text:span text:style-name="T6"> are enforced automatically depending on the conditions that the ship encounters during a </text:span><text:alphabetical-index-mark-start text:id="IMark52895672"/><text:alphabetical-index-mark-start text:id="IMark52581352"/><text:span text:style-name="T6">flight</text:span><text:alphabetical-index-mark-end text:id="IMark52581352"/><text:alphabetical-index-mark-end text:id="IMark52895672"/><text:span text:style-name="T6"> s</text:span><text:alphabetical-index-mark-start text:id="IMark65573960"/><text:alphabetical-index-mark-start text:id="IMark65786440"/><text:span text:style-name="T6">es</text:span><text:alphabetical-index-mark-end text:id="IMark65786440"/><text:alphabetical-index-mark-end text:id="IMark65573960"/><text:span text:style-name="T6">sion, but since everything is expr</text:span><text:alphabetical-index-mark-start text:id="IMark65520520"/><text:alphabetical-index-mark-start text:id="IMark65634056"/><text:span text:style-name="T6">es</text:span><text:alphabetical-index-mark-end text:id="IMark65634056"/><text:alphabetical-index-mark-end text:id="IMark65520520"/><text:span text:style-name="T6">sed in terms of </text:span><text:alphabetical-index-mark-start text:id="IMark65750632"/><text:alphabetical-index-mark-start text:id="IMark52580216"/><text:span text:style-name="T6">SQL</text:span><text:alphabetical-index-mark-end text:id="IMark52580216"/><text:alphabetical-index-mark-end text:id="IMark65750632"/><text:span text:style-name="T6"> snippets, by </text:span><text:alphabetical-index-mark-start text:id="IMark63272600"/><text:alphabetical-index-mark-start text:id="IMark65218712"/><text:span text:style-name="T6">send</text:span><text:alphabetical-index-mark-end text:id="IMark65218712"/><text:alphabetical-index-mark-end text:id="IMark63272600"/><text:span text:style-name="T6">ing </text:span><text:alphabetical-index-mark-start text:id="IMark65453656"/><text:alphabetical-index-mark-start text:id="IMark65384504"/><text:span text:style-name="T6">SQL</text:span><text:alphabetical-index-mark-end text:id="IMark65384504"/><text:alphabetical-index-mark-end text:id="IMark65453656"/><text:span text:style-name="T6"> queri</text:span><text:alphabetical-index-mark-start text:id="IMark65732072"/><text:alphabetical-index-mark-start text:id="IMark46060216"/><text:span text:style-name="T6">es</text:span><text:alphabetical-index-mark-end text:id="IMark46060216"/><text:alphabetical-index-mark-end text:id="IMark65732072"/><text:span text:style-name="T6"> to the </text:span><text:alphabetical-index-mark-start text:id="IMark66783624"/><text:alphabetical-index-mark-start text:id="IMark66256616"/><text:span text:style-name="T6">expert</text:span><text:alphabetical-index-mark-end text:id="IMark66256616"/><text:alphabetical-index-mark-end text:id="IMark66783624"/><text:span text:style-name="T6"> </text:span><text:alphabetical-index-mark-start text:id="IMark65432968"/><text:alphabetical-index-mark-start text:id="IMark65434232"/><text:span text:style-name="T6">system</text:span><text:alphabetical-index-mark-end text:id="IMark65434232"/><text:alphabetical-index-mark-end text:id="IMark65432968"/><text:span text:style-name="T6"> it is possible to influence its behavior.</text:span></text:p>
      <text:p text:style-name="P79"/>
      <text:p text:style-name="P5"><text:span text:style-name="T6">That is what </text:span><text:alphabetical-index-mark-start text:id="IMark65634056"/><text:alphabetical-index-mark-start text:id="IMark40084904"/><text:span text:style-name="T6">SQL</text:span><text:alphabetical-index-mark-end text:id="IMark40084904"/><text:alphabetical-index-mark-end text:id="IMark65634056"/><text:span text:style-name="T6"> was d</text:span><text:alphabetical-index-mark-start text:id="IMark65787704"/><text:alphabetical-index-mark-start text:id="IMark65750632"/><text:span text:style-name="T6">es</text:span><text:alphabetical-index-mark-end text:id="IMark65750632"/><text:alphabetical-index-mark-end text:id="IMark65787704"/><text:span text:style-name="T6">igned for, and it can do so using pure </text:span><text:alphabetical-index-mark-start text:id="IMark52580216"/><text:alphabetical-index-mark-start text:id="IMark65573960"/><text:span text:style-name="T6">SQL</text:span><text:alphabetical-index-mark-end text:id="IMark65573960"/><text:alphabetical-index-mark-end text:id="IMark52580216"/><text:span text:style-name="T6"> snippets, mode and </text:span><text:alphabetical-index-mark-start text:id="IMark52895672"/><text:alphabetical-index-mark-start text:id="IMark65786440"/><text:span text:style-name="T6">program</text:span><text:alphabetical-index-mark-end text:id="IMark65786440"/><text:alphabetical-index-mark-end text:id="IMark52895672"/><text:span text:style-name="T6"> activation and deactivation instructions as well as passing parameters directly to the knowledge base.</text:span></text:p>
      <text:p text:style-name="P3"/>
      <text:p text:style-name="P3"/>
      <text:h text:style-name="Heading_20_1" text:outline-level="1"><text:bookmark-start text:name="__RefHeading___Toc72753_673741182"/>Keywords<text:bookmark-end text:name="__RefHeading___Toc72753_673741182"/></text:h>
      <text:p text:style-name="P47"/>
      <text:p text:style-name="P47"><text:alphabetical-index-mark-start text:id="IMark40084904"/><text:alphabetical-index-mark-start text:id="IMark65634056"/><text:alphabetical-index-mark-start text:id="IMark65901080"/><text:alphabetical-index-mark-start text:id="IMark65787704"/><text:alphabetical-index-mark-start text:id="IMark52581352"/><text:alphabetical-index-mark-start text:id="IMark52580216"/><text:alphabetical-index-mark-start text:id="IMark65750632"/>AI<text:alphabetical-index-mark-end text:id="IMark65750632"/><text:alphabetical-index-mark-end text:id="IMark52580216"/><text:alphabetical-index-mark-end text:id="IMark52581352"/><text:alphabetical-index-mark-end text:id="IMark65787704"/><text:alphabetical-index-mark-end text:id="IMark65901080"/><text:alphabetical-index-mark-end text:id="IMark65634056"/><text:alphabetical-index-mark-end text:id="IMark40084904"/>, simu<text:alphabetical-index-mark-start text:id="IMark52941208"/>lat<text:alphabetical-index-mark-end text:id="IMark52941208"/>ion, <text:alphabetical-index-mark-start text:id="IMark65573960"/><text:alphabetical-index-mark-start text:id="IMark65484312"/><text:alphabetical-index-mark-start text:id="IMark52895672"/><text:alphabetical-index-mark-start text:id="IMark65520520"/><text:alphabetical-index-mark-start text:id="IMark65786440"/><text:alphabetical-index-mark-start text:id="IMark65482888"/><text:alphabetical-index-mark-start text:id="IMark52760632"/>artificial<text:alphabetical-index-mark-end text:id="IMark52760632"/><text:alphabetical-index-mark-end text:id="IMark65482888"/><text:alphabetical-index-mark-end text:id="IMark65786440"/><text:alphabetical-index-mark-end text:id="IMark65520520"/><text:alphabetical-index-mark-end text:id="IMark52895672"/><text:alphabetical-index-mark-end text:id="IMark65484312"/><text:alphabetical-index-mark-end text:id="IMark65573960"/> <text:alphabetical-index-mark-start text:id="IMark61225336"/><text:alphabetical-index-mark-start text:id="IMark52066840"/><text:alphabetical-index-mark-start text:id="IMark52066088"/><text:alphabetical-index-mark-start text:id="IMark65971112"/><text:alphabetical-index-mark-start text:id="IMark65554984"/><text:alphabetical-index-mark-start text:id="IMark62509144"/><text:alphabetical-index-mark-start text:id="IMark62510408"/>intelligence<text:alphabetical-index-mark-end text:id="IMark62510408"/><text:alphabetical-index-mark-end text:id="IMark62509144"/><text:alphabetical-index-mark-end text:id="IMark65554984"/><text:alphabetical-index-mark-end text:id="IMark65971112"/><text:alphabetical-index-mark-end text:id="IMark52066088"/><text:alphabetical-index-mark-end text:id="IMark52066840"/><text:alphabetical-index-mark-end text:id="IMark61225336"/>, <text:alphabetical-index-mark-start text:id="IMark52769128"/><text:alphabetical-index-mark-start text:id="IMark61178376"/><text:alphabetical-index-mark-start text:id="IMark61179640"/><text:alphabetical-index-mark-start text:id="IMark65291064"/><text:alphabetical-index-mark-start text:id="IMark65292392"/><text:alphabetical-index-mark-start text:id="IMark65293432"/><text:alphabetical-index-mark-start text:id="IMark52904008"/><text:alphabetical-index-mark-start text:id="IMark65593192"/><text:alphabetical-index-mark-start text:id="IMark65594520"/><text:alphabetical-index-mark-start text:id="IMark61175512"/>expert<text:alphabetical-index-mark-end text:id="IMark61175512"/><text:alphabetical-index-mark-end text:id="IMark65594520"/><text:alphabetical-index-mark-end text:id="IMark65593192"/><text:alphabetical-index-mark-end text:id="IMark52904008"/><text:alphabetical-index-mark-end text:id="IMark65293432"/><text:alphabetical-index-mark-end text:id="IMark65292392"/><text:alphabetical-index-mark-end text:id="IMark65291064"/><text:alphabetical-index-mark-end text:id="IMark61179640"/><text:alphabetical-index-mark-end text:id="IMark61178376"/><text:alphabetical-index-mark-end text:id="IMark52769128"/> <text:alphabetical-index-mark-start text:id="IMark64591112"/><text:alphabetical-index-mark-start text:id="IMark64592104"/><text:alphabetical-index-mark-start text:id="IMark64593432"/><text:alphabetical-index-mark-start text:id="IMark65403256"/><text:alphabetical-index-mark-start text:id="IMark65404584"/><text:alphabetical-index-mark-start text:id="IMark52483848"/><text:alphabetical-index-mark-start text:id="IMark52485176"/><text:alphabetical-index-mark-start text:id="IMark65324264"/><text:alphabetical-index-mark-start text:id="IMark65325592"/><text:alphabetical-index-mark-start text:id="IMark45988488"/>system<text:alphabetical-index-mark-end text:id="IMark45988488"/><text:alphabetical-index-mark-end text:id="IMark65325592"/><text:alphabetical-index-mark-end text:id="IMark65324264"/><text:alphabetical-index-mark-end text:id="IMark52485176"/><text:alphabetical-index-mark-end text:id="IMark52483848"/><text:alphabetical-index-mark-end text:id="IMark65404584"/><text:alphabetical-index-mark-end text:id="IMark65403256"/><text:alphabetical-index-mark-end text:id="IMark64593432"/><text:alphabetical-index-mark-end text:id="IMark64592104"/><text:alphabetical-index-mark-end text:id="IMark64591112"/>s, <text:alphabetical-index-mark-start text:id="IMark52850488"/><text:alphabetical-index-mark-start text:id="IMark64652792"/><text:alphabetical-index-mark-start text:id="IMark64654056"/><text:alphabetical-index-mark-start text:id="IMark65901496"/><text:alphabetical-index-mark-start text:id="IMark65902760"/><text:alphabetical-index-mark-start text:id="IMark66783624"/><text:alphabetical-index-mark-start text:id="IMark65199736"/><text:alphabetical-index-mark-start text:id="IMark65201064"/><text:span text:style-name="T2">data</text:span><text:alphabetical-index-mark-end text:id="IMark65201064"/><text:alphabetical-index-mark-end text:id="IMark65199736"/><text:alphabetical-index-mark-end text:id="IMark66783624"/><text:alphabetical-index-mark-end text:id="IMark65902760"/><text:alphabetical-index-mark-start text:id="IMark66035304"/><text:alphabetical-index-mark-start text:id="IMark66036632"/><text:alphabetical-index-mark-start text:id="IMark66036728"/><text:alphabetical-index-mark-start text:id="IMark38483896"/><text:span text:style-name="T2">bas</text:span><text:alphabetical-index-mark-start text:id="IMark65354712"/><text:alphabetical-index-mark-start text:id="IMark65356040"/><text:span text:style-name="T2">e</text:span><text:alphabetical-index-mark-end text:id="IMark38483896"/><text:alphabetical-index-mark-end text:id="IMark66036728"/><text:alphabetical-index-mark-end text:id="IMark66036632"/><text:alphabetical-index-mark-end text:id="IMark66035304"/><text:alphabetical-index-mark-end text:id="IMark65901496"/><text:alphabetical-index-mark-end text:id="IMark64654056"/><text:alphabetical-index-mark-end text:id="IMark64652792"/><text:alphabetical-index-mark-end text:id="IMark52850488"/><text:span text:style-name="T2">s</text:span><text:alphabetical-index-mark-end text:id="IMark65356040"/><text:alphabetical-index-mark-end text:id="IMark65354712"/></text:p>
      <text:p text:style-name="P47"/>
      <text:p text:style-name="P47"/>
      <text:h text:style-name="P80" text:outline-level="1"><text:bookmark-start text:name="__RefHeading___Toc6463_1483239106"/><text:soft-page-break/>Ac<text:alphabetical-index-mark-start text:id="IMark52941208"/><text:alphabetical-index-mark-start text:id="IMark65634056"/><text:alphabetical-index-mark-start text:id="IMark65901080"/><text:alphabetical-index-mark-start text:id="IMark65787704"/><text:alphabetical-index-mark-start text:id="IMark52581352"/><text:alphabetical-index-mark-start text:id="IMark52580216"/>knowledge<text:alphabetical-index-mark-end text:id="IMark52580216"/><text:alphabetical-index-mark-end text:id="IMark52581352"/><text:alphabetical-index-mark-end text:id="IMark65787704"/><text:alphabetical-index-mark-end text:id="IMark65901080"/><text:alphabetical-index-mark-end text:id="IMark65634056"/><text:alphabetical-index-mark-end text:id="IMark52941208"/>ments<text:bookmark-end text:name="__RefHeading___Toc6463_1483239106"/></text:h>
      <text:h text:style-name="P80" text:outline-level="1"/>
      <text:p text:style-name="P47"><text:span text:style-name="T3">This project could not have taken place without the work done by</text:span>:</text:p>
      <text:p text:style-name="P47"/>
      <text:list xml:id="list4185944176899499338" text:style-name="L1">
        <text:list-item>
          <text:p text:style-name="P49">Dr. Martin <text:alphabetical-index-mark-start text:id="IMark65634056"/><text:alphabetical-index-mark-start text:id="IMark52941208"/><text:alphabetical-index-mark-start text:id="IMark65901080"/><text:alphabetical-index-mark-start text:id="IMark65787704"/><text:alphabetical-index-mark-start text:id="IMark52581352"/><text:alphabetical-index-mark-start text:id="IMark52580216"/><text:alphabetical-index-mark-start text:id="IMark40084904"/><text:alphabetical-index-mark-start text:id="IMark65573960"/><text:alphabetical-index-mark-start text:id="IMark65484312"/>Schweiger<text:alphabetical-index-mark-end text:id="IMark65484312"/><text:alphabetical-index-mark-end text:id="IMark65573960"/><text:alphabetical-index-mark-end text:id="IMark40084904"/><text:alphabetical-index-mark-end text:id="IMark52580216"/><text:alphabetical-index-mark-end text:id="IMark52581352"/><text:alphabetical-index-mark-end text:id="IMark65787704"/><text:alphabetical-index-mark-end text:id="IMark65901080"/><text:alphabetical-index-mark-end text:id="IMark52941208"/><text:alphabetical-index-mark-end text:id="IMark65634056"/> for developing <text:alphabetical-index-mark-start text:id="IMark66980136"/><text:alphabetical-index-mark-start text:id="IMark65786440"/><text:alphabetical-index-mark-start text:id="IMark52895672"/><text:alphabetical-index-mark-start text:id="IMark65652328"/><text:alphabetical-index-mark-start text:id="IMark65750632"/><text:alphabetical-index-mark-start text:id="IMark65520520"/><text:alphabetical-index-mark-start text:id="IMark52760632"/><text:alphabetical-index-mark-start text:id="IMark65384504"/><text:alphabetical-index-mark-start text:id="IMark66257192"/><text:alphabetical-index-mark-start text:id="IMark52371784"/><text:alphabetical-index-mark-start text:id="IMark38484360"/><text:alphabetical-index-mark-start text:id="IMark66978968"/><text:alphabetical-index-mark-start text:id="IMark66978216"/><text:alphabetical-index-mark-start text:id="IMark40066456"/>Orbit<text:alphabetical-index-mark-end text:id="IMark40066456"/><text:alphabetical-index-mark-end text:id="IMark66978216"/><text:alphabetical-index-mark-end text:id="IMark66978968"/><text:alphabetical-index-mark-end text:id="IMark38484360"/>er<text:alphabetical-index-mark-end text:id="IMark52371784"/><text:alphabetical-index-mark-end text:id="IMark66257192"/><text:alphabetical-index-mark-end text:id="IMark65384504"/><text:alphabetical-index-mark-end text:id="IMark52760632"/><text:alphabetical-index-mark-end text:id="IMark65520520"/><text:alphabetical-index-mark-end text:id="IMark65750632"/><text:alphabetical-index-mark-end text:id="IMark65652328"/><text:alphabetical-index-mark-end text:id="IMark52895672"/><text:alphabetical-index-mark-end text:id="IMark65786440"/><text:alphabetical-index-mark-end text:id="IMark66980136"/><text:span text:style-name="T4">.</text:span></text:p>
          <text:p text:style-name="P49"/>
        </text:list-item>
        <text:list-item>
          <text:p text:style-name="P49">The <text:alphabetical-index-mark-start text:id="IMark40084904"/><text:alphabetical-index-mark-start text:id="IMark65484312"/><text:alphabetical-index-mark-start text:id="IMark66980136"/><text:alphabetical-index-mark-start text:id="IMark65901784"/><text:alphabetical-index-mark-start text:id="IMark61178664"/><text:alphabetical-index-mark-start text:id="IMark38482952"/><text:alphabetical-index-mark-start text:id="IMark52769416"/>developer<text:alphabetical-index-mark-end text:id="IMark52769416"/><text:alphabetical-index-mark-end text:id="IMark38482952"/><text:alphabetical-index-mark-end text:id="IMark61178664"/><text:alphabetical-index-mark-end text:id="IMark65901784"/><text:alphabetical-index-mark-end text:id="IMark66980136"/><text:alphabetical-index-mark-end text:id="IMark65484312"/><text:alphabetical-index-mark-end text:id="IMark40084904"/>s of <text:alphabetical-index-mark-start text:id="IMark65934328"/><text:alphabetical-index-mark-start text:id="IMark52066008"/><text:alphabetical-index-mark-start text:id="IMark65732648"/><text:alphabetical-index-mark-start text:id="IMark52369864"/><text:alphabetical-index-mark-start text:id="IMark61226040"/><text:alphabetical-index-mark-start text:id="IMark64821704"/><text:alphabetical-index-mark-start text:id="IMark52766376"/><text:alphabetical-index-mark-start text:id="IMark40066744"/>Sql<text:alphabetical-index-mark-end text:id="IMark40066744"/>ite3<text:alphabetical-index-mark-end text:id="IMark52766376"/><text:alphabetical-index-mark-end text:id="IMark64821704"/><text:alphabetical-index-mark-end text:id="IMark61226040"/><text:alphabetical-index-mark-end text:id="IMark52369864"/><text:alphabetical-index-mark-end text:id="IMark65732648"/><text:alphabetical-index-mark-end text:id="IMark52066008"/><text:alphabetical-index-mark-end text:id="IMark65934328"/>.</text:p>
          <text:p text:style-name="P49"/>
        </text:list-item>
        <text:list-item>
          <text:p text:style-name="P49">The <text:alphabetical-index-mark-start text:id="IMark66980136"/><text:alphabetical-index-mark-start text:id="IMark65573960"/><text:alphabetical-index-mark-start text:id="IMark65484312"/><text:alphabetical-index-mark-start text:id="IMark40084904"/><text:alphabetical-index-mark-start text:id="IMark52372120"/><text:alphabetical-index-mark-start text:id="IMark65726264"/><text:alphabetical-index-mark-start text:id="IMark66034088"/><text:alphabetical-index-mark-start text:id="IMark64321672"/><text:alphabetical-index-mark-start text:id="IMark62178632"/><text:alphabetical-index-mark-start text:id="IMark45987544"/><text:alphabetical-index-mark-start text:id="IMark62509432"/><text:alphabetical-index-mark-start text:id="IMark65676504"/><text:alphabetical-index-mark-start text:id="IMark64320440"/><text:alphabetical-index-mark-start text:id="IMark38484184"/>Orbit<text:alphabetical-index-mark-end text:id="IMark38484184"/><text:alphabetical-index-mark-end text:id="IMark64320440"/><text:alphabetical-index-mark-end text:id="IMark65676504"/><text:alphabetical-index-mark-end text:id="IMark62509432"/>er<text:alphabetical-index-mark-end text:id="IMark45987544"/><text:alphabetical-index-mark-end text:id="IMark62178632"/><text:alphabetical-index-mark-end text:id="IMark64321672"/><text:alphabetical-index-mark-end text:id="IMark66034088"/><text:alphabetical-index-mark-end text:id="IMark65726264"/><text:alphabetical-index-mark-end text:id="IMark52372120"/><text:alphabetical-index-mark-end text:id="IMark40084904"/><text:alphabetical-index-mark-end text:id="IMark65484312"/><text:alphabetical-index-mark-end text:id="IMark65573960"/><text:alphabetical-index-mark-end text:id="IMark66980136"/> community of users and <text:alphabetical-index-mark-start text:id="IMark52823208"/><text:alphabetical-index-mark-start text:id="IMark61176440"/><text:alphabetical-index-mark-start text:id="IMark52397624"/><text:alphabetical-index-mark-start text:id="IMark52398952"/><text:alphabetical-index-mark-start text:id="IMark66165976"/><text:alphabetical-index-mark-start text:id="IMark66167304"/><text:alphabetical-index-mark-start text:id="IMark66541608"/>developer<text:alphabetical-index-mark-end text:id="IMark66541608"/><text:alphabetical-index-mark-end text:id="IMark66167304"/><text:alphabetical-index-mark-end text:id="IMark66165976"/><text:alphabetical-index-mark-end text:id="IMark52398952"/><text:alphabetical-index-mark-end text:id="IMark52397624"/><text:alphabetical-index-mark-end text:id="IMark61176440"/><text:alphabetical-index-mark-end text:id="IMark52823208"/>s.</text:p>
        </text:list-item>
      </text:list>
      <text:p text:style-name="P47"/>
      <text:p text:style-name="P47"/>
      <text:h text:style-name="P80" text:outline-level="1"><text:bookmark-start text:name="__RefHeading___Toc8815_1538881673"/><text:alphabetical-index-mark-start text:id="IMark65750632"/><text:alphabetical-index-mark-start text:id="IMark52941208"/><text:alphabetical-index-mark-start text:id="IMark52580216"/><text:alphabetical-index-mark-start text:id="IMark66980136"/><text:alphabetical-index-mark-start text:id="IMark65573960"/><text:alphabetical-index-mark-start text:id="IMark65484312"/><text:alphabetical-index-mark-start text:id="IMark40084904"/><text:alphabetical-index-mark-start text:id="IMark65634056"/><text:alphabetical-index-mark-start text:id="IMark52895672"/>License<text:alphabetical-index-mark-end text:id="IMark52895672"/><text:alphabetical-index-mark-end text:id="IMark65634056"/><text:alphabetical-index-mark-end text:id="IMark40084904"/><text:alphabetical-index-mark-end text:id="IMark65484312"/><text:alphabetical-index-mark-end text:id="IMark65573960"/><text:alphabetical-index-mark-end text:id="IMark66980136"/><text:alphabetical-index-mark-end text:id="IMark52580216"/><text:alphabetical-index-mark-end text:id="IMark52941208"/><text:alphabetical-index-mark-end text:id="IMark65750632"/> and <text:span text:style-name="T5">info for </text:span>contribut<text:span text:style-name="T5">ors</text:span><text:bookmark-end text:name="__RefHeading___Toc8815_1538881673"/></text:h>
      <text:p text:style-name="P48"/>
      <text:p text:style-name="P48">Please read the following <text:alphabetical-index-mark-start text:id="IMark65750632"/><text:alphabetical-index-mark-start text:id="IMark52941208"/><text:alphabetical-index-mark-start text:id="IMark52580216"/><text:alphabetical-index-mark-start text:id="IMark66980136"/><text:alphabetical-index-mark-start text:id="IMark65573960"/><text:alphabetical-index-mark-start text:id="IMark65484312"/>fil<text:alphabetical-index-mark-start text:id="IMark40084904"/><text:alphabetical-index-mark-start text:id="IMark65634056"/>e<text:alphabetical-index-mark-end text:id="IMark65484312"/><text:alphabetical-index-mark-end text:id="IMark65573960"/><text:alphabetical-index-mark-end text:id="IMark66980136"/><text:alphabetical-index-mark-end text:id="IMark52580216"/><text:alphabetical-index-mark-end text:id="IMark52941208"/><text:alphabetical-index-mark-end text:id="IMark65750632"/>s<text:alphabetical-index-mark-end text:id="IMark65634056"/><text:alphabetical-index-mark-end text:id="IMark40084904"/> included with this project:</text:p>
      <text:p text:style-name="P48"/>
      <text:list xml:id="list1199024910646974661" text:style-name="L2">
        <text:list-item>
          <text:p text:style-name="P50"><text:alphabetical-index-mark-start text:id="IMark52581352"/><text:alphabetical-index-mark-start text:id="IMark65520520"/><text:alphabetical-index-mark-start text:id="IMark65787704"/><text:alphabetical-index-mark-start text:id="IMark65634056"/><text:alphabetical-index-mark-start text:id="IMark40084904"/><text:alphabetical-index-mark-start text:id="IMark65750632"/><text:alphabetical-index-mark-start text:id="IMark52941208"/>README<text:alphabetical-index-mark-end text:id="IMark52941208"/><text:alphabetical-index-mark-end text:id="IMark65750632"/><text:alphabetical-index-mark-end text:id="IMark40084904"/><text:alphabetical-index-mark-end text:id="IMark65634056"/><text:alphabetical-index-mark-end text:id="IMark65787704"/><text:alphabetical-index-mark-end text:id="IMark65520520"/><text:alphabetical-index-mark-end text:id="IMark52581352"/>.md: contains info on <text:alphabetical-index-mark-start text:id="IMark52580216"/><text:alphabetical-index-mark-start text:id="IMark66980136"/><text:alphabetical-index-mark-start text:id="IMark65573960"/><text:alphabetical-index-mark-start text:id="IMark65484312"/><text:alphabetical-index-mark-start text:id="IMark52895672"/><text:alphabetical-index-mark-start text:id="IMark65293432"/>setting<text:alphabetical-index-mark-end text:id="IMark65293432"/><text:alphabetical-index-mark-end text:id="IMark52895672"/><text:alphabetical-index-mark-end text:id="IMark65484312"/><text:alphabetical-index-mark-end text:id="IMark65573960"/><text:alphabetical-index-mark-end text:id="IMark66980136"/><text:alphabetical-index-mark-end text:id="IMark52580216"/> up your <text:alphabetical-index-mark-start text:id="IMark65786440"/><text:alphabetical-index-mark-start text:id="IMark65901080"/><text:alphabetical-index-mark-start text:id="IMark64821032"/><text:alphabetical-index-mark-start text:id="IMark66063656"/><text:alphabetical-index-mark-start text:id="IMark52953704"/><text:alphabetical-index-mark-start text:id="IMark65635288"/><text:alphabetical-index-mark-start text:id="IMark65636616"/><text:alphabetical-index-mark-start text:id="IMark65637944"/><text:alphabetical-index-mark-start text:id="IMark66786824"/><text:alphabetical-index-mark-start text:id="IMark66788152"/>system<text:alphabetical-index-mark-end text:id="IMark66788152"/><text:alphabetical-index-mark-end text:id="IMark66786824"/><text:alphabetical-index-mark-end text:id="IMark65637944"/><text:alphabetical-index-mark-end text:id="IMark65636616"/><text:alphabetical-index-mark-end text:id="IMark65635288"/><text:alphabetical-index-mark-end text:id="IMark52953704"/><text:alphabetical-index-mark-end text:id="IMark66063656"/><text:alphabetical-index-mark-end text:id="IMark64821032"/><text:alphabetical-index-mark-end text:id="IMark65901080"/><text:alphabetical-index-mark-end text:id="IMark65786440"/> and <text:alphabetical-index-mark-start text:id="IMark65611560"/><text:alphabetical-index-mark-start text:id="IMark65542072"/><text:alphabetical-index-mark-start text:id="IMark65543400"/><text:alphabetical-index-mark-start text:id="IMark65371304"/><text:alphabetical-index-mark-start text:id="IMark65372632"/><text:alphabetical-index-mark-start text:id="IMark65375032"/><text:alphabetical-index-mark-start text:id="IMark65376360"/>install<text:alphabetical-index-mark-end text:id="IMark65376360"/><text:alphabetical-index-mark-end text:id="IMark65375032"/><text:alphabetical-index-mark-end text:id="IMark65372632"/><text:alphabetical-index-mark-end text:id="IMark65371304"/><text:alphabetical-index-mark-end text:id="IMark65543400"/><text:alphabetical-index-mark-end text:id="IMark65542072"/><text:alphabetical-index-mark-end text:id="IMark65611560"/>ing the <text:alphabetical-index-mark-start text:id="IMark61139320"/><text:alphabetical-index-mark-start text:id="IMark61140552"/><text:alphabetical-index-mark-start text:id="IMark61141880"/><text:alphabetical-index-mark-start text:id="IMark61142296"/><text:alphabetical-index-mark-start text:id="IMark67015704"/><text:alphabetical-index-mark-start text:id="IMark52824072"/>fil<text:alphabetical-index-mark-start text:id="IMark66917400"/><text:alphabetical-index-mark-start text:id="IMark65725832"/>e<text:alphabetical-index-mark-end text:id="IMark52824072"/><text:alphabetical-index-mark-end text:id="IMark67015704"/><text:alphabetical-index-mark-end text:id="IMark61142296"/><text:alphabetical-index-mark-end text:id="IMark61141880"/><text:alphabetical-index-mark-end text:id="IMark61140552"/><text:alphabetical-index-mark-end text:id="IMark61139320"/>s<text:alphabetical-index-mark-end text:id="IMark65725832"/><text:alphabetical-index-mark-end text:id="IMark66917400"/> <text:span text:style-name="T8">related to this module</text:span>.</text:p>
          <text:p text:style-name="P50"/>
        </text:list-item>
        <text:list-item>
          <text:p text:style-name="P50"><text:alphabetical-index-mark-start text:id="IMark65786440"/><text:alphabetical-index-mark-start text:id="IMark40084904"/><text:alphabetical-index-mark-start text:id="IMark64442680"/><text:alphabetical-index-mark-start text:id="IMark65648552"/><text:alphabetical-index-mark-start text:id="IMark65932072"/><text:alphabetical-index-mark-start text:id="IMark65750632"/><text:alphabetical-index-mark-start text:id="IMark52895672"/>CONTRIBUTING<text:alphabetical-index-mark-end text:id="IMark52895672"/><text:alphabetical-index-mark-end text:id="IMark65750632"/><text:alphabetical-index-mark-end text:id="IMark65932072"/><text:alphabetical-index-mark-end text:id="IMark65648552"/><text:alphabetical-index-mark-end text:id="IMark64442680"/><text:alphabetical-index-mark-end text:id="IMark40084904"/><text:alphabetical-index-mark-end text:id="IMark65786440"/>.md: if you wan to <text:alphabetical-index-mark-start text:id="IMark65293432"/><text:alphabetical-index-mark-start text:id="IMark65520520"/><text:alphabetical-index-mark-start text:id="IMark65787704"/><text:alphabetical-index-mark-start text:id="IMark65634056"/><text:alphabetical-index-mark-start text:id="IMark66502440"/><text:alphabetical-index-mark-start text:id="IMark62510696"/>contribute<text:alphabetical-index-mark-end text:id="IMark62510696"/><text:alphabetical-index-mark-end text:id="IMark66502440"/><text:alphabetical-index-mark-end text:id="IMark65634056"/><text:alphabetical-index-mark-end text:id="IMark65787704"/><text:alphabetical-index-mark-end text:id="IMark65520520"/><text:alphabetical-index-mark-end text:id="IMark65293432"/> to this project.</text:p>
          <text:p text:style-name="P50"/>
        </text:list-item>
        <text:list-item>
          <text:p text:style-name="P51"><text:alphabetical-index-mark-start text:id="IMark65901080"/><text:alphabetical-index-mark-start text:id="IMark65520520"/><text:alphabetical-index-mark-start text:id="IMark65293432"/><text:alphabetical-index-mark-start text:id="IMark65787704"/><text:alphabetical-index-mark-start text:id="IMark65634056"/><text:alphabetical-index-mark-start text:id="IMark65786440"/><text:alphabetical-index-mark-start text:id="IMark40084904"/>COPYING<text:alphabetical-index-mark-end text:id="IMark40084904"/><text:alphabetical-index-mark-end text:id="IMark65786440"/><text:alphabetical-index-mark-end text:id="IMark65634056"/><text:alphabetical-index-mark-end text:id="IMark65787704"/><text:alphabetical-index-mark-end text:id="IMark65293432"/><text:alphabetical-index-mark-end text:id="IMark65520520"/><text:alphabetical-index-mark-end text:id="IMark65901080"/>: for <text:alphabetical-index-mark-start text:id="IMark64442680"/><text:alphabetical-index-mark-start text:id="IMark65750632"/><text:alphabetical-index-mark-start text:id="IMark52941208"/><text:alphabetical-index-mark-start text:id="IMark66118760"/><text:alphabetical-index-mark-start text:id="IMark52824072"/><text:alphabetical-index-mark-start text:id="IMark52855080"/><text:alphabetical-index-mark-start text:id="IMark66010616"/><text:alphabetical-index-mark-start text:id="IMark66915704"/><text:alphabetical-index-mark-start text:id="IMark65541592"/>license<text:alphabetical-index-mark-end text:id="IMark65541592"/><text:alphabetical-index-mark-end text:id="IMark66915704"/><text:alphabetical-index-mark-end text:id="IMark66010616"/><text:alphabetical-index-mark-end text:id="IMark52855080"/><text:alphabetical-index-mark-end text:id="IMark52824072"/><text:alphabetical-index-mark-end text:id="IMark66118760"/><text:alphabetical-index-mark-end text:id="IMark52941208"/><text:alphabetical-index-mark-end text:id="IMark65750632"/><text:alphabetical-index-mark-end text:id="IMark64442680"/> in<text:alphabetical-index-mark-start text:id="IMark65541688"/><text:alphabetical-index-mark-start text:id="IMark65636040"/><text:alphabetical-index-mark-start text:id="IMark65637560"/><text:alphabetical-index-mark-start text:id="IMark61141304"/><text:alphabetical-index-mark-start text:id="IMark65373336"/><text:alphabetical-index-mark-start text:id="IMark52954456"/><text:alphabetical-index-mark-start text:id="IMark38472952"/>format<text:alphabetical-index-mark-end text:id="IMark38472952"/><text:alphabetical-index-mark-end text:id="IMark52954456"/><text:alphabetical-index-mark-end text:id="IMark65373336"/><text:alphabetical-index-mark-end text:id="IMark61141304"/><text:alphabetical-index-mark-end text:id="IMark65637560"/><text:alphabetical-index-mark-end text:id="IMark65636040"/><text:alphabetical-index-mark-end text:id="IMark65541688"/>ion.</text:p>
          <text:p text:style-name="P51"/>
        </text:list-item>
        <text:list-item>
          <text:p text:style-name="P52">Also note that this <text:alphabetical-index-mark-start text:id="IMark66504984"/><text:alphabetical-index-mark-start text:id="IMark65636040"/>MFD<text:alphabetical-index-mark-end text:id="IMark65636040"/><text:alphabetical-index-mark-end text:id="IMark66504984"/> would work only in conjunction with <text:alphabetical-index-mark-start text:id="IMark64442680"/><text:alphabetical-index-mark-start text:id="IMark65750632"/>DGIIIAI<text:alphabetical-index-mark-end text:id="IMark65750632"/><text:alphabetical-index-mark-end text:id="IMark64442680"/> or a ship d<text:alphabetical-index-mark-start text:id="IMark52941208"/><text:alphabetical-index-mark-start text:id="IMark66118760"/>es<text:alphabetical-index-mark-end text:id="IMark66118760"/><text:alphabetical-index-mark-end text:id="IMark52941208"/>igned around a compatible AI <text:alphabetical-index-mark-start text:id="IMark65901080"/><text:alphabetical-index-mark-start text:id="IMark65520520"/>system<text:alphabetical-index-mark-end text:id="IMark65520520"/><text:alphabetical-index-mark-end text:id="IMark65901080"/>. It is not intended for use with any <text:span text:style-name="T37">other </text:span>sort of OSFS ship.</text:p>
        </text:list-item>
      </text:list>
      <text:p text:style-name="P7"/>
      <text:p text:style-name="P7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81" text:outline-level="1">Table of Contents</text:h>
          </text:index-title>
          <text:p text:style-name="P75"><text:a xlink:type="simple" xlink:href="#__RefHeading___Toc72751_673741182" text:style-name="Index_20_Link" text:visited-style-name="Index_20_Link"><text:span text:style-name="Index_20_Link"/></text:a></text:p>
          <text:p text:style-name="P75"><text:a xlink:type="simple" xlink:href="#__RefHeading___Toc72751_673741182" text:style-name="Index_20_Link" text:visited-style-name="Index_20_Link">Abstract<text:tab/>1</text:a></text:p>
          <text:p text:style-name="P75"><text:a xlink:type="simple" xlink:href="#__RefHeading___Toc72753_673741182" text:style-name="Index_20_Link" text:visited-style-name="Index_20_Link">Keywords<text:tab/>1</text:a></text:p>
          <text:p text:style-name="P75"><text:a xlink:type="simple" xlink:href="#__RefHeading___Toc6463_1483239106" text:style-name="Index_20_Link" text:visited-style-name="Index_20_Link">Acknowledgements<text:tab/>2</text:a></text:p>
          <text:p text:style-name="P75"><text:alphabetical-index-mark-start text:id="IMark65573960"/><text:a xlink:type="simple" xlink:href="#__RefHeading___Toc8815_1538881673" text:style-name="Index_20_Link" text:visited-style-name="Index_20_Link">License</text:a><text:alphabetical-index-mark-end text:id="IMark65573960"/><text:a xlink:type="simple" xlink:href="#__RefHeading___Toc8815_1538881673" text:style-name="Index_20_Link" text:visited-style-name="Index_20_Link"> and info for contributors<text:tab/>2</text:a></text:p>
          <text:p text:style-name="P75"><text:a xlink:type="simple" xlink:href="#__RefHeading___Toc72862_673741182" text:style-name="Index_20_Link" text:visited-style-name="Index_20_Link">1. Introduction<text:tab/>5</text:a></text:p>
          <text:p text:style-name="P75"><text:a xlink:type="simple" xlink:href="#__RefHeading___Toc72864_673741182" text:style-name="Index_20_Link" text:visited-style-name="Index_20_Link">2. Conventions, caveats and base conditions of development<text:tab/>6</text:a></text:p>
          <text:p text:style-name="P75"><text:a xlink:type="simple" xlink:href="#__RefHeading___Toc72866_673741182" text:style-name="Index_20_Link" text:visited-style-name="Index_20_Link">3. Development<text:tab/>7</text:a></text:p>
          <text:p text:style-name="P75"><text:a xlink:type="simple" xlink:href="#__RefHeading___Toc1655_964193841" text:style-name="Index_20_Link" text:visited-style-name="Index_20_Link">3.1. Use of </text:a><text:alphabetical-index-mark-start text:id="IMark65750632"/><text:alphabetical-index-mark-start text:id="IMark66980136"/><text:a xlink:type="simple" xlink:href="#__RefHeading___Toc1655_964193841" text:style-name="Index_20_Link" text:visited-style-name="Index_20_Link">SQLC</text:a><text:alphabetical-index-mark-end text:id="IMark66980136"/><text:alphabetical-index-mark-end text:id="IMark65750632"/><text:a xlink:type="simple" xlink:href="#__RefHeading___Toc1655_964193841" text:style-name="Index_20_Link" text:visited-style-name="Index_20_Link"> with any RDBMS.<text:tab/>7</text:a></text:p>
          <text:p text:style-name="P75"><text:a xlink:type="simple" xlink:href="#__RefHeading___Toc1657_964193841" text:style-name="Index_20_Link" text:visited-style-name="Index_20_Link">3.2. Use of </text:a><text:alphabetical-index-mark-start text:id="IMark52895672"/><text:alphabetical-index-mark-start text:id="IMark52581352"/><text:a xlink:type="simple" xlink:href="#__RefHeading___Toc1657_964193841" text:style-name="Index_20_Link" text:visited-style-name="Index_20_Link">SQLC</text:a><text:alphabetical-index-mark-end text:id="IMark52581352"/><text:alphabetical-index-mark-end text:id="IMark52895672"/><text:a xlink:type="simple" xlink:href="#__RefHeading___Toc1657_964193841" text:style-name="Index_20_Link" text:visited-style-name="Index_20_Link"> with other </text:a><text:alphabetical-index-mark-start text:id="IMark66261192"/><text:a xlink:type="simple" xlink:href="#__RefHeading___Toc1657_964193841" text:style-name="Index_20_Link" text:visited-style-name="Index_20_Link">SQL</text:a><text:alphabetical-index-mark-end text:id="IMark66261192"/><text:a xlink:type="simple" xlink:href="#__RefHeading___Toc1657_964193841" text:style-name="Index_20_Link" text:visited-style-name="Index_20_Link"> compatible </text:a><text:alphabetical-index-mark-start text:id="IMark66504984"/><text:a xlink:type="simple" xlink:href="#__RefHeading___Toc1657_964193841" text:style-name="Index_20_Link" text:visited-style-name="Index_20_Link">MFD</text:a><text:alphabetical-index-mark-end text:id="IMark66504984"/><text:a xlink:type="simple" xlink:href="#__RefHeading___Toc1657_964193841" text:style-name="Index_20_Link" text:visited-style-name="Index_20_Link"> modul</text:a><text:alphabetical-index-mark-start text:id="IMark52580216"/><text:a xlink:type="simple" xlink:href="#__RefHeading___Toc1657_964193841" text:style-name="Index_20_Link" text:visited-style-name="Index_20_Link">es</text:a><text:alphabetical-index-mark-end text:id="IMark52580216"/><text:a xlink:type="simple" xlink:href="#__RefHeading___Toc1657_964193841" text:style-name="Index_20_Link" text:visited-style-name="Index_20_Link">.<text:tab/>7</text:a></text:p>
          <text:p text:style-name="P75"><text:a xlink:type="simple" xlink:href="#__RefHeading___Toc1659_964193841" text:style-name="Index_20_Link" text:visited-style-name="Index_20_Link">3.3. Additional </text:a><text:alphabetical-index-mark-start text:id="IMark52895672"/><text:a xlink:type="simple" xlink:href="#__RefHeading___Toc1659_964193841" text:style-name="Index_20_Link" text:visited-style-name="Index_20_Link">AIE</text:a><text:alphabetical-index-mark-end text:id="IMark52895672"/><text:a xlink:type="simple" xlink:href="#__RefHeading___Toc1659_964193841" text:style-name="Index_20_Link" text:visited-style-name="Index_20_Link"> </text:a><text:alphabetical-index-mark-start text:id="IMark64442680"/><text:a xlink:type="simple" xlink:href="#__RefHeading___Toc1659_964193841" text:style-name="Index_20_Link" text:visited-style-name="Index_20_Link">function</text:a><text:alphabetical-index-mark-end text:id="IMark64442680"/><text:a xlink:type="simple" xlink:href="#__RefHeading___Toc1659_964193841" text:style-name="Index_20_Link" text:visited-style-name="Index_20_Link">s for </text:a><text:alphabetical-index-mark-start text:id="IMark65484312"/><text:alphabetical-index-mark-start text:id="IMark65293432"/><text:a xlink:type="simple" xlink:href="#__RefHeading___Toc1659_964193841" text:style-name="Index_20_Link" text:visited-style-name="Index_20_Link">SQLC</text:a><text:alphabetical-index-mark-end text:id="IMark65293432"/><text:alphabetical-index-mark-end text:id="IMark65484312"/><text:a xlink:type="simple" xlink:href="#__RefHeading___Toc1659_964193841" text:style-name="Index_20_Link" text:visited-style-name="Index_20_Link">.<text:tab/>8</text:a></text:p>
          <text:p text:style-name="P75"><text:a xlink:type="simple" xlink:href="#__RefHeading___Toc72868_673741182" text:style-name="Index_20_Link" text:visited-style-name="Index_20_Link">4. </text:a><text:alphabetical-index-mark-start text:id="IMark66504984"/><text:a xlink:type="simple" xlink:href="#__RefHeading___Toc72868_673741182" text:style-name="Index_20_Link" text:visited-style-name="Index_20_Link">Expert</text:a><text:alphabetical-index-mark-end text:id="IMark66504984"/><text:a xlink:type="simple" xlink:href="#__RefHeading___Toc72868_673741182" text:style-name="Index_20_Link" text:visited-style-name="Index_20_Link"> </text:a><text:alphabetical-index-mark-start text:id="IMark65573960"/><text:a xlink:type="simple" xlink:href="#__RefHeading___Toc72868_673741182" text:style-name="Index_20_Link" text:visited-style-name="Index_20_Link">system</text:a><text:alphabetical-index-mark-end text:id="IMark65573960"/><text:a xlink:type="simple" xlink:href="#__RefHeading___Toc72868_673741182" text:style-name="Index_20_Link" text:visited-style-name="Index_20_Link"><text:tab/>9</text:a></text:p>
          <text:p text:style-name="P75"><text:a xlink:type="simple" xlink:href="#__RefHeading___Toc72870_673741182" text:style-name="Index_20_Link" text:visited-style-name="Index_20_Link">5. Use<text:tab/>10</text:a></text:p>
          <text:p text:style-name="P75"><text:a xlink:type="simple" xlink:href="#__RefHeading___Toc1073_964193841" text:style-name="Index_20_Link" text:visited-style-name="Index_20_Link">5.1. Installation<text:tab/>10</text:a></text:p>
          <text:p text:style-name="P75"><text:a xlink:type="simple" xlink:href="#__RefHeading___Toc1075_964193841" text:style-name="Index_20_Link" text:visited-style-name="Index_20_Link">5.2. </text:a><text:alphabetical-index-mark-start text:id="IMark66980136"/><text:a xlink:type="simple" xlink:href="#__RefHeading___Toc1075_964193841" text:style-name="Index_20_Link" text:visited-style-name="Index_20_Link">Function</text:a><text:alphabetical-index-mark-end text:id="IMark66980136"/><text:a xlink:type="simple" xlink:href="#__RefHeading___Toc1075_964193841" text:style-name="Index_20_Link" text:visited-style-name="Index_20_Link">s<text:tab/>10</text:a></text:p>
          <text:p text:style-name="P75"><text:a xlink:type="simple" xlink:href="#__RefHeading___Toc1077_964193841" text:style-name="Index_20_Link" text:visited-style-name="Index_20_Link">5.2.1. [</text:a><text:alphabetical-index-mark-start text:id="IMark65520520"/><text:a xlink:type="simple" xlink:href="#__RefHeading___Toc1077_964193841" text:style-name="Index_20_Link" text:visited-style-name="Index_20_Link">DB</text:a><text:alphabetical-index-mark-end text:id="IMark65520520"/><text:a xlink:type="simple" xlink:href="#__RefHeading___Toc1077_964193841" text:style-name="Index_20_Link" text:visited-style-name="Index_20_Link">]<text:tab/>10</text:a></text:p>
          <text:p text:style-name="P75"><text:a xlink:type="simple" xlink:href="#__RefHeading___Toc1079_964193841" text:style-name="Index_20_Link" text:visited-style-name="Index_20_Link">5.2.2. [</text:a><text:alphabetical-index-mark-start text:id="IMark52581352"/><text:a xlink:type="simple" xlink:href="#__RefHeading___Toc1079_964193841" text:style-name="Index_20_Link" text:visited-style-name="Index_20_Link">CON</text:a><text:alphabetical-index-mark-end text:id="IMark52581352"/><text:a xlink:type="simple" xlink:href="#__RefHeading___Toc1079_964193841" text:style-name="Index_20_Link" text:visited-style-name="Index_20_Link">]<text:tab/>10</text:a></text:p>
          <text:p text:style-name="P75"><text:a xlink:type="simple" xlink:href="#__RefHeading___Toc1081_964193841" text:style-name="Index_20_Link" text:visited-style-name="Index_20_Link">5.2.3. [</text:a><text:alphabetical-index-mark-start text:id="IMark64442680"/><text:a xlink:type="simple" xlink:href="#__RefHeading___Toc1081_964193841" text:style-name="Index_20_Link" text:visited-style-name="Index_20_Link">DIS</text:a><text:alphabetical-index-mark-end text:id="IMark64442680"/><text:a xlink:type="simple" xlink:href="#__RefHeading___Toc1081_964193841" text:style-name="Index_20_Link" text:visited-style-name="Index_20_Link">]<text:tab/>10</text:a></text:p>
          <text:p text:style-name="P75"><text:a xlink:type="simple" xlink:href="#__RefHeading___Toc1083_964193841" text:style-name="Index_20_Link" text:visited-style-name="Index_20_Link">5.2.4. [</text:a><text:alphabetical-index-mark-start text:id="IMark65750632"/><text:a xlink:type="simple" xlink:href="#__RefHeading___Toc1083_964193841" text:style-name="Index_20_Link" text:visited-style-name="Index_20_Link">SQL</text:a><text:alphabetical-index-mark-end text:id="IMark65750632"/><text:a xlink:type="simple" xlink:href="#__RefHeading___Toc1083_964193841" text:style-name="Index_20_Link" text:visited-style-name="Index_20_Link">]<text:tab/>11</text:a></text:p>
          <text:p text:style-name="P75"><text:a xlink:type="simple" xlink:href="#__RefHeading___Toc1085_964193841" text:style-name="Index_20_Link" text:visited-style-name="Index_20_Link">5.2.5. [</text:a><text:alphabetical-index-mark-start text:id="IMark66261192"/><text:a xlink:type="simple" xlink:href="#__RefHeading___Toc1085_964193841" text:style-name="Index_20_Link" text:visited-style-name="Index_20_Link">MON</text:a><text:alphabetical-index-mark-end text:id="IMark66261192"/><text:a xlink:type="simple" xlink:href="#__RefHeading___Toc1085_964193841" text:style-name="Index_20_Link" text:visited-style-name="Index_20_Link">]<text:tab/>11</text:a></text:p>
          <text:p text:style-name="P75"><text:a xlink:type="simple" xlink:href="#__RefHeading___Toc1087_964193841" text:style-name="Index_20_Link" text:visited-style-name="Index_20_Link">5.2.6. [</text:a><text:alphabetical-index-mark-start text:id="IMark40084904"/><text:a xlink:type="simple" xlink:href="#__RefHeading___Toc1087_964193841" text:style-name="Index_20_Link" text:visited-style-name="Index_20_Link">MOF</text:a><text:alphabetical-index-mark-end text:id="IMark40084904"/><text:a xlink:type="simple" xlink:href="#__RefHeading___Toc1087_964193841" text:style-name="Index_20_Link" text:visited-style-name="Index_20_Link">]<text:tab/>11</text:a></text:p>
          <text:p text:style-name="P75"><text:a xlink:type="simple" xlink:href="#__RefHeading___Toc1089_964193841" text:style-name="Index_20_Link" text:visited-style-name="Index_20_Link">5.2.7. [</text:a><text:alphabetical-index-mark-start text:id="IMark65648552"/><text:a xlink:type="simple" xlink:href="#__RefHeading___Toc1089_964193841" text:style-name="Index_20_Link" text:visited-style-name="Index_20_Link">PON</text:a><text:alphabetical-index-mark-end text:id="IMark65648552"/><text:a xlink:type="simple" xlink:href="#__RefHeading___Toc1089_964193841" text:style-name="Index_20_Link" text:visited-style-name="Index_20_Link">]<text:tab/>11</text:a></text:p>
          <text:p text:style-name="P75"><text:a xlink:type="simple" xlink:href="#__RefHeading___Toc1091_964193841" text:style-name="Index_20_Link" text:visited-style-name="Index_20_Link">5.2.8. [</text:a><text:alphabetical-index-mark-start text:id="IMark65573960"/><text:a xlink:type="simple" xlink:href="#__RefHeading___Toc1091_964193841" text:style-name="Index_20_Link" text:visited-style-name="Index_20_Link">POF</text:a><text:alphabetical-index-mark-end text:id="IMark65573960"/><text:a xlink:type="simple" xlink:href="#__RefHeading___Toc1091_964193841" text:style-name="Index_20_Link" text:visited-style-name="Index_20_Link">]<text:tab/>12</text:a></text:p>
          <text:p text:style-name="P75"><text:a xlink:type="simple" xlink:href="#__RefHeading___Toc1093_964193841" text:style-name="Index_20_Link" text:visited-style-name="Index_20_Link">5.2.9. [</text:a><text:alphabetical-index-mark-start text:id="IMark52580216"/><text:a xlink:type="simple" xlink:href="#__RefHeading___Toc1093_964193841" text:style-name="Index_20_Link" text:visited-style-name="Index_20_Link">ITM</text:a><text:alphabetical-index-mark-end text:id="IMark52580216"/><text:a xlink:type="simple" xlink:href="#__RefHeading___Toc1093_964193841" text:style-name="Index_20_Link" text:visited-style-name="Index_20_Link">]<text:tab/>12</text:a></text:p>
          <text:p text:style-name="P75"><text:a xlink:type="simple" xlink:href="#__RefHeading___Toc1095_964193841" text:style-name="Index_20_Link" text:visited-style-name="Index_20_Link">5.2.10. [</text:a><text:alphabetical-index-mark-start text:id="IMark65293432"/><text:a xlink:type="simple" xlink:href="#__RefHeading___Toc1095_964193841" text:style-name="Index_20_Link" text:visited-style-name="Index_20_Link">VAL</text:a><text:alphabetical-index-mark-end text:id="IMark65293432"/><text:a xlink:type="simple" xlink:href="#__RefHeading___Toc1095_964193841" text:style-name="Index_20_Link" text:visited-style-name="Index_20_Link">]<text:tab/>12</text:a></text:p>
          <text:p text:style-name="P75"><text:a xlink:type="simple" xlink:href="#__RefHeading___Toc1097_964193841" text:style-name="Index_20_Link" text:visited-style-name="Index_20_Link">5.2.11. [</text:a><text:alphabetical-index-mark-start text:id="IMark38473896"/><text:a xlink:type="simple" xlink:href="#__RefHeading___Toc1097_964193841" text:style-name="Index_20_Link" text:visited-style-name="Index_20_Link">EXE</text:a><text:alphabetical-index-mark-end text:id="IMark38473896"/><text:a xlink:type="simple" xlink:href="#__RefHeading___Toc1097_964193841" text:style-name="Index_20_Link" text:visited-style-name="Index_20_Link">]<text:tab/>13</text:a></text:p>
          <text:p text:style-name="P75"><text:a xlink:type="simple" xlink:href="#__RefHeading___Toc1099_964193841" text:style-name="Index_20_Link" text:visited-style-name="Index_20_Link">5.3. </text:a><text:alphabetical-index-mark-start text:id="IMark66504984"/><text:a xlink:type="simple" xlink:href="#__RefHeading___Toc1099_964193841" text:style-name="Index_20_Link" text:visited-style-name="Index_20_Link">Procedur</text:a><text:alphabetical-index-mark-start text:id="IMark64442680"/><text:a xlink:type="simple" xlink:href="#__RefHeading___Toc1099_964193841" text:style-name="Index_20_Link" text:visited-style-name="Index_20_Link">e</text:a><text:alphabetical-index-mark-end text:id="IMark66504984"/><text:a xlink:type="simple" xlink:href="#__RefHeading___Toc1099_964193841" text:style-name="Index_20_Link" text:visited-style-name="Index_20_Link">s</text:a><text:alphabetical-index-mark-end text:id="IMark64442680"/><text:a xlink:type="simple" xlink:href="#__RefHeading___Toc1099_964193841" text:style-name="Index_20_Link" text:visited-style-name="Index_20_Link"><text:tab/>13</text:a></text:p>
          <text:p text:style-name="P75"><text:a xlink:type="simple" xlink:href="#__RefHeading___Toc1101_964193841" text:style-name="Index_20_Link" text:visited-style-name="Index_20_Link">5.3.1. </text:a><text:alphabetical-index-mark-start text:id="IMark52941208"/><text:a xlink:type="simple" xlink:href="#__RefHeading___Toc1101_964193841" text:style-name="Index_20_Link" text:visited-style-name="Index_20_Link">Connect</text:a><text:alphabetical-index-mark-end text:id="IMark52941208"/><text:a xlink:type="simple" xlink:href="#__RefHeading___Toc1101_964193841" text:style-name="Index_20_Link" text:visited-style-name="Index_20_Link"> to a database.<text:tab/>13</text:a></text:p>
          <text:p text:style-name="P75"><text:soft-page-break/><text:a xlink:type="simple" xlink:href="#__RefHeading___Toc1103_964193841" text:style-name="Index_20_Link" text:visited-style-name="Index_20_Link">5.3.2. </text:a><text:alphabetical-index-mark-start text:id="IMark52895672"/><text:a xlink:type="simple" xlink:href="#__RefHeading___Toc1103_964193841" text:style-name="Index_20_Link" text:visited-style-name="Index_20_Link">Dis</text:a><text:alphabetical-index-mark-start text:id="IMark65293432"/><text:a xlink:type="simple" xlink:href="#__RefHeading___Toc1103_964193841" text:style-name="Index_20_Link" text:visited-style-name="Index_20_Link">connect</text:a><text:alphabetical-index-mark-end text:id="IMark65293432"/><text:alphabetical-index-mark-end text:id="IMark52895672"/><text:a xlink:type="simple" xlink:href="#__RefHeading___Toc1103_964193841" text:style-name="Index_20_Link" text:visited-style-name="Index_20_Link"><text:tab/>14</text:a></text:p>
          <text:p text:style-name="P75"><text:a xlink:type="simple" xlink:href="#__RefHeading___Toc1105_964193841" text:style-name="Index_20_Link" text:visited-style-name="Index_20_Link">5.3.3. </text:a><text:alphabetical-index-mark-start text:id="IMark38473896"/><text:a xlink:type="simple" xlink:href="#__RefHeading___Toc1105_964193841" text:style-name="Index_20_Link" text:visited-style-name="Index_20_Link">Send</text:a><text:alphabetical-index-mark-end text:id="IMark38473896"/><text:a xlink:type="simple" xlink:href="#__RefHeading___Toc1105_964193841" text:style-name="Index_20_Link" text:visited-style-name="Index_20_Link"> a raw </text:a><text:alphabetical-index-mark-start text:id="IMark65372248"/><text:a xlink:type="simple" xlink:href="#__RefHeading___Toc1105_964193841" text:style-name="Index_20_Link" text:visited-style-name="Index_20_Link">SQL</text:a><text:alphabetical-index-mark-end text:id="IMark65372248"/><text:a xlink:type="simple" xlink:href="#__RefHeading___Toc1105_964193841" text:style-name="Index_20_Link" text:visited-style-name="Index_20_Link"> query<text:tab/>15</text:a></text:p>
          <text:p text:style-name="P75"><text:a xlink:type="simple" xlink:href="#__RefHeading___Toc3402_1164564522" text:style-name="Index_20_Link" text:visited-style-name="Index_20_Link">5.3.4. Activate a mode using [</text:a><text:alphabetical-index-mark-start text:id="IMark65573960"/><text:a xlink:type="simple" xlink:href="#__RefHeading___Toc3402_1164564522" text:style-name="Index_20_Link" text:visited-style-name="Index_20_Link">MON</text:a><text:alphabetical-index-mark-end text:id="IMark65573960"/><text:a xlink:type="simple" xlink:href="#__RefHeading___Toc3402_1164564522" text:style-name="Index_20_Link" text:visited-style-name="Index_20_Link">].<text:tab/>15</text:a></text:p>
          <text:p text:style-name="P75"><text:a xlink:type="simple" xlink:href="#__RefHeading___Toc3432_1164564522" text:style-name="Index_20_Link" text:visited-style-name="Index_20_Link">5.3.5. Deactivate a mode using [</text:a><text:alphabetical-index-mark-start text:id="IMark66118760"/><text:a xlink:type="simple" xlink:href="#__RefHeading___Toc3432_1164564522" text:style-name="Index_20_Link" text:visited-style-name="Index_20_Link">MOF</text:a><text:alphabetical-index-mark-end text:id="IMark66118760"/><text:a xlink:type="simple" xlink:href="#__RefHeading___Toc3432_1164564522" text:style-name="Index_20_Link" text:visited-style-name="Index_20_Link">].<text:tab/>16</text:a></text:p>
          <text:p text:style-name="P75"><text:a xlink:type="simple" xlink:href="#__RefHeading___Toc3434_1164564522" text:style-name="Index_20_Link" text:visited-style-name="Index_20_Link">5.3.6. Load an AI </text:a><text:alphabetical-index-mark-start text:id="IMark66504984"/><text:a xlink:type="simple" xlink:href="#__RefHeading___Toc3434_1164564522" text:style-name="Index_20_Link" text:visited-style-name="Index_20_Link">program</text:a><text:alphabetical-index-mark-end text:id="IMark66504984"/><text:a xlink:type="simple" xlink:href="#__RefHeading___Toc3434_1164564522" text:style-name="Index_20_Link" text:visited-style-name="Index_20_Link"> to </text:a><text:a xlink:type="simple" xlink:href="#__RefHeading___Toc3434_1164564522" text:style-name="Index_20_Link" text:visited-style-name="Index_20_Link"><text:span text:style-name="T41">sde_rul</text:span></text:a><text:alphabetical-index-mark-start text:id="IMark65750632"/><text:a xlink:type="simple" xlink:href="#__RefHeading___Toc3434_1164564522" text:style-name="Index_20_Link" text:visited-style-name="Index_20_Link"><text:span text:style-name="T41">es</text:span></text:a><text:alphabetical-index-mark-end text:id="IMark65750632"/><text:a xlink:type="simple" xlink:href="#__RefHeading___Toc3434_1164564522" text:style-name="Index_20_Link" text:visited-style-name="Index_20_Link"> using [</text:a><text:alphabetical-index-mark-start text:id="IMark40084904"/><text:a xlink:type="simple" xlink:href="#__RefHeading___Toc3434_1164564522" text:style-name="Index_20_Link" text:visited-style-name="Index_20_Link">PON</text:a><text:alphabetical-index-mark-end text:id="IMark40084904"/><text:a xlink:type="simple" xlink:href="#__RefHeading___Toc3434_1164564522" text:style-name="Index_20_Link" text:visited-style-name="Index_20_Link">].<text:tab/>16</text:a></text:p>
          <text:p text:style-name="P75"><text:a xlink:type="simple" xlink:href="#__RefHeading___Toc3436_1164564522" text:style-name="Index_20_Link" text:visited-style-name="Index_20_Link">5.3.7. Unload an AI </text:a><text:alphabetical-index-mark-start text:id="IMark52580216"/><text:a xlink:type="simple" xlink:href="#__RefHeading___Toc3436_1164564522" text:style-name="Index_20_Link" text:visited-style-name="Index_20_Link">program</text:a><text:alphabetical-index-mark-end text:id="IMark52580216"/><text:a xlink:type="simple" xlink:href="#__RefHeading___Toc3436_1164564522" text:style-name="Index_20_Link" text:visited-style-name="Index_20_Link"> from </text:a><text:a xlink:type="simple" xlink:href="#__RefHeading___Toc3436_1164564522" text:style-name="Index_20_Link" text:visited-style-name="Index_20_Link"><text:span text:style-name="T41">sde_rul</text:span></text:a><text:alphabetical-index-mark-start text:id="IMark66261192"/><text:a xlink:type="simple" xlink:href="#__RefHeading___Toc3436_1164564522" text:style-name="Index_20_Link" text:visited-style-name="Index_20_Link"><text:span text:style-name="T41">es</text:span></text:a><text:alphabetical-index-mark-end text:id="IMark66261192"/><text:a xlink:type="simple" xlink:href="#__RefHeading___Toc3436_1164564522" text:style-name="Index_20_Link" text:visited-style-name="Index_20_Link"> using [</text:a><text:alphabetical-index-mark-start text:id="IMark65484312"/><text:a xlink:type="simple" xlink:href="#__RefHeading___Toc3436_1164564522" text:style-name="Index_20_Link" text:visited-style-name="Index_20_Link">POF</text:a><text:alphabetical-index-mark-end text:id="IMark65484312"/><text:a xlink:type="simple" xlink:href="#__RefHeading___Toc3436_1164564522" text:style-name="Index_20_Link" text:visited-style-name="Index_20_Link">].<text:tab/>17</text:a></text:p>
          <text:p text:style-name="P75"><text:a xlink:type="simple" xlink:href="#__RefHeading___Toc3438_1164564522" text:style-name="Index_20_Link" text:visited-style-name="Index_20_Link">5.3.8. Alter a fact record’s </text:a><text:alphabetical-index-mark-start text:id="IMark52580216"/><text:a xlink:type="simple" xlink:href="#__RefHeading___Toc3438_1164564522" text:style-name="Index_20_Link" text:visited-style-name="Index_20_Link">Value</text:a><text:alphabetical-index-mark-end text:id="IMark52580216"/><text:a xlink:type="simple" xlink:href="#__RefHeading___Toc3438_1164564522" text:style-name="Index_20_Link" text:visited-style-name="Index_20_Link"> field in </text:a><text:a xlink:type="simple" xlink:href="#__RefHeading___Toc3438_1164564522" text:style-name="Index_20_Link" text:visited-style-name="Index_20_Link"><text:span text:style-name="T41">sde_facts.</text:span></text:a><text:a xlink:type="simple" xlink:href="#__RefHeading___Toc3438_1164564522" text:style-name="Index_20_Link" text:visited-style-name="Index_20_Link"><text:tab/>17</text:a></text:p>
          <text:p text:style-name="P75"><text:a xlink:type="simple" xlink:href="#__RefHeading___Toc72872_673741182" text:style-name="Index_20_Link" text:visited-style-name="Index_20_Link">6. Sourc</text:a><text:alphabetical-index-mark-start text:id="IMark52581352"/><text:a xlink:type="simple" xlink:href="#__RefHeading___Toc72872_673741182" text:style-name="Index_20_Link" text:visited-style-name="Index_20_Link">es</text:a><text:alphabetical-index-mark-end text:id="IMark52581352"/><text:a xlink:type="simple" xlink:href="#__RefHeading___Toc72872_673741182" text:style-name="Index_20_Link" text:visited-style-name="Index_20_Link"><text:tab/>19</text:a></text:p>
          <text:p text:style-name="P75"><text:a xlink:type="simple" xlink:href="#__RefHeading___Toc3404_1164564522" text:style-name="Index_20_Link" text:visited-style-name="Index_20_Link">7. Alphabetical Index<text:tab/>20</text:a></text:p>
        </text:index-body>
      </text:table-of-content>
      <text:p text:style-name="P7"/>
      <text:p text:style-name="P7"/>
      <text:h text:style-name="P81" text:outline-level="1"><text:bookmark-start text:name="__RefHeading___Toc72862_673741182"/>1. Introduction<text:bookmark-end text:name="__RefHeading___Toc72862_673741182"/></text:h>
      <text:p text:style-name="P8"/>
      <text:p text:style-name="P33"><text:alphabetical-index-mark-start text:id="IMark52941208"/><text:alphabetical-index-mark-start text:id="IMark65520520"/><text:alphabetical-index-mark-start text:id="IMark52580216"/><text:alphabetical-index-mark-start text:id="IMark64442680"/>SQLC<text:alphabetical-index-mark-end text:id="IMark64442680"/><text:alphabetical-index-mark-end text:id="IMark52580216"/><text:alphabetical-index-mark-end text:id="IMark65520520"/><text:alphabetical-index-mark-end text:id="IMark52941208"/> is an <text:alphabetical-index-mark-start text:id="IMark52581352"/><text:alphabetical-index-mark-start text:id="IMark66980136"/>MFD<text:alphabetical-index-mark-end text:id="IMark66980136"/><text:alphabetical-index-mark-end text:id="IMark52581352"/> module made specifically to serve as an interface between the OSFS user and the onboard <text:alphabetical-index-mark-start text:id="IMark40084904"/><text:alphabetical-index-mark-start text:id="IMark65426696"/>expert<text:alphabetical-index-mark-end text:id="IMark65426696"/><text:alphabetical-index-mark-end text:id="IMark40084904"/> <text:alphabetical-index-mark-start text:id="IMark66261192"/><text:alphabetical-index-mark-start text:id="IMark65573960"/>system<text:alphabetical-index-mark-end text:id="IMark65573960"/><text:alphabetical-index-mark-end text:id="IMark66261192"/> and artificial intelligence engine of the <text:alphabetical-index-mark-start text:id="IMark52895672"/><text:alphabetical-index-mark-start text:id="IMark65372248"/>DGIIIAI<text:alphabetical-index-mark-end text:id="IMark65372248"/><text:alphabetical-index-mark-end text:id="IMark52895672"/> ship.</text:p>
      <text:p text:style-name="P33"/>
      <text:p text:style-name="P34">It us<text:alphabetical-index-mark-start text:id="IMark66504984"/><text:alphabetical-index-mark-start text:id="IMark65484312"/>es<text:alphabetical-index-mark-end text:id="IMark65484312"/><text:alphabetical-index-mark-end text:id="IMark66504984"/> a limited number of buttons that allow to <text:alphabetical-index-mark-start text:id="IMark65648552"/><text:alphabetical-index-mark-start text:id="IMark38473896"/>connect<text:alphabetical-index-mark-end text:id="IMark38473896"/><text:alphabetical-index-mark-end text:id="IMark65648552"/> and <text:alphabetical-index-mark-start text:id="IMark66118760"/><text:alphabetical-index-mark-start text:id="IMark65372248"/>dis<text:alphabetical-index-mark-start text:id="IMark52895672"/><text:alphabetical-index-mark-start text:id="IMark66261192"/>connect<text:alphabetical-index-mark-end text:id="IMark66261192"/><text:alphabetical-index-mark-end text:id="IMark52895672"/><text:alphabetical-index-mark-end text:id="IMark65372248"/><text:alphabetical-index-mark-end text:id="IMark66118760"/> to a database, and operate with the <text:alphabetical-index-mark-start text:id="IMark65573960"/><text:alphabetical-index-mark-start text:id="IMark40084904"/>expert<text:alphabetical-index-mark-end text:id="IMark40084904"/><text:alphabetical-index-mark-end text:id="IMark65573960"/> <text:alphabetical-index-mark-start text:id="IMark65426696"/><text:alphabetical-index-mark-start text:id="IMark52581352"/>system<text:alphabetical-index-mark-end text:id="IMark52581352"/><text:alphabetical-index-mark-end text:id="IMark65426696"/> embedded into the code of <text:alphabetical-index-mark-start text:id="IMark66980136"/><text:alphabetical-index-mark-start text:id="IMark52941208"/>DGIIIAI<text:alphabetical-index-mark-end text:id="IMark52941208"/><text:alphabetical-index-mark-end text:id="IMark66980136"/>.</text:p>
      <text:p text:style-name="P34"/>
      <text:p text:style-name="P34">This <text:alphabetical-index-mark-start text:id="IMark65864920"/><text:alphabetical-index-mark-start text:id="IMark65750632"/>expert<text:alphabetical-index-mark-end text:id="IMark65750632"/><text:alphabetical-index-mark-end text:id="IMark65864920"/> <text:alphabetical-index-mark-start text:id="IMark65293432"/><text:alphabetical-index-mark-start text:id="IMark52941208"/>system<text:alphabetical-index-mark-end text:id="IMark52941208"/><text:alphabetical-index-mark-end text:id="IMark65293432"/> operat<text:alphabetical-index-mark-start text:id="IMark66980136"/><text:alphabetical-index-mark-start text:id="IMark65426696"/>es<text:alphabetical-index-mark-end text:id="IMark65426696"/><text:alphabetical-index-mark-end text:id="IMark66980136"/> <text:alphabetical-index-mark-start text:id="IMark52581352"/><text:alphabetical-index-mark-start text:id="IMark65573960"/>es<text:alphabetical-index-mark-end text:id="IMark65573960"/><text:alphabetical-index-mark-end text:id="IMark52581352"/>sentially based on facts characterized by a fact name <text:span text:style-name="T40">o</text:span>r <text:alphabetical-index-mark-start text:id="IMark40084904"/><text:alphabetical-index-mark-start text:id="IMark66118760"/><text:span text:style-name="T41">Item</text:span><text:alphabetical-index-mark-end text:id="IMark66118760"/><text:alphabetical-index-mark-end text:id="IMark40084904"/> field, and a <text:alphabetical-index-mark-start text:id="IMark65372248"/><text:alphabetical-index-mark-start text:id="IMark52895672"/><text:span text:style-name="T41">Value</text:span><text:alphabetical-index-mark-end text:id="IMark52895672"/><text:alphabetical-index-mark-end text:id="IMark65372248"/>. Each fact is contained in a record of a database table called <text:span text:style-name="T41">sde_facts</text:span>.</text:p>
      <text:p text:style-name="P34"/>
      <text:p text:style-name="P34">Operations take place of the <text:alphabetical-index-mark-start text:id="IMark64442680"/><text:alphabetical-index-mark-start text:id="IMark52580216"/><text:span text:style-name="T41">Value</text:span><text:alphabetical-index-mark-end text:id="IMark52580216"/><text:alphabetical-index-mark-end text:id="IMark64442680"/> field of each record based on data that the <text:alphabetical-index-mark-start text:id="IMark52581352"/><text:alphabetical-index-mark-start text:id="IMark65573960"/>Orb<text:span text:style-name="T38">i</text:span>ter<text:alphabetical-index-mark-end text:id="IMark65573960"/><text:alphabetical-index-mark-end text:id="IMark52581352"/> API <text:alphabetical-index-mark-start text:id="IMark66980136"/><text:alphabetical-index-mark-start text:id="IMark65426696"/>send<text:alphabetical-index-mark-end text:id="IMark65426696"/><text:alphabetical-index-mark-end text:id="IMark66980136"/>s to the <text:alphabetical-index-mark-start text:id="IMark65293432"/><text:alphabetical-index-mark-start text:id="IMark52941208"/>system<text:alphabetical-index-mark-end text:id="IMark52941208"/><text:alphabetical-index-mark-end text:id="IMark65293432"/>, <text:alphabetical-index-mark-start text:id="IMark65864920"/><text:alphabetical-index-mark-start text:id="IMark65750632"/>MFD<text:alphabetical-index-mark-end text:id="IMark65750632"/><text:alphabetical-index-mark-end text:id="IMark65864920"/> or module <text:alphabetical-index-mark-start text:id="IMark66261192"/><text:alphabetical-index-mark-start text:id="IMark40084904"/>input<text:alphabetical-index-mark-end text:id="IMark40084904"/><text:alphabetical-index-mark-end text:id="IMark66261192"/>, and the set of rul<text:alphabetical-index-mark-start text:id="IMark66118760"/><text:alphabetical-index-mark-start text:id="IMark65648552"/>es<text:alphabetical-index-mark-end text:id="IMark65648552"/><text:alphabetical-index-mark-end text:id="IMark66118760"/> that the <text:alphabetical-index-mark-start text:id="IMark65372248"/><text:alphabetical-index-mark-start text:id="IMark52895672"/>expert<text:alphabetical-index-mark-end text:id="IMark52895672"/><text:alphabetical-index-mark-end text:id="IMark65372248"/> <text:alphabetical-index-mark-start text:id="IMark38473896"/><text:alphabetical-index-mark-start text:id="IMark65484312"/>system<text:alphabetical-index-mark-end text:id="IMark65484312"/><text:alphabetical-index-mark-end text:id="IMark38473896"/> has. Those rul<text:alphabetical-index-mark-start text:id="IMark66504984"/><text:alphabetical-index-mark-start text:id="IMark65335864"/>es<text:alphabetical-index-mark-end text:id="IMark65335864"/><text:alphabetical-index-mark-end text:id="IMark66504984"/> are contained per operation in a table called <text:span text:style-name="T41">sde_rul</text:span><text:alphabetical-index-mark-start text:id="IMark65520520"/><text:alphabetical-index-mark-start text:id="IMark65530248"/><text:span text:style-name="T41">es</text:span><text:alphabetical-index-mark-end text:id="IMark65530248"/><text:alphabetical-index-mark-end text:id="IMark65520520"/>.</text:p>
      <text:p text:style-name="P34"/>
      <text:p text:style-name="P35">The artificial intelligence engine or <text:alphabetical-index-mark-start text:id="IMark65335864"/><text:alphabetical-index-mark-start text:id="IMark38473896"/>AIE<text:alphabetical-index-mark-end text:id="IMark38473896"/><text:alphabetical-index-mark-end text:id="IMark65335864"/> cyclically reads the contents of each table of the knowledge base (a name given to a database that contains <text:alphabetical-index-mark-start text:id="IMark65484312"/><text:alphabetical-index-mark-start text:id="IMark65372248"/>expert<text:alphabetical-index-mark-end text:id="IMark65372248"/><text:alphabetical-index-mark-end text:id="IMark65484312"/> knowledge of some type, in this case, how to fly a <text:alphabetical-index-mark-start text:id="IMark52895672"/><text:alphabetical-index-mark-start text:id="IMark66118760"/>spac<text:alphabetical-index-mark-start text:id="IMark65648552"/><text:alphabetical-index-mark-start text:id="IMark66261192"/>e<text:alphabetical-index-mark-end text:id="IMark66118760"/><text:alphabetical-index-mark-end text:id="IMark52895672"/>s<text:alphabetical-index-mark-end text:id="IMark66261192"/><text:alphabetical-index-mark-end text:id="IMark65648552"/>hip), the external modul<text:alphabetical-index-mark-start text:id="IMark40084904"/><text:alphabetical-index-mark-start text:id="IMark65864920"/>es<text:alphabetical-index-mark-end text:id="IMark65864920"/><text:alphabetical-index-mark-end text:id="IMark40084904"/> such as this <text:alphabetical-index-mark-start text:id="IMark65750632"/><text:alphabetical-index-mark-start text:id="IMark65293432"/>MFD<text:alphabetical-index-mark-end text:id="IMark65293432"/><text:alphabetical-index-mark-end text:id="IMark65750632"/>, and appli<text:alphabetical-index-mark-start text:id="IMark52941208"/><text:alphabetical-index-mark-start text:id="IMark66980136"/>es<text:alphabetical-index-mark-end text:id="IMark66980136"/><text:alphabetical-index-mark-end text:id="IMark52941208"/> the appropriate rul<text:alphabetical-index-mark-start text:id="IMark65426696"/><text:alphabetical-index-mark-start text:id="IMark52581352"/>es<text:alphabetical-index-mark-end text:id="IMark52581352"/><text:alphabetical-index-mark-end text:id="IMark65426696"/>, according to the data it has at a given moment.</text:p>
      <text:p text:style-name="P35"/>
      <text:p text:style-name="P35">Then, once the rul<text:alphabetical-index-mark-start text:id="IMark64442680"/><text:alphabetical-index-mark-start text:id="IMark66504984"/>es<text:alphabetical-index-mark-end text:id="IMark66504984"/><text:alphabetical-index-mark-end text:id="IMark64442680"/> are applied and the contents of the <text:alphabetical-index-mark-start text:id="IMark52580216"/><text:alphabetical-index-mark-start text:id="IMark52581352"/>Value<text:alphabetical-index-mark-end text:id="IMark52581352"/><text:alphabetical-index-mark-end text:id="IMark52580216"/> field of each fact record have been transacted, those <text:alphabetical-index-mark-start text:id="IMark65426696"/><text:alphabetical-index-mark-start text:id="IMark52941208"/>valu<text:alphabetical-index-mark-start text:id="IMark66980136"/><text:alphabetical-index-mark-start text:id="IMark65750632"/>e<text:alphabetical-index-mark-end text:id="IMark52941208"/><text:alphabetical-index-mark-end text:id="IMark65426696"/>s<text:alphabetical-index-mark-end text:id="IMark65750632"/><text:alphabetical-index-mark-end text:id="IMark66980136"/> are returned to the OAPI and the ship do<text:alphabetical-index-mark-start text:id="IMark65293432"/><text:alphabetical-index-mark-start text:id="IMark40084904"/>es<text:alphabetical-index-mark-end text:id="IMark40084904"/><text:alphabetical-index-mark-end text:id="IMark65293432"/> hat is being told to do like increase thrust, or angle off attack, change its heading, etc.</text:p>
      <text:p text:style-name="P35"/>
      <text:p text:style-name="P35"><text:span text:style-name="T40">This, in </text:span><text:alphabetical-index-mark-start text:id="IMark52895672"/><text:alphabetical-index-mark-start text:id="IMark66118760"/><text:span text:style-name="T40">es</text:span><text:alphabetical-index-mark-end text:id="IMark66118760"/><text:alphabetical-index-mark-end text:id="IMark52895672"/><text:span text:style-name="T40">sence, is the context in which </text:span><text:alphabetical-index-mark-start text:id="IMark65484312"/><text:alphabetical-index-mark-start text:id="IMark65372248"/><text:alphabetical-index-mark-start text:id="IMark65335864"/><text:alphabetical-index-mark-start text:id="IMark38473896"/><text:span text:style-name="T40">SQLC</text:span><text:alphabetical-index-mark-end text:id="IMark38473896"/><text:alphabetical-index-mark-end text:id="IMark65335864"/><text:alphabetical-index-mark-end text:id="IMark65372248"/><text:alphabetical-index-mark-end text:id="IMark65484312"/><text:span text:style-name="T40"> operat</text:span><text:alphabetical-index-mark-start text:id="IMark65573960"/><text:alphabetical-index-mark-start text:id="IMark65520520"/><text:span text:style-name="T40">es</text:span><text:alphabetical-index-mark-end text:id="IMark65520520"/><text:alphabetical-index-mark-end text:id="IMark65573960"/><text:span text:style-name="T40">. </text:span>For more information on how the <text:alphabetical-index-mark-start text:id="IMark64969816"/><text:alphabetical-index-mark-start text:id="IMark66099688"/>AIE<text:alphabetical-index-mark-end text:id="IMark66099688"/><text:alphabetical-index-mark-end text:id="IMark64969816"/> operat<text:alphabetical-index-mark-start text:id="IMark40084904"/><text:alphabetical-index-mark-start text:id="IMark65293432"/>es<text:alphabetical-index-mark-end text:id="IMark65293432"/><text:alphabetical-index-mark-end text:id="IMark40084904"/> and the characteristics of the <text:alphabetical-index-mark-start text:id="IMark66980136"/><text:alphabetical-index-mark-start text:id="IMark65750632"/><text:alphabetical-index-mark-start text:id="IMark65426696"/><text:alphabetical-index-mark-start text:id="IMark52941208"/>KB<text:alphabetical-index-mark-end text:id="IMark52941208"/><text:alphabetical-index-mark-end text:id="IMark65426696"/><text:alphabetical-index-mark-end text:id="IMark65750632"/><text:alphabetical-index-mark-end text:id="IMark66980136"/> of <text:alphabetical-index-mark-start text:id="IMark52580216"/><text:alphabetical-index-mark-start text:id="IMark52581352"/>DGIIIAI<text:alphabetical-index-mark-end text:id="IMark52581352"/><text:alphabetical-index-mark-end text:id="IMark52580216"/>, please <text:span text:style-name="T40">read </text:span><text:span text:style-name="T17">[4.]</text:span><text:span text:style-name="T40"> and </text:span><text:span text:style-name="T17">[5.]</text:span><text:span text:style-name="T40"> in this document and </text:span>review the <text:alphabetical-index-mark-start text:id="IMark64442680"/><text:alphabetical-index-mark-start text:id="IMark66504984"/>DGIIIAI<text:alphabetical-index-mark-end text:id="IMark66504984"/><text:alphabetical-index-mark-end text:id="IMark64442680"/>.pdf document that accompani<text:alphabetical-index-mark-start text:id="IMark65864920"/><text:alphabetical-index-mark-start text:id="IMark66261192"/>es<text:alphabetical-index-mark-end text:id="IMark66261192"/><text:alphabetical-index-mark-end text:id="IMark65864920"/> the installation fil<text:alphabetical-index-mark-start text:id="IMark65648552"/><text:alphabetical-index-mark-start text:id="IMark62037128"/>es<text:alphabetical-index-mark-end text:id="IMark62037128"/><text:alphabetical-index-mark-end text:id="IMark65648552"/> for the <text:alphabetical-index-mark-start text:id="IMark66071432"/><text:alphabetical-index-mark-start text:id="IMark65364872"/>DGIIIAI<text:alphabetical-index-mark-end text:id="IMark65364872"/><text:alphabetical-index-mark-end text:id="IMark66071432"/> project.</text:p>
      <text:p text:style-name="P8"/>
      <text:p text:style-name="P8"/>
      <text:p text:style-name="P8"/>
      <text:h text:style-name="P81" text:outline-level="1"><text:bookmark-start text:name="__RefHeading___Toc72864_673741182"/>2. Conventions, caveats and base conditions of development<text:bookmark-end text:name="__RefHeading___Toc72864_673741182"/></text:h>
      <text:p text:style-name="P8"/>
      <text:p text:style-name="P27">For the <text:alphabetical-index-mark-start text:id="IMark65293432"/><text:alphabetical-index-mark-start text:id="IMark64969816"/><text:alphabetical-index-mark-start text:id="IMark66099688"/><text:alphabetical-index-mark-start text:id="IMark52895672"/>SQLC<text:alphabetical-index-mark-end text:id="IMark52895672"/><text:alphabetical-index-mark-end text:id="IMark66099688"/><text:alphabetical-index-mark-end text:id="IMark64969816"/><text:alphabetical-index-mark-end text:id="IMark65293432"/> project, all considerations regarding th<text:alphabetical-index-mark-start text:id="IMark66118760"/><text:alphabetical-index-mark-start text:id="IMark65484312"/>es<text:alphabetical-index-mark-end text:id="IMark65484312"/><text:alphabetical-index-mark-end text:id="IMark66118760"/>e points are the same that are applicable for the <text:alphabetical-index-mark-start text:id="IMark65648552"/><text:alphabetical-index-mark-start text:id="IMark65864920"/>DGIIIAI<text:alphabetical-index-mark-end text:id="IMark65864920"/><text:alphabetical-index-mark-end text:id="IMark65648552"/> project. </text:p>
      <text:p text:style-name="P27"/>
      <text:p text:style-name="P36">Terms and abbreviations used in this document are also defined in section [2.] of <text:alphabetical-index-mark-start text:id="IMark65372248"/><text:alphabetical-index-mark-start text:id="IMark38473896"/>DGIIIAI<text:alphabetical-index-mark-end text:id="IMark38473896"/><text:alphabetical-index-mark-end text:id="IMark65372248"/>.pdf. This document is available amongst the installation fil<text:alphabetical-index-mark-start text:id="IMark65335864"/><text:alphabetical-index-mark-start text:id="IMark65520520"/>es<text:alphabetical-index-mark-end text:id="IMark65520520"/><text:alphabetical-index-mark-end text:id="IMark65335864"/> for project <text:alphabetical-index-mark-start text:id="IMark65573960"/><text:alphabetical-index-mark-start text:id="IMark52581352"/>DGIIIAI<text:alphabetical-index-mark-end text:id="IMark52581352"/><text:alphabetical-index-mark-end text:id="IMark65573960"/>.</text:p>
      <text:p text:style-name="P8"/>
      <text:p text:style-name="P8"/>
      <text:p text:style-name="P8"/>
      <text:h text:style-name="P81" text:outline-level="1"><text:bookmark-start text:name="__RefHeading___Toc72866_673741182"/>3. Development<text:bookmark-end text:name="__RefHeading___Toc72866_673741182"/></text:h>
      <text:p text:style-name="P8"/>
      <text:p text:style-name="P28"><text:alphabetical-index-mark-start text:id="IMark66099688"/><text:alphabetical-index-mark-start text:id="IMark52895672"/><text:alphabetical-index-mark-start text:id="IMark66261192"/><text:alphabetical-index-mark-start text:id="IMark66504984"/><text:span text:style-name="T39">SQLC</text:span><text:alphabetical-index-mark-end text:id="IMark66504984"/><text:alphabetical-index-mark-end text:id="IMark66261192"/><text:alphabetical-index-mark-end text:id="IMark52895672"/><text:alphabetical-index-mark-end text:id="IMark66099688"/><text:span text:style-name="T39"> provid</text:span><text:alphabetical-index-mark-start text:id="IMark64442680"/><text:alphabetical-index-mark-start text:id="IMark52581352"/><text:span text:style-name="T39">es</text:span><text:alphabetical-index-mark-end text:id="IMark52581352"/><text:alphabetical-index-mark-end text:id="IMark64442680"/><text:span text:style-name="T39"> a basic interface to DHIIIAI’s </text:span><text:alphabetical-index-mark-start text:id="IMark65573960"/><text:alphabetical-index-mark-start text:id="IMark65335864"/><text:span text:style-name="T39">AIE</text:span><text:alphabetical-index-mark-end text:id="IMark65335864"/><text:alphabetical-index-mark-end text:id="IMark65573960"/><text:span text:style-name="T39"> and there is still plenty of room for improvement. At the time of this writing s</text:span>ome aspects of this project can still be developed, like:</text:p>
      <text:p text:style-name="P28"/>
      <text:h text:style-name="Heading_20_2" text:outline-level="2"><text:bookmark-start text:name="__RefHeading___Toc1655_964193841"/>3.1. Use of <text:alphabetical-index-mark-start text:id="IMark40084904"/><text:alphabetical-index-mark-start text:id="IMark65864920"/><text:alphabetical-index-mark-start text:id="IMark52941208"/><text:alphabetical-index-mark-start text:id="IMark65648552"/>SQLC<text:alphabetical-index-mark-end text:id="IMark65648552"/><text:alphabetical-index-mark-end text:id="IMark52941208"/><text:alphabetical-index-mark-end text:id="IMark65864920"/><text:alphabetical-index-mark-end text:id="IMark40084904"/> with any RDBMS.<text:bookmark-end text:name="__RefHeading___Toc1655_964193841"/></text:h>
      <text:p text:style-name="P28"/>
      <text:p text:style-name="P28"><text:alphabetical-index-mark-start text:id="IMark64969816"/><text:alphabetical-index-mark-start text:id="IMark65293432"/>Orbiter<text:alphabetical-index-mark-end text:id="IMark65293432"/><text:alphabetical-index-mark-end text:id="IMark64969816"/> ships never made use of database <text:alphabetical-index-mark-start text:id="IMark65520520"/><text:alphabetical-index-mark-start text:id="IMark66099688"/>system<text:alphabetical-index-mark-end text:id="IMark66099688"/><text:alphabetical-index-mark-end text:id="IMark65520520"/>s. In fact, storage faciliti<text:alphabetical-index-mark-start text:id="IMark52895672"/><text:alphabetical-index-mark-start text:id="IMark66261192"/>es<text:alphabetical-index-mark-end text:id="IMark66261192"/><text:alphabetical-index-mark-end text:id="IMark52895672"/> and <text:alphabetical-index-mark-start text:id="IMark66504984"/><text:alphabetical-index-mark-start text:id="IMark64442680"/>procedur<text:alphabetical-index-mark-start text:id="IMark52581352"/><text:alphabetical-index-mark-start text:id="IMark65372248"/>e<text:alphabetical-index-mark-end text:id="IMark64442680"/><text:alphabetical-index-mark-end text:id="IMark66504984"/>s<text:alphabetical-index-mark-end text:id="IMark65372248"/><text:alphabetical-index-mark-end text:id="IMark52581352"/> have always been limited to flat fil<text:alphabetical-index-mark-start text:id="IMark65573960"/><text:alphabetical-index-mark-start text:id="IMark65335864"/>es<text:alphabetical-index-mark-end text:id="IMark65335864"/><text:alphabetical-index-mark-end text:id="IMark65573960"/>, which is fine for low - <text:s/>volume reads and writ<text:alphabetical-index-mark-start text:id="IMark52580216"/><text:alphabetical-index-mark-start text:id="IMark38473896"/>es<text:alphabetical-index-mark-end text:id="IMark38473896"/><text:alphabetical-index-mark-end text:id="IMark52580216"/>. But AI and other complex <text:alphabetical-index-mark-start text:id="IMark66980136"/><text:alphabetical-index-mark-start text:id="IMark65750632"/>system<text:alphabetical-index-mark-end text:id="IMark65750632"/><text:alphabetical-index-mark-end text:id="IMark66980136"/>s might require more advanced data management.</text:p>
      <text:p text:style-name="P28"/>
      <text:p text:style-name="P28">Considering the volume of data that an OSFS s<text:alphabetical-index-mark-start text:id="IMark65648552"/><text:alphabetical-index-mark-start text:id="IMark65426696"/>es<text:alphabetical-index-mark-end text:id="IMark65426696"/><text:alphabetical-index-mark-end text:id="IMark65648552"/>sion might handle, relational databas<text:alphabetical-index-mark-start text:id="IMark65484312"/><text:alphabetical-index-mark-start text:id="IMark66118760"/>es<text:alphabetical-index-mark-end text:id="IMark66118760"/><text:alphabetical-index-mark-end text:id="IMark65484312"/> could be well -suited for almost any need while providing safe storage and data management.</text:p>
      <text:p text:style-name="P28"/>
      <text:p text:style-name="P28">There are many RDBMS <text:alphabetical-index-mark-start text:id="IMark38473896"/><text:alphabetical-index-mark-start text:id="IMark65573960"/>system<text:alphabetical-index-mark-end text:id="IMark65573960"/><text:alphabetical-index-mark-end text:id="IMark38473896"/>s, and some of those are free, including Sqlite3, PostgrSQL, MySQL and MariaDB. Th<text:alphabetical-index-mark-start text:id="IMark65335864"/><text:alphabetical-index-mark-start text:id="IMark52581352"/>es<text:alphabetical-index-mark-end text:id="IMark52581352"/><text:alphabetical-index-mark-end text:id="IMark65335864"/>e all use <text:alphabetical-index-mark-start text:id="IMark65372248"/><text:alphabetical-index-mark-start text:id="IMark66504984"/>SQL<text:alphabetical-index-mark-end text:id="IMark66504984"/><text:alphabetical-index-mark-end text:id="IMark65372248"/> with varying degre<text:alphabetical-index-mark-start text:id="IMark64442680"/><text:alphabetical-index-mark-start text:id="IMark52895672"/>es<text:alphabetical-index-mark-end text:id="IMark52895672"/><text:alphabetical-index-mark-end text:id="IMark64442680"/> of compliance with standards, and each one of them has advantag<text:alphabetical-index-mark-start text:id="IMark66261192"/><text:alphabetical-index-mark-start text:id="IMark65520520"/>es<text:alphabetical-index-mark-end text:id="IMark65520520"/><text:alphabetical-index-mark-end text:id="IMark66261192"/> and disadvantag<text:alphabetical-index-mark-start text:id="IMark66099688"/><text:alphabetical-index-mark-start text:id="IMark64969816"/>es<text:alphabetical-index-mark-end text:id="IMark64969816"/><text:alphabetical-index-mark-end text:id="IMark66099688"/>. This topic is fully discussed in <text:alphabetical-index-mark-start text:id="IMark65293432"/><text:alphabetical-index-mark-start text:id="IMark65864920"/>DGIIIAI<text:alphabetical-index-mark-end text:id="IMark65864920"/><text:alphabetical-index-mark-end text:id="IMark65293432"/>.pd but suffice to say for now that Sqlite3 was the choice for this project after evaluating the <text:alphabetical-index-mark-start text:id="IMark52941208"/><text:alphabetical-index-mark-start text:id="IMark40084904"/>system<text:alphabetical-index-mark-end text:id="IMark40084904"/><text:alphabetical-index-mark-end text:id="IMark52941208"/>s mentioned in this paragraph.</text:p>
      <text:p text:style-name="P28"/>
      <text:p text:style-name="P29">This do<text:alphabetical-index-mark-start text:id="IMark65426696"/><text:alphabetical-index-mark-start text:id="IMark65750632"/>es<text:alphabetical-index-mark-end text:id="IMark65750632"/><text:alphabetical-index-mark-end text:id="IMark65426696"/> note mean that those other RDBMS are usel<text:alphabetical-index-mark-start text:id="IMark52580216"/><text:alphabetical-index-mark-start text:id="IMark66980136"/>es<text:alphabetical-index-mark-end text:id="IMark66980136"/><text:alphabetical-index-mark-end text:id="IMark52580216"/>s for <text:alphabetical-index-mark-start text:id="IMark40084904"/><text:alphabetical-index-mark-start text:id="IMark52941208"/>Orbiter<text:alphabetical-index-mark-end text:id="IMark52941208"/><text:alphabetical-index-mark-end text:id="IMark40084904"/> or the <text:alphabetical-index-mark-start text:id="IMark65293432"/><text:alphabetical-index-mark-start text:id="IMark65864920"/>DGIIIAI<text:alphabetical-index-mark-end text:id="IMark65864920"/><text:alphabetical-index-mark-end text:id="IMark65293432"/> project; quite on the contrary, it would be inter<text:alphabetical-index-mark-start text:id="IMark66099688"/><text:alphabetical-index-mark-start text:id="IMark64969816"/>es<text:alphabetical-index-mark-end text:id="IMark64969816"/><text:alphabetical-index-mark-end text:id="IMark66099688"/>ting to develop a layer of compatibility with those <text:alphabetical-index-mark-start text:id="IMark66261192"/><text:alphabetical-index-mark-start text:id="IMark65520520"/>system<text:alphabetical-index-mark-end text:id="IMark65520520"/><text:alphabetical-index-mark-end text:id="IMark66261192"/>s and <text:alphabetical-index-mark-start text:id="IMark64442680"/><text:alphabetical-index-mark-start text:id="IMark52895672"/>DGIIIAI<text:alphabetical-index-mark-end text:id="IMark52895672"/><text:alphabetical-index-mark-end text:id="IMark64442680"/> + <text:alphabetical-index-mark-start text:id="IMark65372248"/><text:alphabetical-index-mark-start text:id="IMark66504984"/><text:alphabetical-index-mark-start text:id="IMark65335864"/><text:alphabetical-index-mark-start text:id="IMark52581352"/>SQLC<text:alphabetical-index-mark-end text:id="IMark52581352"/><text:alphabetical-index-mark-end text:id="IMark65335864"/><text:alphabetical-index-mark-end text:id="IMark66504984"/><text:alphabetical-index-mark-end text:id="IMark65372248"/>.</text:p>
      <text:p text:style-name="P29"/>
      <text:p text:style-name="P30">But if you are now thinking about ODBC to achieve such goals, I would recommend against following that route due to the need for speed. It would be much better to develop C or C++ based interfac<text:alphabetical-index-mark-start text:id="IMark65648552"/><text:alphabetical-index-mark-start text:id="IMark65484312"/>es<text:alphabetical-index-mark-end text:id="IMark65484312"/><text:alphabetical-index-mark-end text:id="IMark65648552"/>.</text:p>
      <text:p text:style-name="P30"/>
      <text:p text:style-name="P30"/>
      <text:h text:style-name="Heading_20_2" text:outline-level="2"><text:bookmark-start text:name="__RefHeading___Toc1657_964193841"/>3.2. Use of <text:alphabetical-index-mark-start text:id="IMark64442680"/><text:alphabetical-index-mark-start text:id="IMark66261192"/><text:alphabetical-index-mark-start text:id="IMark65520520"/><text:alphabetical-index-mark-start text:id="IMark66099688"/>SQLC<text:alphabetical-index-mark-end text:id="IMark66099688"/><text:alphabetical-index-mark-end text:id="IMark65520520"/><text:alphabetical-index-mark-end text:id="IMark66261192"/><text:alphabetical-index-mark-end text:id="IMark64442680"/> with other <text:alphabetical-index-mark-start text:id="IMark64969816"/><text:alphabetical-index-mark-start text:id="IMark65293432"/>SQL<text:alphabetical-index-mark-end text:id="IMark65293432"/><text:alphabetical-index-mark-end text:id="IMark64969816"/> compatible <text:alphabetical-index-mark-start text:id="IMark65864920"/><text:alphabetical-index-mark-start text:id="IMark40084904"/>MFD<text:alphabetical-index-mark-end text:id="IMark40084904"/><text:alphabetical-index-mark-end text:id="IMark65864920"/> modul<text:alphabetical-index-mark-start text:id="IMark52941208"/><text:alphabetical-index-mark-start text:id="IMark52580216"/>es<text:alphabetical-index-mark-end text:id="IMark52580216"/><text:alphabetical-index-mark-end text:id="IMark52941208"/>.<text:bookmark-end text:name="__RefHeading___Toc1657_964193841"/></text:h>
      <text:p text:style-name="P8"/>
      <text:p text:style-name="P30">It is perfectly possible to develop new <text:alphabetical-index-mark-start text:id="IMark65750632"/><text:alphabetical-index-mark-start text:id="IMark38473896"/>MFD<text:alphabetical-index-mark-end text:id="IMark38473896"/><text:alphabetical-index-mark-end text:id="IMark65750632"/> modul<text:alphabetical-index-mark-start text:id="IMark64837720"/><text:alphabetical-index-mark-start text:id="IMark66118760"/>es<text:alphabetical-index-mark-end text:id="IMark66118760"/><text:alphabetical-index-mark-end text:id="IMark64837720"/> to deal with things like cargo, environmental <text:soft-page-break/><text:alphabetical-index-mark-start text:id="IMark65573960"/><text:alphabetical-index-mark-start text:id="IMark65484312"/>system<text:alphabetical-index-mark-end text:id="IMark65484312"/><text:alphabetical-index-mark-end text:id="IMark65573960"/>s, etc. outside of the <text:alphabetical-index-mark-start text:id="IMark65648552"/><text:alphabetical-index-mark-start text:id="IMark65576776"/>DGIIIAI<text:alphabetical-index-mark-end text:id="IMark65576776"/><text:alphabetical-index-mark-end text:id="IMark65648552"/> <text:alphabetical-index-mark-start text:id="IMark65372248"/><text:alphabetical-index-mark-start text:id="IMark66504984"/>AIE<text:alphabetical-index-mark-end text:id="IMark66504984"/><text:alphabetical-index-mark-end text:id="IMark65372248"/> realm, and share data thorough the same RDBMS used by <text:alphabetical-index-mark-start text:id="IMark52581352"/><text:alphabetical-index-mark-start text:id="IMark65335864"/><text:alphabetical-index-mark-start text:id="IMark52580216"/><text:alphabetical-index-mark-start text:id="IMark52941208"/>SQLC<text:alphabetical-index-mark-end text:id="IMark52941208"/><text:alphabetical-index-mark-end text:id="IMark52580216"/><text:alphabetical-index-mark-end text:id="IMark65335864"/><text:alphabetical-index-mark-end text:id="IMark52581352"/>.</text:p>
      <text:p text:style-name="P30"/>
      <text:p text:style-name="P31">This <text:alphabetical-index-mark-start text:id="IMark65293432"/><text:alphabetical-index-mark-start text:id="IMark64442680"/>system<text:alphabetical-index-mark-end text:id="IMark64442680"/><text:alphabetical-index-mark-end text:id="IMark65293432"/> prov<text:alphabetical-index-mark-start text:id="IMark66261192"/><text:alphabetical-index-mark-start text:id="IMark65520520"/>es<text:alphabetical-index-mark-end text:id="IMark65520520"/><text:alphabetical-index-mark-end text:id="IMark66261192"/> that it is possible to use a relational database in conjunction with OSFS modul<text:alphabetical-index-mark-start text:id="IMark66099688"/><text:alphabetical-index-mark-start text:id="IMark52895672"/>es<text:alphabetical-index-mark-end text:id="IMark52895672"/><text:alphabetical-index-mark-end text:id="IMark66099688"/>; now the sky is the limit as to what can be achieved, and the b<text:alphabetical-index-mark-start text:id="IMark65426696"/><text:alphabetical-index-mark-start text:id="IMark66980136"/>es<text:alphabetical-index-mark-end text:id="IMark66980136"/><text:alphabetical-index-mark-end text:id="IMark65426696"/>t part is that using <text:alphabetical-index-mark-start text:id="IMark65432088"/><text:alphabetical-index-mark-start text:id="IMark65335864"/>SQL<text:alphabetical-index-mark-end text:id="IMark65335864"/><text:alphabetical-index-mark-end text:id="IMark65432088"/> any table of any database used in suh a fashion can be lined to any other using just <text:alphabetical-index-mark-start text:id="IMark52581352"/><text:alphabetical-index-mark-start text:id="IMark52580216"/>SQL<text:alphabetical-index-mark-end text:id="IMark52580216"/><text:alphabetical-index-mark-end text:id="IMark52581352"/> queri<text:alphabetical-index-mark-start text:id="IMark52941208"/><text:alphabetical-index-mark-start text:id="IMark65372248"/>es<text:alphabetical-index-mark-end text:id="IMark65372248"/><text:alphabetical-index-mark-end text:id="IMark52941208"/>, with no need for other interface methods.</text:p>
      <text:p text:style-name="P31"/>
      <text:p text:style-name="P31"/>
      <text:h text:style-name="Heading_20_3" text:outline-level="3"><text:bookmark-start text:name="__RefHeading___Toc1659_964193841"/>3.3. Additional <text:alphabetical-index-mark-start text:id="IMark64837720"/><text:alphabetical-index-mark-start text:id="IMark65750632"/>AIE<text:alphabetical-index-mark-end text:id="IMark65750632"/><text:alphabetical-index-mark-end text:id="IMark64837720"/> <text:alphabetical-index-mark-start text:id="IMark38473896"/><text:alphabetical-index-mark-start text:id="IMark65864920"/>function<text:alphabetical-index-mark-end text:id="IMark65864920"/><text:alphabetical-index-mark-end text:id="IMark38473896"/>s for <text:alphabetical-index-mark-start text:id="IMark64969816"/><text:alphabetical-index-mark-start text:id="IMark40084904"/><text:alphabetical-index-mark-start text:id="IMark65372248"/><text:alphabetical-index-mark-start text:id="IMark52941208"/>SQLC<text:alphabetical-index-mark-end text:id="IMark52941208"/><text:alphabetical-index-mark-end text:id="IMark65372248"/><text:alphabetical-index-mark-end text:id="IMark40084904"/><text:alphabetical-index-mark-end text:id="IMark64969816"/>.<text:bookmark-end text:name="__RefHeading___Toc1659_964193841"/></text:h>
      <text:p text:style-name="P32"/>
      <text:p text:style-name="P32">So far <text:alphabetical-index-mark-start text:id="IMark65432088"/><text:alphabetical-index-mark-start text:id="IMark65335864"/><text:alphabetical-index-mark-start text:id="IMark65426696"/><text:alphabetical-index-mark-start text:id="IMark66980136"/>SQLC<text:alphabetical-index-mark-end text:id="IMark66980136"/><text:alphabetical-index-mark-end text:id="IMark65426696"/><text:alphabetical-index-mark-end text:id="IMark65335864"/><text:alphabetical-index-mark-end text:id="IMark65432088"/> provid<text:alphabetical-index-mark-start text:id="IMark66099688"/><text:alphabetical-index-mark-start text:id="IMark52895672"/>es<text:alphabetical-index-mark-end text:id="IMark52895672"/><text:alphabetical-index-mark-end text:id="IMark66099688"/> basic acc<text:alphabetical-index-mark-start text:id="IMark66261192"/><text:alphabetical-index-mark-start text:id="IMark65520520"/>es<text:alphabetical-index-mark-end text:id="IMark65520520"/><text:alphabetical-index-mark-end text:id="IMark66261192"/>s and <text:alphabetical-index-mark-start text:id="IMark65293432"/><text:alphabetical-index-mark-start text:id="IMark64442680"/>function<text:alphabetical-index-mark-end text:id="IMark64442680"/><text:alphabetical-index-mark-end text:id="IMark65293432"/>ality <text:s/>to interact with <text:alphabetical-index-mark-start text:id="IMark66504984"/><text:alphabetical-index-mark-start text:id="IMark65576776"/>DGIIIAI<text:alphabetical-index-mark-end text:id="IMark65576776"/><text:alphabetical-index-mark-end text:id="IMark66504984"/>. There is nothing that forbids putting more specialized <text:alphabetical-index-mark-start text:id="IMark65648552"/><text:alphabetical-index-mark-start text:id="IMark65484312"/>function<text:alphabetical-index-mark-end text:id="IMark65484312"/><text:alphabetical-index-mark-end text:id="IMark65648552"/> on the current <text:alphabetical-index-mark-start text:id="IMark65573960"/><text:alphabetical-index-mark-start text:id="IMark40084904"/>MFD<text:alphabetical-index-mark-end text:id="IMark40084904"/><text:alphabetical-index-mark-end text:id="IMark65573960"/>.</text:p>
      <text:p text:style-name="P30"/>
      <text:p text:style-name="P30"/>
      <text:p text:style-name="P8"/>
      <text:p text:style-name="P8"/>
      <text:h text:style-name="P81" text:outline-level="1"><text:bookmark-start text:name="__RefHeading___Toc72868_673741182"/>4. <text:alphabetical-index-mark-start text:id="IMark52581352"/><text:alphabetical-index-mark-start text:id="IMark65573960"/><text:alphabetical-index-mark-start text:id="IMark65648552"/>Expert<text:alphabetical-index-mark-end text:id="IMark65648552"/><text:alphabetical-index-mark-end text:id="IMark65573960"/><text:alphabetical-index-mark-end text:id="IMark52581352"/> <text:alphabetical-index-mark-start text:id="IMark65484312"/><text:alphabetical-index-mark-start text:id="IMark66504984"/><text:alphabetical-index-mark-start text:id="IMark65576776"/>system<text:bookmark-end text:name="__RefHeading___Toc72868_673741182"/><text:alphabetical-index-mark-end text:id="IMark65576776"/><text:alphabetical-index-mark-end text:id="IMark66504984"/><text:alphabetical-index-mark-end text:id="IMark65484312"/></text:h>
      <text:p text:style-name="P8"/>
      <text:p text:style-name="P12"><text:alphabetical-index-mark-start text:id="IMark66261192"/><text:alphabetical-index-mark-start text:id="IMark65520520"/><text:alphabetical-index-mark-start text:id="IMark66099688"/><text:alphabetical-index-mark-start text:id="IMark52895672"/>SQLC<text:alphabetical-index-mark-end text:id="IMark52895672"/><text:alphabetical-index-mark-end text:id="IMark66099688"/><text:alphabetical-index-mark-end text:id="IMark65520520"/><text:alphabetical-index-mark-end text:id="IMark66261192"/> was d<text:alphabetical-index-mark-start text:id="IMark65432088"/><text:alphabetical-index-mark-start text:id="IMark65335864"/>es<text:alphabetical-index-mark-end text:id="IMark65335864"/><text:alphabetical-index-mark-end text:id="IMark65432088"/>igned to work as an onboard interface to DGIIAI’s <text:alphabetical-index-mark-start text:id="IMark65426696"/><text:alphabetical-index-mark-start text:id="IMark66980136"/>expert<text:alphabetical-index-mark-end text:id="IMark66980136"/><text:alphabetical-index-mark-end text:id="IMark65426696"/> <text:alphabetical-index-mark-start text:id="IMark64969816"/><text:alphabetical-index-mark-start text:id="IMark52941208"/>system<text:alphabetical-index-mark-end text:id="IMark52941208"/><text:alphabetical-index-mark-end text:id="IMark64969816"/>; <text:span text:style-name="T9">it do</text:span><text:alphabetical-index-mark-start text:id="IMark65372248"/><text:alphabetical-index-mark-start text:id="IMark65864920"/><text:span text:style-name="T9">es</text:span><text:alphabetical-index-mark-end text:id="IMark65864920"/><text:alphabetical-index-mark-end text:id="IMark65372248"/><text:span text:style-name="T9"> not work as an independent </text:span><text:alphabetical-index-mark-start text:id="IMark38473896"/><text:alphabetical-index-mark-start text:id="IMark65750632"/><text:span text:style-name="T9">MFD</text:span><text:alphabetical-index-mark-end text:id="IMark65750632"/><text:alphabetical-index-mark-end text:id="IMark38473896"/>. </text:p>
      <text:p text:style-name="P12"/>
      <text:p text:style-name="P12">It is not the scope of this document to d<text:alphabetical-index-mark-start text:id="IMark66504984"/><text:alphabetical-index-mark-start text:id="IMark65484312"/>es<text:alphabetical-index-mark-end text:id="IMark65484312"/><text:alphabetical-index-mark-end text:id="IMark66504984"/>cribe the characteristics of the <text:alphabetical-index-mark-start text:id="IMark65576776"/><text:alphabetical-index-mark-start text:id="IMark52581352"/>AIE<text:alphabetical-index-mark-end text:id="IMark52581352"/><text:alphabetical-index-mark-end text:id="IMark65576776"/> of the intelligent Delta Glider, so for details on that matter you should read the file ~/docs/<text:alphabetical-index-mark-start text:id="IMark65573960"/><text:alphabetical-index-mark-start text:id="IMark65648552"/>DGIIIAI<text:alphabetical-index-mark-end text:id="IMark65648552"/><text:alphabetical-index-mark-end text:id="IMark65573960"/>/<text:alphabetical-index-mark-start text:id="IMark40084904"/><text:alphabetical-index-mark-start text:id="IMark64442680"/>DGIIIAI<text:alphabetical-index-mark-end text:id="IMark64442680"/><text:alphabetical-index-mark-end text:id="IMark40084904"/>.pdf <text:span text:style-name="T36">and it is recommendable that you become at least acquainted with that document before attempting to use this module.</text:span></text:p>
      <text:p text:style-name="P11"/>
      <text:p text:style-name="P13">What <text:alphabetical-index-mark-start text:id="IMark65432088"/><text:alphabetical-index-mark-start text:id="IMark65335864"/><text:alphabetical-index-mark-start text:id="IMark66261192"/><text:alphabetical-index-mark-start text:id="IMark65520520"/>SQLC<text:alphabetical-index-mark-end text:id="IMark65520520"/><text:alphabetical-index-mark-end text:id="IMark66261192"/><text:alphabetical-index-mark-end text:id="IMark65335864"/><text:alphabetical-index-mark-end text:id="IMark65432088"/> allows the user to do is to <text:alphabetical-index-mark-start text:id="IMark66099688"/><text:alphabetical-index-mark-start text:id="IMark52895672"/>send<text:alphabetical-index-mark-end text:id="IMark52895672"/><text:alphabetical-index-mark-end text:id="IMark66099688"/> commands to the <text:alphabetical-index-mark-start text:id="IMark64837720"/><text:alphabetical-index-mark-start text:id="IMark65372248"/>AIE<text:alphabetical-index-mark-end text:id="IMark65372248"/><text:alphabetical-index-mark-end text:id="IMark64837720"/> in different ways like raw <text:alphabetical-index-mark-start text:id="IMark65864920"/><text:alphabetical-index-mark-start text:id="IMark65750632"/>SQL<text:alphabetical-index-mark-end text:id="IMark65750632"/><text:alphabetical-index-mark-end text:id="IMark65864920"/> instructions, specialized calls to %mode% facts, <text:alphabetical-index-mark-start text:id="IMark38473896"/><text:alphabetical-index-mark-start text:id="IMark66118760"/><text:span text:style-name="T36">program</text:span><text:alphabetical-index-mark-end text:id="IMark66118760"/><text:alphabetical-index-mark-end text:id="IMark38473896"/><text:span text:style-name="T36"> loading and unloading</text:span> and calls to facts using the fact <text:alphabetical-index-mark-start text:id="IMark52580216"/><text:alphabetical-index-mark-start text:id="IMark40084904"/>Item<text:alphabetical-index-mark-end text:id="IMark40084904"/><text:alphabetical-index-mark-end text:id="IMark52580216"/> and <text:alphabetical-index-mark-start text:id="IMark64442680"/><text:alphabetical-index-mark-start text:id="IMark65573960"/>Value<text:alphabetical-index-mark-end text:id="IMark65573960"/><text:alphabetical-index-mark-end text:id="IMark64442680"/> fields.</text:p>
      <text:p text:style-name="P13"/>
      <text:p text:style-name="P26">In this way, it should be regarded as the user interface for the <text:alphabetical-index-mark-start text:id="IMark65484312"/><text:alphabetical-index-mark-start text:id="IMark65293432"/>AIE<text:alphabetical-index-mark-end text:id="IMark65293432"/><text:alphabetical-index-mark-end text:id="IMark65484312"/> of the <text:alphabetical-index-mark-start text:id="IMark52941208"/><text:alphabetical-index-mark-start text:id="IMark64969816"/>DGIIIAI<text:alphabetical-index-mark-end text:id="IMark64969816"/><text:alphabetical-index-mark-end text:id="IMark52941208"/> project, being <text:alphabetical-index-mark-start text:id="IMark66980136"/><text:alphabetical-index-mark-start text:id="IMark65426696"/>es<text:alphabetical-index-mark-end text:id="IMark65426696"/><text:alphabetical-index-mark-end text:id="IMark66980136"/>sentially an interface to Sqlite3 databas<text:alphabetical-index-mark-start text:id="IMark65864920"/><text:alphabetical-index-mark-start text:id="IMark65750632"/>es<text:alphabetical-index-mark-end text:id="IMark65750632"/><text:alphabetical-index-mark-end text:id="IMark65864920"/> and specifically, those used on <text:alphabetical-index-mark-start text:id="IMark64837720"/><text:alphabetical-index-mark-start text:id="IMark65372248"/>DGIIIAI<text:alphabetical-index-mark-end text:id="IMark65372248"/><text:alphabetical-index-mark-end text:id="IMark64837720"/>.</text:p>
      <text:p text:style-name="P26"/>
      <text:p text:style-name="P26">You can also acc<text:alphabetical-index-mark-start text:id="IMark65335864"/><text:alphabetical-index-mark-start text:id="IMark66261192"/>es<text:alphabetical-index-mark-end text:id="IMark66261192"/><text:alphabetical-index-mark-end text:id="IMark65335864"/>s the databas<text:alphabetical-index-mark-start text:id="IMark65520520"/><text:alphabetical-index-mark-start text:id="IMark65648552"/>es<text:alphabetical-index-mark-end text:id="IMark65648552"/><text:alphabetical-index-mark-end text:id="IMark65520520"/> used by <text:alphabetical-index-mark-start text:id="IMark38473896"/><text:alphabetical-index-mark-start text:id="IMark66118760"/>DGIIIAI<text:alphabetical-index-mark-end text:id="IMark66118760"/><text:alphabetical-index-mark-end text:id="IMark38473896"/> and <text:alphabetical-index-mark-start text:id="IMark65573960"/><text:alphabetical-index-mark-start text:id="IMark64442680"/><text:alphabetical-index-mark-start text:id="IMark52580216"/><text:alphabetical-index-mark-start text:id="IMark40084904"/>SQLC<text:alphabetical-index-mark-end text:id="IMark40084904"/><text:alphabetical-index-mark-end text:id="IMark52580216"/><text:alphabetical-index-mark-end text:id="IMark64442680"/><text:alphabetical-index-mark-end text:id="IMark65573960"/> by means of any Sqlite3 compatible database manager or editor, but <text:alphabetical-index-mark-start text:id="IMark65576776"/><text:alphabetical-index-mark-start text:id="IMark66504984"/><text:alphabetical-index-mark-start text:id="IMark52581352"/><text:alphabetical-index-mark-start text:id="IMark65372248"/>SQLC<text:alphabetical-index-mark-end text:id="IMark65372248"/><text:alphabetical-index-mark-end text:id="IMark52581352"/><text:alphabetical-index-mark-end text:id="IMark66504984"/><text:alphabetical-index-mark-end text:id="IMark65576776"/> provid<text:alphabetical-index-mark-start text:id="IMark64837720"/><text:alphabetical-index-mark-start text:id="IMark65864920"/>es<text:alphabetical-index-mark-end text:id="IMark65864920"/><text:alphabetical-index-mark-end text:id="IMark64837720"/> some conv<text:span text:style-name="T49">en</text:span>ience <text:alphabetical-index-mark-start text:id="IMark65750632"/><text:alphabetical-index-mark-start text:id="IMark66980136"/>function<text:alphabetical-index-mark-end text:id="IMark66980136"/><text:alphabetical-index-mark-end text:id="IMark65750632"/>s to do so from within an OSFS s<text:alphabetical-index-mark-start text:id="IMark65426696"/><text:alphabetical-index-mark-start text:id="IMark52941208"/>es<text:alphabetical-index-mark-end text:id="IMark52941208"/><text:alphabetical-index-mark-end text:id="IMark65426696"/>sion.</text:p>
      <text:p text:style-name="P42"/>
      <text:p text:style-name="P8"/>
      <text:h text:style-name="P81" text:outline-level="1"><text:bookmark-start text:name="__RefHeading___Toc72870_673741182"/>5. Use<text:bookmark-end text:name="__RefHeading___Toc72870_673741182"/></text:h>
      <text:p text:style-name="P8"/>
      <text:h text:style-name="Heading_20_2" text:outline-level="2"><text:bookmark-start text:name="__RefHeading___Toc1073_964193841"/>5.1. Installation<text:bookmark-end text:name="__RefHeading___Toc1073_964193841"/></text:h>
      <text:p text:style-name="P16"/>
      <text:p text:style-name="P10"><text:alphabetical-index-mark-start text:id="IMark52580216"/><text:alphabetical-index-mark-start text:id="IMark40084904"/><text:alphabetical-index-mark-start text:id="IMark38473896"/><text:alphabetical-index-mark-start text:id="IMark66118760"/>SQLC<text:alphabetical-index-mark-end text:id="IMark66118760"/><text:alphabetical-index-mark-end text:id="IMark38473896"/><text:alphabetical-index-mark-end text:id="IMark40084904"/><text:alphabetical-index-mark-end text:id="IMark52580216"/> installs in a similar way that other similar modul<text:alphabetical-index-mark-start text:id="IMark65520520"/><text:alphabetical-index-mark-start text:id="IMark65648552"/>es<text:alphabetical-index-mark-end text:id="IMark65648552"/><text:alphabetical-index-mark-end text:id="IMark65520520"/> <text:span text:style-name="T10">to ~/modul</text:span><text:alphabetical-index-mark-start text:id="IMark65335864"/><text:alphabetical-index-mark-start text:id="IMark66261192"/><text:span text:style-name="T10">es</text:span><text:alphabetical-index-mark-end text:id="IMark66261192"/><text:alphabetical-index-mark-end text:id="IMark65335864"/><text:span text:style-name="T10">/</text:span><text:alphabetical-index-mark-start text:id="IMark64969816"/><text:alphabetical-index-mark-start text:id="IMark52941208"/><text:span text:style-name="T10">plug</text:span><text:alphabetical-index-mark-end text:id="IMark52941208"/><text:alphabetical-index-mark-end text:id="IMark64969816"/><text:span text:style-name="T10">in</text:span>, but in addition to the file <text:alphabetical-index-mark-start text:id="IMark65426696"/><text:alphabetical-index-mark-start text:id="IMark65750632"/><text:alphabetical-index-mark-start text:id="IMark66980136"/><text:alphabetical-index-mark-start text:id="IMark65293432"/>SQLC<text:alphabetical-index-mark-end text:id="IMark65293432"/><text:alphabetical-index-mark-end text:id="IMark66980136"/><text:alphabetical-index-mark-end text:id="IMark65750632"/><text:alphabetical-index-mark-end text:id="IMark65426696"/>.dll and its corr<text:alphabetical-index-mark-start text:id="IMark65484312"/><text:alphabetical-index-mark-start text:id="IMark65432088"/>es<text:alphabetical-index-mark-end text:id="IMark65432088"/><text:alphabetical-index-mark-end text:id="IMark65484312"/>ponding docs, it also installs a database in ~/databas<text:alphabetical-index-mark-start text:id="IMark66099688"/><text:alphabetical-index-mark-start text:id="IMark52895672"/>es<text:alphabetical-index-mark-end text:id="IMark52895672"/><text:alphabetical-index-mark-end text:id="IMark66099688"/>/<text:alphabetical-index-mark-start text:id="IMark65290648"/><text:alphabetical-index-mark-start text:id="IMark64837720"/><text:alphabetical-index-mark-start text:id="IMark65576776"/><text:alphabetical-index-mark-start text:id="IMark65864920"/>SQLC<text:alphabetical-index-mark-end text:id="IMark65864920"/><text:alphabetical-index-mark-end text:id="IMark65576776"/><text:alphabetical-index-mark-end text:id="IMark64837720"/><text:alphabetical-index-mark-end text:id="IMark65290648"/>. It also requir<text:alphabetical-index-mark-start text:id="IMark66504984"/><text:alphabetical-index-mark-start text:id="IMark52581352"/>es<text:alphabetical-index-mark-end text:id="IMark52581352"/><text:alphabetical-index-mark-end text:id="IMark66504984"/> that ~/databas<text:alphabetical-index-mark-start text:id="IMark65372248"/><text:alphabetical-index-mark-start text:id="IMark64442680"/>es<text:alphabetical-index-mark-end text:id="IMark64442680"/><text:alphabetical-index-mark-end text:id="IMark65372248"/>/<text:alphabetical-index-mark-start text:id="IMark65573960"/><text:alphabetical-index-mark-start text:id="IMark65287608"/>DGIIIAI<text:alphabetical-index-mark-end text:id="IMark65287608"/><text:alphabetical-index-mark-end text:id="IMark65573960"/>/<text:alphabetical-index-mark-start text:id="IMark46005784"/><text:alphabetical-index-mark-start text:id="IMark46008040"/>DGIIIAI<text:alphabetical-index-mark-end text:id="IMark46008040"/><text:alphabetical-index-mark-end text:id="IMark46005784"/>.db is installed.</text:p>
      <text:p text:style-name="P8"/>
      <text:p text:style-name="P8"/>
      <text:h text:style-name="Heading_20_2" text:outline-level="2"><text:bookmark-start text:name="__RefHeading___Toc1075_964193841"/>5.2. <text:alphabetical-index-mark-start text:id="IMark38473896"/><text:alphabetical-index-mark-start text:id="IMark65335864"/>Function<text:alphabetical-index-mark-end text:id="IMark65335864"/><text:alphabetical-index-mark-end text:id="IMark38473896"/>s<text:bookmark-end text:name="__RefHeading___Toc1075_964193841"/></text:h>
      <text:p text:style-name="P17"/>
      <text:h text:style-name="Heading_20_3" text:outline-level="3"><text:bookmark-start text:name="__RefHeading___Toc1077_964193841"/>5.2.1. [<text:alphabetical-index-mark-start text:id="IMark52941208"/><text:alphabetical-index-mark-start text:id="IMark65372248"/>DB<text:alphabetical-index-mark-end text:id="IMark65372248"/><text:alphabetical-index-mark-end text:id="IMark52941208"/>]<text:bookmark-end text:name="__RefHeading___Toc1077_964193841"/></text:h>
      <text:p text:style-name="P18"/>
      <text:p text:style-name="P18">Database. <text:span text:style-name="T11">Lets the user </text:span><text:alphabetical-index-mark-start text:id="IMark52581352"/><text:alphabetical-index-mark-start text:id="IMark65290648"/><text:span text:style-name="T11">connect</text:span><text:alphabetical-index-mark-end text:id="IMark65290648"/><text:alphabetical-index-mark-end text:id="IMark52581352"/><text:span text:style-name="T11"> to a specific database. With the </text:span><text:span text:style-name="T13">[</text:span><text:alphabetical-index-mark-start text:id="IMark64837720"/><text:alphabetical-index-mark-start text:id="IMark65576776"/><text:span text:style-name="T13">DB</text:span><text:alphabetical-index-mark-end text:id="IMark65576776"/><text:alphabetical-index-mark-end text:id="IMark64837720"/><text:span text:style-name="T13">]</text:span><text:span text:style-name="T11"> </text:span><text:alphabetical-index-mark-start text:id="IMark65864920"/><text:alphabetical-index-mark-start text:id="IMark66099688"/><text:span text:style-name="T11">function</text:span><text:alphabetical-index-mark-end text:id="IMark66099688"/><text:alphabetical-index-mark-end text:id="IMark65864920"/><text:span text:style-name="T11"> the user can switch between </text:span><text:alphabetical-index-mark-start text:id="IMark52895672"/><text:alphabetical-index-mark-start text:id="IMark65484312"/><text:span text:style-name="T11">DGIIIAI</text:span><text:alphabetical-index-mark-end text:id="IMark65484312"/><text:alphabetical-index-mark-end text:id="IMark52895672"/><text:span text:style-name="T11"> and </text:span><text:alphabetical-index-mark-start text:id="IMark65432088"/><text:alphabetical-index-mark-start text:id="IMark65426696"/><text:alphabetical-index-mark-start text:id="IMark65750632"/><text:alphabetical-index-mark-start text:id="IMark66980136"/><text:span text:style-name="T11">SQLC</text:span><text:alphabetical-index-mark-end text:id="IMark66980136"/><text:alphabetical-index-mark-end text:id="IMark65750632"/><text:alphabetical-index-mark-end text:id="IMark65426696"/><text:alphabetical-index-mark-end text:id="IMark65432088"/><text:span text:style-name="T11"> databas</text:span><text:alphabetical-index-mark-start text:id="IMark65293432"/><text:alphabetical-index-mark-start text:id="IMark65648552"/><text:span text:style-name="T11">es</text:span><text:alphabetical-index-mark-end text:id="IMark65648552"/><text:alphabetical-index-mark-end text:id="IMark65293432"/><text:span text:style-name="T11">.</text:span></text:p>
      <text:p text:style-name="P18"/>
      <text:h text:style-name="Heading_20_3" text:outline-level="3"/>
      <text:h text:style-name="Heading_20_3" text:outline-level="3"><text:bookmark-start text:name="__RefHeading___Toc1079_964193841"/>5.2.2. [<text:alphabetical-index-mark-start text:id="IMark66504984"/><text:alphabetical-index-mark-start text:id="IMark65520520"/>CON<text:alphabetical-index-mark-end text:id="IMark65520520"/><text:alphabetical-index-mark-end text:id="IMark66504984"/>]<text:bookmark-end text:name="__RefHeading___Toc1079_964193841"/></text:h>
      <text:p text:style-name="P18"/>
      <text:p text:style-name="P18"><text:alphabetical-index-mark-start text:id="IMark40084904"/><text:alphabetical-index-mark-start text:id="IMark52580216"/>Connect<text:alphabetical-index-mark-end text:id="IMark52580216"/><text:alphabetical-index-mark-end text:id="IMark40084904"/>. <text:span text:style-name="T31">Execute the </text:span><text:alphabetical-index-mark-start text:id="IMark64837720"/><text:alphabetical-index-mark-start text:id="IMark65576776"/><text:span text:style-name="T31">connect</text:span><text:alphabetical-index-mark-end text:id="IMark65576776"/><text:alphabetical-index-mark-end text:id="IMark64837720"/><text:span text:style-name="T31">ion to the database whose name was entered with the </text:span><text:span text:style-name="T14">[</text:span><text:alphabetical-index-mark-start text:id="IMark65335864"/><text:alphabetical-index-mark-start text:id="IMark38473896"/><text:span text:style-name="T14">DB</text:span><text:alphabetical-index-mark-end text:id="IMark38473896"/><text:alphabetical-index-mark-end text:id="IMark65335864"/><text:span text:style-name="T14">]</text:span><text:span text:style-name="T31"> </text:span><text:alphabetical-index-mark-start text:id="IMark65864920"/><text:alphabetical-index-mark-start text:id="IMark66099688"/><text:span text:style-name="T31">function</text:span><text:alphabetical-index-mark-end text:id="IMark66099688"/><text:alphabetical-index-mark-end text:id="IMark65864920"/><text:span text:style-name="T31"> and dialog.</text:span></text:p>
      <text:p text:style-name="P18"/>
      <text:p text:style-name="P18"/>
      <text:h text:style-name="Heading_20_3" text:outline-level="3"><text:bookmark-start text:name="__RefHeading___Toc1081_964193841"/>5.2.3. [<text:alphabetical-index-mark-start text:id="IMark65518136"/><text:alphabetical-index-mark-start text:id="IMark65372248"/>DIS<text:alphabetical-index-mark-end text:id="IMark65372248"/><text:alphabetical-index-mark-end text:id="IMark65518136"/>]<text:bookmark-end text:name="__RefHeading___Toc1081_964193841"/></text:h>
      <text:p text:style-name="P18"/>
      <text:p text:style-name="P18"><text:alphabetical-index-mark-start text:id="IMark52941208"/><text:alphabetical-index-mark-start text:id="IMark65520520"/>Dis<text:alphabetical-index-mark-start text:id="IMark66504984"/><text:alphabetical-index-mark-start text:id="IMark64442680"/>connect<text:alphabetical-index-mark-end text:id="IMark64442680"/><text:alphabetical-index-mark-end text:id="IMark66504984"/><text:alphabetical-index-mark-end text:id="IMark65520520"/><text:alphabetical-index-mark-end text:id="IMark52941208"/>. <text:alphabetical-index-mark-start text:id="IMark65290648"/><text:alphabetical-index-mark-start text:id="IMark52581352"/><text:span text:style-name="T32">Dis</text:span><text:alphabetical-index-mark-start text:id="IMark40084904"/><text:alphabetical-index-mark-start text:id="IMark52580216"/><text:span text:style-name="T32">connect</text:span><text:alphabetical-index-mark-end text:id="IMark52580216"/><text:alphabetical-index-mark-end text:id="IMark40084904"/><text:alphabetical-index-mark-end text:id="IMark52581352"/><text:alphabetical-index-mark-end text:id="IMark65290648"/><text:span text:style-name="T32">s the </text:span><text:alphabetical-index-mark-start text:id="IMark52895672"/><text:alphabetical-index-mark-start text:id="IMark64837720"/><text:span text:style-name="T32">MFD</text:span><text:alphabetical-index-mark-end text:id="IMark64837720"/><text:alphabetical-index-mark-end text:id="IMark52895672"/><text:span text:style-name="T32"> from the currently </text:span><text:alphabetical-index-mark-start text:id="IMark65576776"/><text:alphabetical-index-mark-start text:id="IMark65484312"/><text:span text:style-name="T32">connect</text:span><text:alphabetical-index-mark-end text:id="IMark65484312"/><text:alphabetical-index-mark-end text:id="IMark65576776"/><text:span text:style-name="T32">ed database. </text:span></text:p>
      <text:p text:style-name="P18"/>
      <text:p text:style-name="P18"/>
      <text:h text:style-name="Heading_20_3" text:outline-level="3"><text:bookmark-start text:name="__RefHeading___Toc1083_964193841"/><text:soft-page-break/>5.2.4. [<text:alphabetical-index-mark-start text:id="IMark65648552"/><text:alphabetical-index-mark-start text:id="IMark66118760"/>SQL<text:alphabetical-index-mark-end text:id="IMark66118760"/><text:alphabetical-index-mark-end text:id="IMark65648552"/>]<text:bookmark-end text:name="__RefHeading___Toc1083_964193841"/></text:h>
      <text:p text:style-name="P18"/>
      <text:p text:style-name="P18"><text:alphabetical-index-mark-start text:id="IMark65518136"/><text:alphabetical-index-mark-start text:id="IMark61244664"/>SQL<text:alphabetical-index-mark-end text:id="IMark61244664"/><text:alphabetical-index-mark-end text:id="IMark65518136"/> query. <text:span text:style-name="T32">Allows the user to enter a full </text:span><text:alphabetical-index-mark-start text:id="IMark65573960"/><text:alphabetical-index-mark-start text:id="IMark66261192"/><text:span text:style-name="T32">SQL</text:span><text:alphabetical-index-mark-end text:id="IMark66261192"/><text:alphabetical-index-mark-end text:id="IMark65573960"/><text:span text:style-name="T32"> query as a string using a dialog. </text:span></text:p>
      <text:p text:style-name="P18"/>
      <text:p text:style-name="P18"/>
      <text:h text:style-name="Heading_20_3" text:outline-level="3"><text:bookmark-start text:name="__RefHeading___Toc1085_964193841"/>5.2.5. [<text:alphabetical-index-mark-start text:id="IMark40084904"/><text:alphabetical-index-mark-start text:id="IMark52895672"/>MON<text:alphabetical-index-mark-end text:id="IMark52895672"/><text:alphabetical-index-mark-end text:id="IMark40084904"/>]<text:bookmark-end text:name="__RefHeading___Toc1085_964193841"/></text:h>
      <text:p text:style-name="P18"/>
      <text:p text:style-name="P19">Mode on. <text:span text:style-name="T50">Sets a mode – say, for the sake of an example, </text:span><text:span text:style-name="T42">mode_crs</text:span><text:span text:style-name="T50"> - specified by the user on, which equat</text:span><text:alphabetical-index-mark-start text:id="IMark65576776"/><text:alphabetical-index-mark-start text:id="IMark65484312"/><text:span text:style-name="T50">es</text:span><text:alphabetical-index-mark-end text:id="IMark65484312"/><text:alphabetical-index-mark-end text:id="IMark65576776"/><text:span text:style-name="T50"> to </text:span><text:alphabetical-index-mark-start text:id="IMark65426696"/><text:alphabetical-index-mark-start text:id="IMark65432088"/><text:span text:style-name="T50">send</text:span><text:alphabetical-index-mark-end text:id="IMark65432088"/><text:alphabetical-index-mark-end text:id="IMark65426696"/><text:span text:style-name="T50">ing to the </text:span><text:alphabetical-index-mark-start text:id="IMark66099688"/><text:alphabetical-index-mark-start text:id="IMark65864920"/><text:span text:style-name="T50">AIE</text:span><text:alphabetical-index-mark-end text:id="IMark65864920"/><text:alphabetical-index-mark-end text:id="IMark66099688"/><text:span text:style-name="T50"> the </text:span><text:alphabetical-index-mark-start text:id="IMark65750632"/><text:alphabetical-index-mark-start text:id="IMark66980136"/><text:span text:style-name="T50">SQL</text:span><text:alphabetical-index-mark-end text:id="IMark66980136"/><text:alphabetical-index-mark-end text:id="IMark65750632"/><text:span text:style-name="T50"> query </text:span><text:span text:style-name="T42">UPDATE sde_facts SET </text:span><text:alphabetical-index-mark-start text:id="IMark66118760"/><text:alphabetical-index-mark-start text:id="IMark65648552"/><text:span text:style-name="T42">Value</text:span><text:alphabetical-index-mark-end text:id="IMark65648552"/><text:alphabetical-index-mark-end text:id="IMark66118760"/><text:span text:style-name="T42"> = 1 WHERE </text:span><text:alphabetical-index-mark-start text:id="IMark65293432"/><text:alphabetical-index-mark-start text:id="IMark65372248"/><text:span text:style-name="T42">Item</text:span><text:alphabetical-index-mark-end text:id="IMark65372248"/><text:alphabetical-index-mark-end text:id="IMark65293432"/><text:span text:style-name="T42"> = 'mode_crs'</text:span></text:p>
      <text:p text:style-name="P18"/>
      <text:p text:style-name="P20"><text:span text:style-name="T50">Once you pr</text:span><text:alphabetical-index-mark-start text:id="IMark64442680"/><text:alphabetical-index-mark-start text:id="IMark52581352"/><text:span text:style-name="T50">es</text:span><text:alphabetical-index-mark-end text:id="IMark52581352"/><text:alphabetical-index-mark-end text:id="IMark64442680"/><text:span text:style-name="T50">s [</text:span><text:alphabetical-index-mark-start text:id="IMark65290648"/><text:alphabetical-index-mark-start text:id="IMark52895672"/><text:span text:style-name="T50">MON</text:span><text:alphabetical-index-mark-end text:id="IMark52895672"/><text:alphabetical-index-mark-end text:id="IMark65290648"/><text:span text:style-name="T50">], a dialog appears and you have to enter the mode name that you want to activate, just by entering its name without the first part comprised of the substring </text:span><text:span text:style-name="T42">‘mode_’</text:span><text:span text:style-name="T50">. For example, instead of entering </text:span><text:span text:style-name="T42">‘mode_crs’</text:span><text:span text:style-name="T50"> you will have to </text:span><text:alphabetical-index-mark-start text:id="IMark40084904"/><text:alphabetical-index-mark-start text:id="IMark52580216"/><text:span text:style-name="T50">input</text:span><text:alphabetical-index-mark-end text:id="IMark52580216"/><text:alphabetical-index-mark-end text:id="IMark40084904"/><text:span text:style-name="T50"> </text:span><text:span text:style-name="T42">‘crs’</text:span><text:span text:style-name="T50">.</text:span></text:p>
      <text:p text:style-name="P20"/>
      <text:p text:style-name="P18"/>
      <text:h text:style-name="Heading_20_3" text:outline-level="3"><text:bookmark-start text:name="__RefHeading___Toc1087_964193841"/>5.2.6. [<text:alphabetical-index-mark-start text:id="IMark61244664"/><text:alphabetical-index-mark-start text:id="IMark65648552"/>MOF<text:alphabetical-index-mark-end text:id="IMark65648552"/><text:alphabetical-index-mark-end text:id="IMark61244664"/>]<text:bookmark-end text:name="__RefHeading___Toc1087_964193841"/></text:h>
      <text:p text:style-name="P18"/>
      <text:p text:style-name="P18">Mode off. <text:span text:style-name="T50">This performs the same query as </text:span><text:span text:style-name="T18">[</text:span><text:alphabetical-index-mark-start text:id="IMark65293432"/><text:alphabetical-index-mark-start text:id="IMark65372248"/><text:span text:style-name="T18">MON</text:span><text:alphabetical-index-mark-end text:id="IMark65372248"/><text:alphabetical-index-mark-end text:id="IMark65293432"/><text:span text:style-name="T18">]</text:span><text:span text:style-name="T50"> except that it </text:span><text:alphabetical-index-mark-start text:id="IMark65573960"/><text:alphabetical-index-mark-start text:id="IMark66504984"/><text:span text:style-name="T50">send</text:span><text:alphabetical-index-mark-end text:id="IMark66504984"/><text:alphabetical-index-mark-end text:id="IMark65573960"/><text:span text:style-name="T50">s </text:span><text:alphabetical-index-mark-start text:id="IMark66261192"/><text:alphabetical-index-mark-start text:id="IMark65335864"/><text:span text:style-name="T42">Value</text:span><text:alphabetical-index-mark-end text:id="IMark65335864"/><text:alphabetical-index-mark-end text:id="IMark66261192"/><text:span text:style-name="T42"> = 0</text:span><text:span text:style-name="T50"> instead of </text:span><text:alphabetical-index-mark-start text:id="IMark65520520"/><text:alphabetical-index-mark-start text:id="IMark38473896"/><text:span text:style-name="T42">Value</text:span><text:alphabetical-index-mark-end text:id="IMark38473896"/><text:alphabetical-index-mark-end text:id="IMark65520520"/><text:span text:style-name="T42"> = 1</text:span><text:span text:style-name="T50">. <text:s/>Once you pr</text:span><text:alphabetical-index-mark-start text:id="IMark64442680"/><text:alphabetical-index-mark-start text:id="IMark52581352"/><text:span text:style-name="T50">es</text:span><text:alphabetical-index-mark-end text:id="IMark52581352"/><text:alphabetical-index-mark-end text:id="IMark64442680"/><text:span text:style-name="T50">s </text:span><text:span text:style-name="T18">[</text:span><text:alphabetical-index-mark-start text:id="IMark65290648"/><text:alphabetical-index-mark-start text:id="IMark52895672"/><text:span text:style-name="T18">MOF</text:span><text:alphabetical-index-mark-end text:id="IMark52895672"/><text:alphabetical-index-mark-end text:id="IMark65290648"/><text:span text:style-name="T18">]</text:span><text:span text:style-name="T50">, a dialog appears and you have to enter the mode name that you want to deactivate, just by entering its name without the first part comprised of the substring </text:span><text:span text:style-name="T42">‘mode_’</text:span><text:span text:style-name="T50">. For example, instead of entering </text:span><text:span text:style-name="T42">‘mode_crs’</text:span><text:span text:style-name="T50"> you will have to </text:span><text:alphabetical-index-mark-start text:id="IMark64837720"/><text:alphabetical-index-mark-start text:id="IMark64969816"/><text:span text:style-name="T50">input</text:span><text:alphabetical-index-mark-end text:id="IMark64969816"/><text:alphabetical-index-mark-end text:id="IMark64837720"/><text:span text:style-name="T50"> </text:span><text:span text:style-name="T51">‘crs’</text:span><text:span text:style-name="T50">.</text:span></text:p>
      <text:p text:style-name="P18"/>
      <text:p text:style-name="P37">Notice that <text:span text:style-name="T12">[</text:span><text:alphabetical-index-mark-start text:id="IMark65484312"/><text:alphabetical-index-mark-start text:id="IMark65432088"/><text:span text:style-name="T12">MOF</text:span><text:alphabetical-index-mark-end text:id="IMark65432088"/><text:alphabetical-index-mark-end text:id="IMark65484312"/><text:span text:style-name="T12">]</text:span> <text:span text:style-name="T53">and other similar activation or deactivation </text:span><text:alphabetical-index-mark-start text:id="IMark65573960"/><text:alphabetical-index-mark-start text:id="IMark66504984"/><text:span text:style-name="T53">function</text:span><text:alphabetical-index-mark-end text:id="IMark66504984"/><text:alphabetical-index-mark-end text:id="IMark65573960"/><text:span text:style-name="T53">s </text:span>allow you to <text:alphabetical-index-mark-start text:id="IMark66261192"/><text:alphabetical-index-mark-start text:id="IMark65335864"/>send<text:alphabetical-index-mark-end text:id="IMark65335864"/><text:alphabetical-index-mark-end text:id="IMark66261192"/> a full <text:alphabetical-index-mark-start text:id="IMark65426696"/><text:alphabetical-index-mark-start text:id="IMark65864920"/>SQL<text:alphabetical-index-mark-end text:id="IMark65864920"/><text:alphabetical-index-mark-end text:id="IMark65426696"/> query just by pr<text:alphabetical-index-mark-start text:id="IMark65520520"/><text:alphabetical-index-mark-start text:id="IMark38473896"/>es<text:alphabetical-index-mark-end text:id="IMark38473896"/><text:alphabetical-index-mark-end text:id="IMark65520520"/>sing the corr<text:alphabetical-index-mark-start text:id="IMark66099688"/><text:alphabetical-index-mark-start text:id="IMark66980136"/>es<text:alphabetical-index-mark-end text:id="IMark66980136"/><text:alphabetical-index-mark-end text:id="IMark66099688"/>ponding button, writing and abbreviated version of the mode name (with no<text:span text:style-name="T41"> ‘mode_’</text:span> part), saving time and trouble, but you can <text:alphabetical-index-mark-start text:id="IMark64442680"/><text:alphabetical-index-mark-start text:id="IMark52581352"/>send<text:alphabetical-index-mark-end text:id="IMark52581352"/><text:alphabetical-index-mark-end text:id="IMark64442680"/> the same query using <text:span text:style-name="T12">[</text:span><text:alphabetical-index-mark-start text:id="IMark65750632"/><text:alphabetical-index-mark-start text:id="IMark65290648"/><text:span text:style-name="T12">SQL</text:span><text:alphabetical-index-mark-end text:id="IMark65290648"/><text:alphabetical-index-mark-end text:id="IMark65750632"/><text:span text:style-name="T12">]</text:span> if you like.</text:p>
      <text:p text:style-name="P37"/>
      <text:p text:style-name="P37"/>
      <text:h text:style-name="Heading_20_3" text:outline-level="3"><text:bookmark-start text:name="__RefHeading___Toc1089_964193841"/>5.2.7. [<text:alphabetical-index-mark-start text:id="IMark65372248"/><text:alphabetical-index-mark-start text:id="IMark65648552"/>PON<text:alphabetical-index-mark-end text:id="IMark65648552"/><text:alphabetical-index-mark-end text:id="IMark65372248"/>]<text:bookmark-end text:name="__RefHeading___Toc1089_964193841"/></text:h>
      <text:p text:style-name="P18"/>
      <text:p text:style-name="P18"><text:alphabetical-index-mark-start text:id="IMark61244664"/><text:alphabetical-index-mark-start text:id="IMark66118760"/>Program<text:alphabetical-index-mark-end text:id="IMark66118760"/><text:alphabetical-index-mark-end text:id="IMark61244664"/> on. <text:span text:style-name="T19">[</text:span><text:alphabetical-index-mark-start text:id="IMark65573960"/><text:alphabetical-index-mark-start text:id="IMark66504984"/><text:span text:style-name="T19">PON</text:span><text:alphabetical-index-mark-end text:id="IMark66504984"/><text:alphabetical-index-mark-end text:id="IMark65573960"/><text:span text:style-name="T19">]</text:span><text:span text:style-name="T54"> and its companion </text:span><text:span text:style-name="T19">[</text:span><text:alphabetical-index-mark-start text:id="IMark66099688"/><text:alphabetical-index-mark-start text:id="IMark66980136"/><text:span text:style-name="T19">POF</text:span><text:alphabetical-index-mark-end text:id="IMark66980136"/><text:alphabetical-index-mark-end text:id="IMark66099688"/><text:span text:style-name="T19">]</text:span><text:span text:style-name="T54"> work in a similar fashion to </text:span><text:span text:style-name="T19">[</text:span><text:alphabetical-index-mark-start text:id="IMark65520520"/><text:alphabetical-index-mark-start text:id="IMark38473896"/><text:span text:style-name="T19">MON</text:span><text:alphabetical-index-mark-end text:id="IMark38473896"/><text:alphabetical-index-mark-end text:id="IMark65520520"/><text:span text:style-name="T19">]</text:span><text:span text:style-name="T54"> and </text:span><text:span text:style-name="T19">[</text:span><text:alphabetical-index-mark-start text:id="IMark65426696"/><text:alphabetical-index-mark-start text:id="IMark65864920"/><text:span text:style-name="T19">MOF</text:span><text:alphabetical-index-mark-end text:id="IMark65864920"/><text:alphabetical-index-mark-end text:id="IMark65426696"/><text:span text:style-name="T19">]</text:span><text:span text:style-name="T54"> but </text:span><text:soft-page-break/><text:span text:style-name="T54">instead of activating and deactivating mod</text:span><text:alphabetical-index-mark-start text:id="IMark66261192"/><text:alphabetical-index-mark-start text:id="IMark65335864"/><text:span text:style-name="T54">es</text:span><text:alphabetical-index-mark-end text:id="IMark65335864"/><text:alphabetical-index-mark-end text:id="IMark66261192"/><text:span text:style-name="T54">, they load and unload </text:span><text:alphabetical-index-mark-start text:id="IMark64442680"/><text:alphabetical-index-mark-start text:id="IMark52581352"/><text:span text:style-name="T54">program</text:span><text:alphabetical-index-mark-end text:id="IMark52581352"/><text:alphabetical-index-mark-end text:id="IMark64442680"/><text:span text:style-name="T54">s from table </text:span><text:span text:style-name="T43">sde_prg_rul</text:span><text:alphabetical-index-mark-start text:id="IMark52941208"/><text:alphabetical-index-mark-start text:id="IMark66053688"/><text:span text:style-name="T43">es</text:span><text:alphabetical-index-mark-end text:id="IMark66053688"/><text:alphabetical-index-mark-end text:id="IMark52941208"/><text:span text:style-name="T54"> to </text:span><text:span text:style-name="T43">sde_rul</text:span><text:alphabetical-index-mark-start text:id="IMark65750632"/><text:alphabetical-index-mark-start text:id="IMark65290648"/><text:span text:style-name="T43">es</text:span><text:alphabetical-index-mark-end text:id="IMark65290648"/><text:alphabetical-index-mark-end text:id="IMark65750632"/><text:span text:style-name="T54">.</text:span></text:p>
      <text:p text:style-name="P18"/>
      <text:p text:style-name="P38">Normally this proc<text:alphabetical-index-mark-start text:id="IMark66099688"/><text:alphabetical-index-mark-start text:id="IMark66980136"/>es<text:alphabetical-index-mark-end text:id="IMark66980136"/><text:alphabetical-index-mark-end text:id="IMark66099688"/>s is performed by the <text:alphabetical-index-mark-start text:id="IMark40084904"/><text:alphabetical-index-mark-start text:id="IMark65648552"/>AIE<text:alphabetical-index-mark-end text:id="IMark65648552"/><text:alphabetical-index-mark-end text:id="IMark40084904"/> itself, but in some circumstanc<text:alphabetical-index-mark-start text:id="IMark65372248"/><text:alphabetical-index-mark-start text:id="IMark65520520"/>es<text:alphabetical-index-mark-end text:id="IMark65520520"/><text:alphabetical-index-mark-end text:id="IMark65372248"/> you may want to control that proc<text:alphabetical-index-mark-start text:id="IMark38473896"/><text:alphabetical-index-mark-start text:id="IMark52895672"/>es<text:alphabetical-index-mark-end text:id="IMark52895672"/><text:alphabetical-index-mark-end text:id="IMark38473896"/>s yourself.</text:p>
      <text:p text:style-name="P38"/>
      <text:p text:style-name="P38">When you pr<text:alphabetical-index-mark-start text:id="IMark65864920"/><text:alphabetical-index-mark-start text:id="IMark61244664"/>es<text:alphabetical-index-mark-end text:id="IMark61244664"/><text:alphabetical-index-mark-end text:id="IMark65864920"/>s <text:span text:style-name="T12">[</text:span><text:alphabetical-index-mark-start text:id="IMark66118760"/><text:alphabetical-index-mark-start text:id="IMark66261192"/><text:span text:style-name="T12">MON</text:span><text:alphabetical-index-mark-end text:id="IMark66261192"/><text:alphabetical-index-mark-end text:id="IMark66118760"/><text:span text:style-name="T12">]</text:span> a dialog appears and you have to enter only the numbers that corr<text:alphabetical-index-mark-start text:id="IMark65335864"/><text:alphabetical-index-mark-start text:id="IMark64442680"/>es<text:alphabetical-index-mark-end text:id="IMark64442680"/><text:alphabetical-index-mark-end text:id="IMark65335864"/>pond to the <text:alphabetical-index-mark-start text:id="IMark52581352"/><text:alphabetical-index-mark-start text:id="IMark65518136"/>program<text:alphabetical-index-mark-end text:id="IMark65518136"/><text:alphabetical-index-mark-end text:id="IMark52581352"/> number and version that you want to load, without the string <text:span text:style-name="T41">‘prg’</text:span>. For example, if you want to load <text:alphabetical-index-mark-start text:id="IMark52941208"/><text:alphabetical-index-mark-start text:id="IMark66053688"/>program<text:alphabetical-index-mark-end text:id="IMark66053688"/><text:alphabetical-index-mark-end text:id="IMark52941208"/> <text:span text:style-name="T41">‘prg43.2’</text:span> you only have to <text:alphabetical-index-mark-start text:id="IMark64969816"/><text:alphabetical-index-mark-start text:id="IMark65573960"/>input<text:alphabetical-index-mark-end text:id="IMark65573960"/><text:alphabetical-index-mark-end text:id="IMark64969816"/> <text:span text:style-name="T41">‘43.2’</text:span>.</text:p>
      <text:p text:style-name="P18"/>
      <text:p text:style-name="P18"/>
      <text:p text:style-name="P18"/>
      <text:h text:style-name="Heading_20_3" text:outline-level="3"><text:bookmark-start text:name="__RefHeading___Toc1091_964193841"/>5.2.8. [<text:alphabetical-index-mark-start text:id="IMark66099688"/><text:alphabetical-index-mark-start text:id="IMark65432088"/>POF<text:alphabetical-index-mark-end text:id="IMark65432088"/><text:alphabetical-index-mark-end text:id="IMark66099688"/>]<text:bookmark-end text:name="__RefHeading___Toc1091_964193841"/></text:h>
      <text:p text:style-name="P18"/>
      <text:p text:style-name="P18"><text:alphabetical-index-mark-start text:id="IMark65864920"/><text:alphabetical-index-mark-start text:id="IMark61244664"/>Program<text:alphabetical-index-mark-end text:id="IMark61244664"/><text:alphabetical-index-mark-end text:id="IMark65864920"/> off. <text:span text:style-name="T55">Performs the opposite operation to that of </text:span><text:span text:style-name="T20">[</text:span><text:alphabetical-index-mark-start text:id="IMark65750632"/><text:alphabetical-index-mark-start text:id="IMark65290648"/><text:span text:style-name="T20">PON</text:span><text:alphabetical-index-mark-end text:id="IMark65290648"/><text:alphabetical-index-mark-end text:id="IMark65750632"/><text:span text:style-name="T20">]</text:span><text:span text:style-name="T55">. </text:span></text:p>
      <text:p text:style-name="P18"/>
      <text:p text:style-name="P18"/>
      <text:h text:style-name="Heading_20_3" text:outline-level="3"><text:bookmark-start text:name="__RefHeading___Toc1093_964193841"/>5.2.9. [<text:alphabetical-index-mark-start text:id="IMark64837720"/><text:alphabetical-index-mark-start text:id="IMark65573960"/>ITM<text:alphabetical-index-mark-end text:id="IMark65573960"/><text:alphabetical-index-mark-end text:id="IMark64837720"/>]<text:bookmark-end text:name="__RefHeading___Toc1093_964193841"/></text:h>
      <text:p text:style-name="P18"/>
      <text:p text:style-name="P18"><text:alphabetical-index-mark-start text:id="IMark52580216"/><text:alphabetical-index-mark-start text:id="IMark38473896"/>Item<text:alphabetical-index-mark-end text:id="IMark38473896"/><text:alphabetical-index-mark-end text:id="IMark52580216"/>. <text:span text:style-name="T56">This </text:span><text:alphabetical-index-mark-start text:id="IMark52895672"/><text:alphabetical-index-mark-start text:id="IMark65520520"/><text:span text:style-name="T56">function</text:span><text:alphabetical-index-mark-end text:id="IMark65520520"/><text:alphabetical-index-mark-end text:id="IMark52895672"/><text:span text:style-name="T56"> opens a dialog that lets you enter the </text:span><text:alphabetical-index-mark-start text:id="IMark65372248"/><text:alphabetical-index-mark-start text:id="IMark65648552"/><text:span text:style-name="T44">Item</text:span><text:alphabetical-index-mark-end text:id="IMark65648552"/><text:alphabetical-index-mark-end text:id="IMark65372248"/><text:span text:style-name="T56"> string that identifi</text:span><text:alphabetical-index-mark-start text:id="IMark40084904"/><text:alphabetical-index-mark-start text:id="IMark65432088"/><text:span text:style-name="T56">es</text:span><text:alphabetical-index-mark-end text:id="IMark65432088"/><text:alphabetical-index-mark-end text:id="IMark40084904"/><text:span text:style-name="T56"> a fact you want to operate with. For example, if you want to set manually a specific target heading for your ship during atmospheric </text:span><text:alphabetical-index-mark-start text:id="IMark66099688"/><text:alphabetical-index-mark-start text:id="IMark66980136"/><text:span text:style-name="T56">flight</text:span><text:alphabetical-index-mark-end text:id="IMark66980136"/><text:alphabetical-index-mark-end text:id="IMark66099688"/><text:span text:style-name="T56">, you will pr</text:span><text:alphabetical-index-mark-start text:id="IMark65484312"/><text:alphabetical-index-mark-start text:id="IMark65426696"/><text:span text:style-name="T56">es</text:span><text:alphabetical-index-mark-end text:id="IMark65426696"/><text:alphabetical-index-mark-end text:id="IMark65484312"/><text:span text:style-name="T56">s </text:span><text:span text:style-name="T21">[</text:span><text:alphabetical-index-mark-start text:id="IMark65864920"/><text:alphabetical-index-mark-start text:id="IMark61244664"/><text:span text:style-name="T21">ITM</text:span><text:alphabetical-index-mark-end text:id="IMark61244664"/><text:alphabetical-index-mark-end text:id="IMark65864920"/><text:span text:style-name="T21">]</text:span><text:span text:style-name="T56">, enter the string </text:span><text:span text:style-name="T44">‘tgt_hdg’</text:span><text:span text:style-name="T56"> and later use </text:span><text:span text:style-name="T21">[</text:span><text:alphabetical-index-mark-start text:id="IMark66118760"/><text:alphabetical-index-mark-start text:id="IMark66261192"/><text:span text:style-name="T21">VAL</text:span><text:alphabetical-index-mark-end text:id="IMark66261192"/><text:alphabetical-index-mark-end text:id="IMark66118760"/><text:span text:style-name="T21">]</text:span><text:span text:style-name="T56"> (see below) to enter the actual heading you want.</text:span></text:p>
      <text:p text:style-name="P18"/>
      <text:p text:style-name="P39">Always remember that <text:span text:style-name="T12">[</text:span><text:alphabetical-index-mark-start text:id="IMark38473896"/><text:alphabetical-index-mark-start text:id="IMark65750632"/><text:span text:style-name="T12">ITM</text:span><text:alphabetical-index-mark-end text:id="IMark65750632"/><text:alphabetical-index-mark-end text:id="IMark38473896"/><text:span text:style-name="T12">]</text:span> and <text:span text:style-name="T12">[</text:span><text:alphabetical-index-mark-start text:id="IMark52895672"/><text:alphabetical-index-mark-start text:id="IMark65520520"/><text:span text:style-name="T12">VAL</text:span><text:alphabetical-index-mark-end text:id="IMark65520520"/><text:alphabetical-index-mark-end text:id="IMark52895672"/><text:span text:style-name="T12">]</text:span> work together. You need to enter <text:alphabetical-index-mark-start text:id="IMark65372248"/><text:alphabetical-index-mark-start text:id="IMark65648552"/>valu<text:alphabetical-index-mark-start text:id="IMark65290648"/><text:alphabetical-index-mark-start text:id="IMark66504984"/>e<text:alphabetical-index-mark-end text:id="IMark65648552"/><text:alphabetical-index-mark-end text:id="IMark65372248"/>s<text:alphabetical-index-mark-end text:id="IMark66504984"/><text:alphabetical-index-mark-end text:id="IMark65290648"/> using both <text:alphabetical-index-mark-start text:id="IMark40084904"/><text:alphabetical-index-mark-start text:id="IMark65432088"/>function<text:alphabetical-index-mark-end text:id="IMark65432088"/><text:alphabetical-index-mark-end text:id="IMark40084904"/>s in order to alter a fact.</text:p>
      <text:p text:style-name="P18"/>
      <text:p text:style-name="P18"/>
      <text:h text:style-name="Heading_20_3" text:outline-level="3"><text:bookmark-start text:name="__RefHeading___Toc1095_964193841"/>5.2.10. [<text:alphabetical-index-mark-start text:id="IMark66053688"/><text:alphabetical-index-mark-start text:id="IMark66118760"/>VAL<text:alphabetical-index-mark-end text:id="IMark66118760"/><text:alphabetical-index-mark-end text:id="IMark66053688"/>]<text:bookmark-end text:name="__RefHeading___Toc1095_964193841"/></text:h>
      <text:p text:style-name="P18"/>
      <text:p text:style-name="P18"><text:alphabetical-index-mark-start text:id="IMark64837720"/><text:alphabetical-index-mark-start text:id="IMark65576776"/>Value<text:alphabetical-index-mark-end text:id="IMark65576776"/><text:alphabetical-index-mark-end text:id="IMark64837720"/>. <text:span text:style-name="T57">After entering the name of a fact that you want to operate with directly using [</text:span><text:alphabetical-index-mark-start text:id="IMark64969816"/><text:alphabetical-index-mark-start text:id="IMark52580216"/><text:span text:style-name="T57">ITM</text:span><text:alphabetical-index-mark-end text:id="IMark52580216"/><text:alphabetical-index-mark-end text:id="IMark64969816"/><text:span text:style-name="T57">], you need to give that fact a </text:span><text:alphabetical-index-mark-start text:id="IMark52753464"/><text:alphabetical-index-mark-start text:id="IMark66099688"/><text:span text:style-name="T57">Value</text:span><text:alphabetical-index-mark-end text:id="IMark66099688"/><text:alphabetical-index-mark-end text:id="IMark52753464"/><text:span text:style-name="T57">. This is what [</text:span><text:alphabetical-index-mark-start text:id="IMark66980136"/><text:alphabetical-index-mark-start text:id="IMark38473896"/><text:span text:style-name="T57">VAL</text:span><text:alphabetical-index-mark-end text:id="IMark38473896"/><text:alphabetical-index-mark-end text:id="IMark66980136"/><text:span text:style-name="T57">] is for. </text:span></text:p>
      <text:p text:style-name="P18"><text:soft-page-break/></text:p>
      <text:p text:style-name="P40">Once the dialog opens, you need to enter a number. Following with the example pr<text:alphabetical-index-mark-start text:id="IMark65432088"/><text:alphabetical-index-mark-start text:id="IMark40084904"/>es<text:alphabetical-index-mark-end text:id="IMark40084904"/><text:alphabetical-index-mark-end text:id="IMark65432088"/>ented in <text:span text:style-name="T12">[5.2.9.]</text:span>, once you entered <text:span text:style-name="T41">‘tgt_hdg’</text:span>, if you want your ship to turn to a 90 deg heading, you should pr<text:alphabetical-index-mark-start text:id="IMark65290648"/><text:alphabetical-index-mark-start text:id="IMark66504984"/>es<text:alphabetical-index-mark-end text:id="IMark66504984"/><text:alphabetical-index-mark-end text:id="IMark65290648"/>s <text:span text:style-name="T12">[</text:span><text:alphabetical-index-mark-start text:id="IMark65372248"/><text:alphabetical-index-mark-start text:id="IMark65648552"/><text:span text:style-name="T12">VAL</text:span><text:alphabetical-index-mark-end text:id="IMark65648552"/><text:alphabetical-index-mark-end text:id="IMark65372248"/><text:span text:style-name="T12">]</text:span> and enter <text:span text:style-name="T41">‘90’</text:span>.</text:p>
      <text:p text:style-name="P18"/>
      <text:p text:style-name="P18"/>
      <text:h text:style-name="Heading_20_3" text:outline-level="3"><text:bookmark-start text:name="__RefHeading___Toc1097_964193841"/>5.2.11. [<text:alphabetical-index-mark-start text:id="IMark65576776"/><text:alphabetical-index-mark-start text:id="IMark64969816"/>EXE<text:alphabetical-index-mark-end text:id="IMark64969816"/><text:alphabetical-index-mark-end text:id="IMark65576776"/>]<text:bookmark-end text:name="__RefHeading___Toc1097_964193841"/></text:h>
      <text:p text:style-name="P18"/>
      <text:p text:style-name="P18">Execute. <text:span text:style-name="T58">This is used to actually </text:span><text:alphabetical-index-mark-start text:id="IMark52753464"/><text:alphabetical-index-mark-start text:id="IMark66099688"/><text:span text:style-name="T58">send</text:span><text:alphabetical-index-mark-end text:id="IMark66099688"/><text:alphabetical-index-mark-end text:id="IMark52753464"/><text:span text:style-name="T58"> data to the </text:span><text:alphabetical-index-mark-start text:id="IMark65426696"/><text:alphabetical-index-mark-start text:id="IMark66980136"/><text:span text:style-name="T58">AIE</text:span><text:alphabetical-index-mark-end text:id="IMark66980136"/><text:alphabetical-index-mark-end text:id="IMark65426696"/><text:span text:style-name="T58">. Whenever yo use, for example, </text:span><text:span text:style-name="T22">[</text:span><text:alphabetical-index-mark-start text:id="IMark38473896"/><text:alphabetical-index-mark-start text:id="IMark52895672"/><text:span text:style-name="T22">ITM</text:span><text:alphabetical-index-mark-end text:id="IMark52895672"/><text:alphabetical-index-mark-end text:id="IMark38473896"/><text:span text:style-name="T22">]</text:span><text:span text:style-name="T58"> and </text:span><text:span text:style-name="T22">[</text:span><text:alphabetical-index-mark-start text:id="IMark52581352"/><text:alphabetical-index-mark-start text:id="IMark65864920"/><text:span text:style-name="T22">VAL</text:span><text:alphabetical-index-mark-end text:id="IMark65864920"/><text:alphabetical-index-mark-end text:id="IMark52581352"/><text:span text:style-name="T22">]</text:span><text:span text:style-name="T58">, that fact – changing data is not sent away to the </text:span><text:alphabetical-index-mark-start text:id="IMark65520520"/><text:alphabetical-index-mark-start text:id="IMark65432088"/><text:span text:style-name="T58">AIE</text:span><text:alphabetical-index-mark-end text:id="IMark65432088"/><text:alphabetical-index-mark-end text:id="IMark65520520"/><text:span text:style-name="T58"> right away but is kept in a buffer.</text:span></text:p>
      <text:p text:style-name="P18"/>
      <text:p text:style-name="P41">This giv<text:alphabetical-index-mark-start text:id="IMark66053688"/><text:alphabetical-index-mark-start text:id="IMark66261192"/>es<text:alphabetical-index-mark-end text:id="IMark66261192"/><text:alphabetical-index-mark-end text:id="IMark66053688"/> you time to enter data correctly without doing things in a hurry and confirming your intentions by pr<text:alphabetical-index-mark-start text:id="IMark65573960"/><text:alphabetical-index-mark-start text:id="IMark64837720"/>es<text:alphabetical-index-mark-end text:id="IMark64837720"/><text:alphabetical-index-mark-end text:id="IMark65573960"/>sing <text:span text:style-name="T12">[</text:span><text:alphabetical-index-mark-start text:id="IMark64664024"/><text:alphabetical-index-mark-start text:id="IMark64969816"/><text:span text:style-name="T12">EXE</text:span><text:alphabetical-index-mark-end text:id="IMark64969816"/><text:alphabetical-index-mark-end text:id="IMark64664024"/><text:span text:style-name="T12">]</text:span>. This <text:alphabetical-index-mark-start text:id="IMark65576776"/><text:alphabetical-index-mark-start text:id="IMark65750632"/>send<text:alphabetical-index-mark-end text:id="IMark65750632"/><text:alphabetical-index-mark-end text:id="IMark65576776"/>s the data and effectively clears the buffer.</text:p>
      <text:p text:style-name="P41"/>
      <text:p text:style-name="P41">Bear in mind that whenever you pr<text:alphabetical-index-mark-start text:id="IMark65426696"/><text:alphabetical-index-mark-start text:id="IMark66980136"/>es<text:alphabetical-index-mark-end text:id="IMark66980136"/><text:alphabetical-index-mark-end text:id="IMark65426696"/>s <text:span text:style-name="T12">[</text:span><text:alphabetical-index-mark-start text:id="IMark61244664"/><text:alphabetical-index-mark-start text:id="IMark65518136"/><text:span text:style-name="T12">EXE</text:span><text:alphabetical-index-mark-end text:id="IMark65518136"/><text:alphabetical-index-mark-end text:id="IMark61244664"/><text:span text:style-name="T12">]</text:span> you are <text:alphabetical-index-mark-start text:id="IMark38473896"/><text:alphabetical-index-mark-start text:id="IMark52895672"/>send<text:alphabetical-index-mark-end text:id="IMark52895672"/><text:alphabetical-index-mark-end text:id="IMark38473896"/>ing something to the <text:alphabetical-index-mark-start text:id="IMark65290648"/><text:alphabetical-index-mark-start text:id="IMark66504984"/>AIE<text:alphabetical-index-mark-end text:id="IMark66504984"/><text:alphabetical-index-mark-end text:id="IMark65290648"/>. What that something is depends on what is in the buffer at the time. So don’t pr<text:alphabetical-index-mark-start text:id="IMark65335864"/><text:alphabetical-index-mark-start text:id="IMark52581352"/>es<text:alphabetical-index-mark-end text:id="IMark52581352"/><text:alphabetical-index-mark-end text:id="IMark65335864"/>s <text:span text:style-name="T12">[</text:span><text:alphabetical-index-mark-start text:id="IMark65864920"/><text:alphabetical-index-mark-start text:id="IMark64442680"/><text:span text:style-name="T12">EXE</text:span><text:alphabetical-index-mark-end text:id="IMark64442680"/><text:alphabetical-index-mark-end text:id="IMark65864920"/><text:span text:style-name="T12">]</text:span> unl<text:alphabetical-index-mark-start text:id="IMark65372248"/><text:alphabetical-index-mark-start text:id="IMark65520520"/>es<text:alphabetical-index-mark-end text:id="IMark65520520"/><text:alphabetical-index-mark-end text:id="IMark65372248"/>s you mean it.</text:p>
      <text:p text:style-name="P8"/>
      <text:p text:style-name="P8"/>
      <text:h text:style-name="Heading_20_2" text:outline-level="2"><text:bookmark-start text:name="__RefHeading___Toc1099_964193841"/>5.3. <text:alphabetical-index-mark-start text:id="IMark64664024"/><text:alphabetical-index-mark-start text:id="IMark64725176"/>Procedur<text:alphabetical-index-mark-start text:id="IMark65750632"/><text:alphabetical-index-mark-start text:id="IMark65576776"/>e<text:alphabetical-index-mark-end text:id="IMark64725176"/><text:alphabetical-index-mark-end text:id="IMark64664024"/>s<text:bookmark-end text:name="__RefHeading___Toc1099_964193841"/><text:alphabetical-index-mark-end text:id="IMark65576776"/><text:alphabetical-index-mark-end text:id="IMark65750632"/></text:h>
      <text:p text:style-name="P22"/>
      <text:p text:style-name="P22">Th<text:alphabetical-index-mark-start text:id="IMark52753464"/><text:alphabetical-index-mark-start text:id="IMark65426696"/>es<text:alphabetical-index-mark-end text:id="IMark65426696"/><text:alphabetical-index-mark-end text:id="IMark52753464"/>e are some <text:alphabetical-index-mark-start text:id="IMark66980136"/><text:alphabetical-index-mark-start text:id="IMark65432088"/>procedur<text:alphabetical-index-mark-start text:id="IMark65293432"/><text:alphabetical-index-mark-start text:id="IMark61244664"/>e<text:alphabetical-index-mark-end text:id="IMark65432088"/><text:alphabetical-index-mark-end text:id="IMark66980136"/>s<text:alphabetical-index-mark-end text:id="IMark61244664"/><text:alphabetical-index-mark-end text:id="IMark65293432"/> that should be performed using the <text:alphabetical-index-mark-start text:id="IMark65518136"/><text:alphabetical-index-mark-start text:id="IMark65648552"/>function<text:alphabetical-index-mark-end text:id="IMark65648552"/><text:alphabetical-index-mark-end text:id="IMark65518136"/>s d<text:alphabetical-index-mark-start text:id="IMark65335864"/><text:alphabetical-index-mark-start text:id="IMark52581352"/>es<text:alphabetical-index-mark-end text:id="IMark52581352"/><text:alphabetical-index-mark-end text:id="IMark65335864"/>cribed in <text:span text:style-name="T12">[5.2.]</text:span></text:p>
      <text:p text:style-name="P60"/>
      <text:h text:style-name="P82" text:outline-level="3"><text:bookmark-start text:name="__RefHeading___Toc1101_964193841"/>5.<text:span text:style-name="T34">3</text:span>.1. <text:alphabetical-index-mark-start text:id="IMark66118760"/><text:alphabetical-index-mark-start text:id="IMark64442680"/><text:span text:style-name="T33">C</text:span>onnect<text:alphabetical-index-mark-end text:id="IMark64442680"/><text:alphabetical-index-mark-end text:id="IMark66118760"/> to a database.<text:bookmark-end text:name="__RefHeading___Toc1101_964193841"/></text:h>
      <text:p text:style-name="P22"/>
      <text:p text:style-name="P43">The <text:alphabetical-index-mark-start text:id="IMark65372248"/>AIE<text:alphabetical-index-mark-end text:id="IMark65372248"/> onboard <text:alphabetical-index-mark-start text:id="IMark64837720"/>DGIIIAI<text:alphabetical-index-mark-end text:id="IMark64837720"/> starts working the moment the ship is loaded into OSFS’ s<text:alphabetical-index-mark-start text:id="IMark64673672"/>es<text:alphabetical-index-mark-end text:id="IMark64673672"/>sion. However, if you call <text:alphabetical-index-mark-start text:id="IMark66261192"/><text:alphabetical-index-mark-start text:id="IMark66053688"/>SQLC<text:alphabetical-index-mark-end text:id="IMark66053688"/><text:alphabetical-index-mark-end text:id="IMark66261192"/>, in order to interact with the <text:alphabetical-index-mark-start text:id="IMark52580216"/><text:alphabetical-index-mark-start text:id="IMark65484312"/>KB<text:alphabetical-index-mark-end text:id="IMark65484312"/><text:alphabetical-index-mark-end text:id="IMark52580216"/> you need to <text:alphabetical-index-mark-start text:id="IMark65576776"/>connect<text:alphabetical-index-mark-end text:id="IMark65576776"/> to the database. Thus, you should perform <text:alphabetical-index-mark-start text:id="IMark65750632"/>procedure<text:alphabetical-index-mark-end text:id="IMark65750632"/> <text:span text:style-name="T12">[5.3.1.]</text:span> when you load the <text:alphabetical-index-mark-start text:id="IMark64664024"/>MFD<text:alphabetical-index-mark-end text:id="IMark64664024"/> for the first time and after you want to re<text:alphabetical-index-mark-start text:id="IMark64725176"/>connect<text:alphabetical-index-mark-end text:id="IMark64725176"/> to the <text:alphabetical-index-mark-start text:id="IMark64969816"/><text:alphabetical-index-mark-start text:id="IMark66099688"/>KB<text:alphabetical-index-mark-end text:id="IMark66099688"/><text:alphabetical-index-mark-end text:id="IMark64969816"/> if you have performed <text:span text:style-name="T12">[5.3.2.]</text:span>.</text:p>
      <text:p text:style-name="P22"/>
      <text:p text:style-name="P22"/>
      <text:p text:style-name="P22"><text:span text:style-name="T12">5.</text:span><text:span text:style-name="T16">3</text:span><text:span text:style-name="T12">.</text:span><text:span text:style-name="T16">1.</text:span><text:span text:style-name="T12">1.</text:span> Pr<text:alphabetical-index-mark-start text:id="IMark65432088"/><text:alphabetical-index-mark-start text:id="IMark52753464"/>es<text:alphabetical-index-mark-end text:id="IMark52753464"/><text:alphabetical-index-mark-end text:id="IMark65432088"/>s <text:span text:style-name="T12">[</text:span><text:alphabetical-index-mark-start text:id="IMark65426696"/><text:alphabetical-index-mark-start text:id="IMark65290648"/><text:span text:style-name="T12">DB</text:span><text:alphabetical-index-mark-end text:id="IMark65290648"/><text:alphabetical-index-mark-end text:id="IMark65426696"/><text:span text:style-name="T12">]</text:span> and wait for the dialog box to open.</text:p>
      <text:p text:style-name="P22"><text:soft-page-break/></text:p>
      <text:p text:style-name="P22"/>
      <text:p text:style-name="P22"><text:span text:style-name="T12">5.</text:span><text:span text:style-name="T16">3.1.2.</text:span> On the dialog box write ‘<text:alphabetical-index-mark-start text:id="IMark66053688"/><text:alphabetical-index-mark-start text:id="IMark64673672"/>DGIIIAI<text:alphabetical-index-mark-end text:id="IMark64673672"/><text:alphabetical-index-mark-end text:id="IMark66053688"/>’ to <text:alphabetical-index-mark-start text:id="IMark64837720"/><text:alphabetical-index-mark-start text:id="IMark65372248"/>connect<text:alphabetical-index-mark-end text:id="IMark65372248"/><text:alphabetical-index-mark-end text:id="IMark64837720"/> to the <text:alphabetical-index-mark-start text:id="IMark40084904"/><text:alphabetical-index-mark-start text:id="IMark64969816"/>DGIIIAI<text:alphabetical-index-mark-end text:id="IMark64969816"/><text:alphabetical-index-mark-end text:id="IMark40084904"/>.db database or ‘<text:alphabetical-index-mark-start text:id="IMark66099688"/><text:alphabetical-index-mark-start text:id="IMark64725176"/><text:alphabetical-index-mark-start text:id="IMark64664024"/><text:alphabetical-index-mark-start text:id="IMark65335864"/>SQLC<text:alphabetical-index-mark-end text:id="IMark65335864"/><text:alphabetical-index-mark-end text:id="IMark64664024"/><text:alphabetical-index-mark-end text:id="IMark64725176"/><text:alphabetical-index-mark-end text:id="IMark66099688"/>’ to <text:alphabetical-index-mark-start text:id="IMark65518136"/><text:alphabetical-index-mark-start text:id="IMark52581352"/>connect<text:alphabetical-index-mark-end text:id="IMark52581352"/><text:alphabetical-index-mark-end text:id="IMark65518136"/> to <text:alphabetical-index-mark-start text:id="IMark65293432"/><text:alphabetical-index-mark-start text:id="IMark65648552"/><text:alphabetical-index-mark-start text:id="IMark66980136"/><text:alphabetical-index-mark-start text:id="IMark61244664"/>SQLC<text:alphabetical-index-mark-end text:id="IMark61244664"/><text:alphabetical-index-mark-end text:id="IMark66980136"/><text:alphabetical-index-mark-end text:id="IMark65648552"/><text:alphabetical-index-mark-end text:id="IMark65293432"/> database.</text:p>
      <text:p text:style-name="P21"/>
      <text:p text:style-name="P21"/>
      <text:p text:style-name="P21"><text:span text:style-name="T15">5.3.1.3.</text:span><text:span text:style-name="T33"> P</text:span>r<text:alphabetical-index-mark-start text:id="IMark64442680"/><text:alphabetical-index-mark-start text:id="IMark66118760"/>es<text:alphabetical-index-mark-end text:id="IMark66118760"/><text:alphabetical-index-mark-end text:id="IMark64442680"/>s <text:span text:style-name="T12">[</text:span><text:alphabetical-index-mark-start text:id="IMark65426696"/><text:alphabetical-index-mark-start text:id="IMark65290648"/><text:span text:style-name="T12">CON</text:span><text:alphabetical-index-mark-end text:id="IMark65290648"/><text:alphabetical-index-mark-end text:id="IMark65426696"/><text:span text:style-name="T12">] </text:span><text:span text:style-name="T27">to </text:span><text:alphabetical-index-mark-start text:id="IMark65520520"/><text:alphabetical-index-mark-start text:id="IMark65750632"/><text:span text:style-name="T27">connect</text:span><text:alphabetical-index-mark-end text:id="IMark65750632"/><text:alphabetical-index-mark-end text:id="IMark65520520"/><text:span text:style-name="T27">.</text:span></text:p>
      <text:p text:style-name="P22"/>
      <text:p text:style-name="P22"/>
      <text:p text:style-name="P22">After calling this <text:alphabetical-index-mark-start text:id="IMark52581352"/><text:alphabetical-index-mark-start text:id="IMark66099688"/>MFD<text:alphabetical-index-mark-end text:id="IMark66099688"/><text:alphabetical-index-mark-end text:id="IMark52581352"/> for the first time in your <text:alphabetical-index-mark-start text:id="IMark64725176"/><text:alphabetical-index-mark-start text:id="IMark64664024"/>Orbiter<text:alphabetical-index-mark-end text:id="IMark64664024"/><text:alphabetical-index-mark-end text:id="IMark64725176"/> s<text:alphabetical-index-mark-start text:id="IMark65335864"/><text:alphabetical-index-mark-start text:id="IMark40084904"/>es<text:alphabetical-index-mark-end text:id="IMark40084904"/><text:alphabetical-index-mark-end text:id="IMark65335864"/>sion, you should <text:alphabetical-index-mark-start text:id="IMark64969816"/><text:alphabetical-index-mark-start text:id="IMark64837720"/>connect<text:alphabetical-index-mark-end text:id="IMark64837720"/><text:alphabetical-index-mark-end text:id="IMark64969816"/> to <text:alphabetical-index-mark-start text:id="IMark65372248"/><text:alphabetical-index-mark-start text:id="IMark66053688"/>DGIIIAI<text:alphabetical-index-mark-end text:id="IMark66053688"/><text:alphabetical-index-mark-end text:id="IMark65372248"/>.db with this <text:alphabetical-index-mark-start text:id="IMark64673672"/><text:alphabetical-index-mark-start text:id="IMark52941208"/>procedure<text:alphabetical-index-mark-end text:id="IMark52941208"/><text:alphabetical-index-mark-end text:id="IMark64673672"/>.</text:p>
      <text:p text:style-name="P22"/>
      <text:p text:style-name="P22">If you want to switch databas<text:alphabetical-index-mark-start text:id="IMark65432088"/><text:alphabetical-index-mark-start text:id="IMark65573960"/>es<text:alphabetical-index-mark-end text:id="IMark65573960"/><text:alphabetical-index-mark-end text:id="IMark65432088"/>, first <text:alphabetical-index-mark-start text:id="IMark66729256"/><text:alphabetical-index-mark-start text:id="IMark64442680"/>dis<text:alphabetical-index-mark-start text:id="IMark66118760"/><text:alphabetical-index-mark-start text:id="IMark52580216"/>connect<text:alphabetical-index-mark-end text:id="IMark52580216"/><text:alphabetical-index-mark-end text:id="IMark66118760"/><text:alphabetical-index-mark-end text:id="IMark64442680"/><text:alphabetical-index-mark-end text:id="IMark66729256"/> from the current database you are <text:alphabetical-index-mark-start text:id="IMark65426696"/><text:alphabetical-index-mark-start text:id="IMark65290648"/>connect<text:alphabetical-index-mark-end text:id="IMark65290648"/><text:alphabetical-index-mark-end text:id="IMark65426696"/>ed to following <text:span text:style-name="T12">[</text:span><text:span text:style-name="T16">5.3.2.</text:span><text:span text:style-name="T12">]</text:span> and then perform <text:span text:style-name="T12">[5.</text:span><text:span text:style-name="T16">3</text:span><text:span text:style-name="T12">.1.]</text:span><text:span text:style-name="T26">.</text:span></text:p>
      <text:p text:style-name="P61"/>
      <text:p text:style-name="P61"/>
      <text:h text:style-name="Heading_20_3" text:outline-level="3"><text:bookmark-start text:name="__RefHeading___Toc1103_964193841"/><text:span text:style-name="T12">5.3.2.</text:span><text:span text:style-name="T26"> </text:span><text:alphabetical-index-mark-start text:id="IMark64673672"/><text:alphabetical-index-mark-start text:id="IMark66053688"/><text:span text:style-name="T12">Dis</text:span><text:alphabetical-index-mark-start text:id="IMark64969816"/><text:alphabetical-index-mark-start text:id="IMark64837720"/><text:span text:style-name="T12">connect</text:span><text:bookmark-end text:name="__RefHeading___Toc1103_964193841"/><text:alphabetical-index-mark-end text:id="IMark64837720"/><text:alphabetical-index-mark-end text:id="IMark64969816"/><text:alphabetical-index-mark-end text:id="IMark66053688"/><text:alphabetical-index-mark-end text:id="IMark64673672"/></text:h>
      <text:p text:style-name="P62"/>
      <text:p text:style-name="P62"/>
      <text:p text:style-name="P23"><text:span text:style-name="T12">5.3.2.1.</text:span><text:span text:style-name="T26"> Pr</text:span><text:alphabetical-index-mark-start text:id="IMark52895672"/><text:alphabetical-index-mark-start text:id="IMark65426696"/><text:span text:style-name="T26">es</text:span><text:alphabetical-index-mark-end text:id="IMark65426696"/><text:alphabetical-index-mark-end text:id="IMark52895672"/><text:span text:style-name="T26">s </text:span><text:span text:style-name="T12">[</text:span><text:alphabetical-index-mark-start text:id="IMark65290648"/><text:alphabetical-index-mark-start text:id="IMark66729256"/><text:span text:style-name="T12">DIS</text:span><text:alphabetical-index-mark-end text:id="IMark66729256"/><text:alphabetical-index-mark-end text:id="IMark65290648"/><text:span text:style-name="T12">]</text:span><text:span text:style-name="T26">.</text:span></text:p>
      <text:p text:style-name="P62"/>
      <text:p text:style-name="P62"/>
      <text:p text:style-name="P23"><text:span text:style-name="T12">5.3.2.2.</text:span><text:span text:style-name="T26"> Wait until all pending </text:span><text:alphabetical-index-mark-start text:id="IMark65518136"/><text:alphabetical-index-mark-start text:id="IMark65293432"/><text:span text:style-name="T26">DB</text:span><text:alphabetical-index-mark-end text:id="IMark65293432"/><text:alphabetical-index-mark-end text:id="IMark65518136"/><text:span text:style-name="T26"> operations are finished. This might take a second or so.</text:span></text:p>
      <text:p text:style-name="P62"/>
      <text:p text:style-name="P62"/>
      <text:p text:style-name="P23"><text:span text:style-name="T26">Before leaving a database it is recommendable to </text:span><text:alphabetical-index-mark-start text:id="IMark64664024"/><text:alphabetical-index-mark-start text:id="IMark66099688"/><text:span text:style-name="T26">dis</text:span><text:alphabetical-index-mark-start text:id="IMark52581352"/><text:alphabetical-index-mark-start text:id="IMark52753464"/><text:span text:style-name="T26">connect</text:span><text:alphabetical-index-mark-end text:id="IMark52753464"/><text:alphabetical-index-mark-end text:id="IMark52581352"/><text:alphabetical-index-mark-end text:id="IMark66099688"/><text:alphabetical-index-mark-end text:id="IMark64664024"/><text:span text:style-name="T26"> or close it. Otherwise Sqlite3 might leave some </text:span><text:alphabetical-index-mark-start text:id="IMark65864920"/><text:alphabetical-index-mark-start text:id="IMark64442680"/><text:span text:style-name="T26">connect</text:span><text:alphabetical-index-mark-end text:id="IMark64442680"/><text:alphabetical-index-mark-end text:id="IMark65864920"/><text:span text:style-name="T26">ions open and when you finish your OSFS s</text:span><text:alphabetical-index-mark-start text:id="IMark66118760"/><text:alphabetical-index-mark-start text:id="IMark52580216"/><text:span text:style-name="T26">es</text:span><text:alphabetical-index-mark-end text:id="IMark52580216"/><text:alphabetical-index-mark-end text:id="IMark66118760"/><text:span text:style-name="T26">sion things might crash or even data might get corrupted.</text:span></text:p>
      <text:p text:style-name="P62"/>
      <text:p text:style-name="P24"><text:span text:style-name="T26">After </text:span><text:alphabetical-index-mark-start text:id="IMark38473896"/><text:alphabetical-index-mark-start text:id="IMark66504984"/><text:span text:style-name="T26">dis</text:span><text:alphabetical-index-mark-start text:id="IMark66980136"/><text:alphabetical-index-mark-start text:id="IMark52941208"/><text:span text:style-name="T26">connect</text:span><text:alphabetical-index-mark-end text:id="IMark52941208"/><text:alphabetical-index-mark-end text:id="IMark66980136"/><text:alphabetical-index-mark-end text:id="IMark66504984"/><text:alphabetical-index-mark-end text:id="IMark38473896"/><text:span text:style-name="T26">ion, you will have to perform </text:span><text:span text:style-name="T12">[5.3.1.]</text:span><text:span text:style-name="T26"> to </text:span><text:alphabetical-index-mark-start text:id="IMark61244664"/><text:alphabetical-index-mark-start text:id="IMark65372248"/><text:span text:style-name="T26">connect</text:span><text:alphabetical-index-mark-end text:id="IMark65372248"/><text:alphabetical-index-mark-end text:id="IMark61244664"/><text:span text:style-name="T26"> to a database again.</text:span></text:p>
      <text:p text:style-name="P63"/>
      <text:p text:style-name="P63"><text:soft-page-break/></text:p>
      <text:h text:style-name="Heading_20_3" text:outline-level="3"><text:bookmark-start text:name="__RefHeading___Toc1105_964193841"/>5.3.3. <text:alphabetical-index-mark-start text:id="IMark52581352"/><text:alphabetical-index-mark-start text:id="IMark65573960"/>Send<text:alphabetical-index-mark-end text:id="IMark65573960"/><text:alphabetical-index-mark-end text:id="IMark52581352"/> a raw <text:alphabetical-index-mark-start text:id="IMark65576776"/><text:alphabetical-index-mark-start text:id="IMark65864920"/>SQL<text:alphabetical-index-mark-end text:id="IMark65864920"/><text:alphabetical-index-mark-end text:id="IMark65576776"/> query<text:bookmark-end text:name="__RefHeading___Toc1105_964193841"/></text:h>
      <text:p text:style-name="P64"/>
      <text:p text:style-name="P64"/>
      <text:p text:style-name="P25"><text:span text:style-name="T12">5.3.3.1.</text:span><text:span text:style-name="T26"> Pr</text:span><text:alphabetical-index-mark-start text:id="IMark52580216"/><text:alphabetical-index-mark-start text:id="IMark66261192"/><text:span text:style-name="T26">es</text:span><text:alphabetical-index-mark-end text:id="IMark66261192"/><text:alphabetical-index-mark-end text:id="IMark52580216"/><text:span text:style-name="T26">s </text:span><text:span text:style-name="T12">[</text:span><text:alphabetical-index-mark-start text:id="IMark65750632"/><text:alphabetical-index-mark-start text:id="IMark65484312"/><text:span text:style-name="T12">SQL</text:span><text:alphabetical-index-mark-end text:id="IMark65484312"/><text:alphabetical-index-mark-end text:id="IMark65750632"/><text:span text:style-name="T12">]</text:span><text:span text:style-name="T26"> and wait for the dialog box to open.</text:span></text:p>
      <text:p text:style-name="P64"/>
      <text:p text:style-name="P64"/>
      <text:p text:style-name="P25"><text:span text:style-name="T12">5.3.3.2.</text:span><text:span text:style-name="T26"> Write a full </text:span><text:alphabetical-index-mark-start text:id="IMark65372248"/><text:alphabetical-index-mark-start text:id="IMark64837720"/><text:span text:style-name="T26">SQL</text:span><text:alphabetical-index-mark-end text:id="IMark64837720"/><text:alphabetical-index-mark-end text:id="IMark65372248"/><text:span text:style-name="T26"> query on the dialog.</text:span></text:p>
      <text:p text:style-name="P64"/>
      <text:p text:style-name="P64"/>
      <text:p text:style-name="P25"><text:span text:style-name="T12">5.3.3.3.</text:span><text:span text:style-name="T26"> Pr</text:span><text:alphabetical-index-mark-start text:id="IMark52753464"/><text:alphabetical-index-mark-start text:id="IMark65290648"/><text:span text:style-name="T26">es</text:span><text:alphabetical-index-mark-end text:id="IMark65290648"/><text:alphabetical-index-mark-end text:id="IMark52753464"/><text:span text:style-name="T26">s </text:span><text:span text:style-name="T12">[</text:span><text:alphabetical-index-mark-start text:id="IMark64442680"/><text:alphabetical-index-mark-start text:id="IMark66118760"/><text:span text:style-name="T12">EXE</text:span><text:alphabetical-index-mark-end text:id="IMark66118760"/><text:alphabetical-index-mark-end text:id="IMark64442680"/><text:span text:style-name="T12">]</text:span><text:span text:style-name="T26">.</text:span></text:p>
      <text:p text:style-name="P64"/>
      <text:p text:style-name="P64"/>
      <text:h text:style-name="Heading_20_3" text:outline-level="3"><text:bookmark-start text:name="__RefHeading___Toc3402_1164564522"/>5.3.4. Activate a mode using [<text:alphabetical-index-mark-start text:id="IMark52941208"/>MON<text:alphabetical-index-mark-end text:id="IMark52941208"/>].<text:bookmark-end text:name="__RefHeading___Toc3402_1164564522"/></text:h>
      <text:p text:style-name="P65"/>
      <text:p text:style-name="P44"><text:span text:style-name="T26">There are various ways to activate a mode, but for convenience and efficiency, you have the </text:span><text:span text:style-name="T12">[</text:span><text:alphabetical-index-mark-start text:id="IMark52895672"/><text:span text:style-name="T12">MON</text:span><text:alphabetical-index-mark-end text:id="IMark52895672"/><text:span text:style-name="T12">]</text:span><text:span text:style-name="T26"> </text:span><text:alphabetical-index-mark-start text:id="IMark64969816"/><text:span text:style-name="T26">function</text:span><text:alphabetical-index-mark-end text:id="IMark64969816"/><text:span text:style-name="T26">.</text:span></text:p>
      <text:p text:style-name="P65"/>
      <text:p text:style-name="P65"/>
      <text:p text:style-name="P45"><text:span text:style-name="T12">5.3.4.1.</text:span><text:span text:style-name="T26"> Pr</text:span><text:alphabetical-index-mark-start text:id="IMark52753464"/><text:span text:style-name="T26">es</text:span><text:alphabetical-index-mark-end text:id="IMark52753464"/><text:span text:style-name="T26">s </text:span><text:span text:style-name="T12">[</text:span><text:alphabetical-index-mark-start text:id="IMark65290648"/><text:span text:style-name="T12">MON</text:span><text:alphabetical-index-mark-end text:id="IMark65290648"/><text:span text:style-name="T12">]</text:span><text:span text:style-name="T26">.</text:span></text:p>
      <text:p text:style-name="P69"/>
      <text:p text:style-name="P69"/>
      <text:p text:style-name="P45"><text:span text:style-name="T12">5.3.4.2.</text:span><text:span text:style-name="T26"> Once the dialog appears, enter the name of the mode without the </text:span><text:span text:style-name="T46">‘mode_’</text:span><text:span text:style-name="T26"> substring. For example, if you want to activate </text:span><text:span text:style-name="T46">‘mode_wpt’</text:span><text:span text:style-name="T26"> you would just </text:span><text:alphabetical-index-mark-start text:id="IMark52941208"/><text:span text:style-name="T26">input</text:span><text:alphabetical-index-mark-end text:id="IMark52941208"/><text:span text:style-name="T26"> </text:span><text:span text:style-name="T46">‘wpt’</text:span><text:span text:style-name="T26">.</text:span></text:p>
      <text:p text:style-name="P69"/>
      <text:p text:style-name="P69"/>
      <text:p text:style-name="P45"><text:span text:style-name="T12">5.3.4.3.</text:span><text:span text:style-name="T26"> Pr</text:span><text:alphabetical-index-mark-start text:id="IMark65520520"/><text:span text:style-name="T26">es</text:span><text:alphabetical-index-mark-end text:id="IMark65520520"/><text:span text:style-name="T26">s </text:span><text:span text:style-name="T12">[</text:span><text:alphabetical-index-mark-start text:id="IMark65648552"/><text:span text:style-name="T12">EXE</text:span><text:alphabetical-index-mark-end text:id="IMark65648552"/><text:span text:style-name="T12">]</text:span><text:span text:style-name="T26">.</text:span></text:p>
      <text:p text:style-name="P69"/>
      <text:p text:style-name="P69"/>
      <text:h text:style-name="P83" text:outline-level="3"><text:bookmark-start text:name="__RefHeading___Toc3432_1164564522"/><text:soft-page-break/>5.3.<text:span text:style-name="T59">5</text:span>. <text:span text:style-name="T59">Dea</text:span>ctivate a mode using [<text:alphabetical-index-mark-start text:id="IMark64673672"/>MO<text:span text:style-name="T59">F</text:span><text:alphabetical-index-mark-end text:id="IMark64673672"/>].<text:bookmark-end text:name="__RefHeading___Toc3432_1164564522"/></text:h>
      <text:p text:style-name="P66"/>
      <text:p text:style-name="P53"><text:span text:style-name="T26">There are various ways to </text:span><text:span text:style-name="T28">de</text:span><text:span text:style-name="T26">activate a mode, but for convenience and efficiency, you have the </text:span><text:span text:style-name="T12">[</text:span><text:alphabetical-index-mark-start text:id="IMark64837720"/><text:span text:style-name="T12">MO</text:span><text:span text:style-name="T23">F</text:span><text:alphabetical-index-mark-end text:id="IMark64837720"/><text:span text:style-name="T12">]</text:span><text:span text:style-name="T26"> </text:span><text:alphabetical-index-mark-start text:id="IMark52895672"/><text:span text:style-name="T26">function</text:span><text:alphabetical-index-mark-end text:id="IMark52895672"/><text:span text:style-name="T26">.</text:span></text:p>
      <text:p text:style-name="P66"/>
      <text:p text:style-name="P66"/>
      <text:p text:style-name="P56"><text:span text:style-name="T12">5.3.</text:span><text:span text:style-name="T23">5</text:span><text:span text:style-name="T12">.1.</text:span><text:span text:style-name="T26"> Pr</text:span><text:alphabetical-index-mark-start text:id="IMark66118760"/><text:span text:style-name="T26">es</text:span><text:alphabetical-index-mark-end text:id="IMark66118760"/><text:span text:style-name="T26">s </text:span><text:span text:style-name="T12">[</text:span><text:alphabetical-index-mark-start text:id="IMark65648552"/><text:span text:style-name="T12">MO</text:span><text:span text:style-name="T23">F</text:span><text:alphabetical-index-mark-end text:id="IMark65648552"/><text:span text:style-name="T12">]</text:span><text:span text:style-name="T26">.</text:span></text:p>
      <text:p text:style-name="P70"/>
      <text:p text:style-name="P70"/>
      <text:p text:style-name="P56"><text:span text:style-name="T12">5.3.</text:span><text:span text:style-name="T23">5</text:span><text:span text:style-name="T12">.2.</text:span><text:span text:style-name="T26"> Once the dialog appears, enter the name of the mode without the </text:span><text:span text:style-name="T46">‘mode_’</text:span><text:span text:style-name="T26"> substring. For example, if you want to </text:span><text:span text:style-name="T28">de</text:span><text:span text:style-name="T26">activate </text:span><text:span text:style-name="T46">‘mode_wpt’</text:span><text:span text:style-name="T26"> you would just </text:span><text:alphabetical-index-mark-start text:id="IMark64664024"/><text:span text:style-name="T26">input</text:span><text:alphabetical-index-mark-end text:id="IMark64664024"/><text:span text:style-name="T26"> </text:span><text:span text:style-name="T46">‘wpt’</text:span><text:span text:style-name="T26">.</text:span></text:p>
      <text:p text:style-name="P70"/>
      <text:p text:style-name="P70"/>
      <text:p text:style-name="P70"><text:span text:style-name="T12">5.3.</text:span><text:span text:style-name="T23">5</text:span><text:span text:style-name="T12">.3.</text:span> Pr<text:alphabetical-index-mark-start text:id="IMark66118760"/>es<text:alphabetical-index-mark-end text:id="IMark66118760"/>s <text:span text:style-name="T12">[</text:span><text:alphabetical-index-mark-start text:id="IMark66504984"/><text:span text:style-name="T12">EXE</text:span><text:alphabetical-index-mark-end text:id="IMark66504984"/><text:span text:style-name="T12">]</text:span>.</text:p>
      <text:p text:style-name="P62"/>
      <text:p text:style-name="P8"/>
      <text:h text:style-name="P84" text:outline-level="3"><text:bookmark-start text:name="__RefHeading___Toc3434_1164564522"/>5.3.<text:span text:style-name="T60">6</text:span>. <text:span text:style-name="T60">Load an AI </text:span><text:alphabetical-index-mark-start text:id="IMark66099688"/><text:span text:style-name="T60">program</text:span><text:alphabetical-index-mark-end text:id="IMark66099688"/> <text:span text:style-name="T61">to </text:span><text:span text:style-name="T45">sde_rul</text:span><text:alphabetical-index-mark-start text:id="IMark64969816"/><text:span text:style-name="T45">es</text:span><text:alphabetical-index-mark-end text:id="IMark64969816"/><text:span text:style-name="T61"> </text:span>using [<text:alphabetical-index-mark-start text:id="IMark64837720"/><text:span text:style-name="T60">PON</text:span><text:alphabetical-index-mark-end text:id="IMark64837720"/>].<text:bookmark-end text:name="__RefHeading___Toc3434_1164564522"/></text:h>
      <text:p text:style-name="P67"/>
      <text:p text:style-name="P54"><text:span text:style-name="T26">There are various ways to </text:span><text:span text:style-name="T29">load a </text:span><text:alphabetical-index-mark-start text:id="IMark52580216"/><text:span text:style-name="T29">program</text:span><text:alphabetical-index-mark-end text:id="IMark52580216"/><text:span text:style-name="T26">, but for convenience and efficiency, you have the </text:span><text:span text:style-name="T12">[</text:span><text:alphabetical-index-mark-start text:id="IMark65518136"/><text:span text:style-name="T24">P</text:span><text:span text:style-name="T12">ON</text:span><text:alphabetical-index-mark-end text:id="IMark65518136"/><text:span text:style-name="T12">]</text:span><text:span text:style-name="T26"> </text:span><text:alphabetical-index-mark-start text:id="IMark64664024"/><text:span text:style-name="T26">function</text:span><text:alphabetical-index-mark-end text:id="IMark64664024"/><text:span text:style-name="T26">.</text:span></text:p>
      <text:p text:style-name="P67"/>
      <text:p text:style-name="P57"><text:span text:style-name="T12">5.3.</text:span><text:span text:style-name="T24">6</text:span><text:span text:style-name="T12">.1.</text:span><text:span text:style-name="T26"> Pr</text:span><text:alphabetical-index-mark-start text:id="IMark66504984"/><text:span text:style-name="T26">es</text:span><text:alphabetical-index-mark-end text:id="IMark66504984"/><text:span text:style-name="T26">s </text:span><text:span text:style-name="T12">[</text:span><text:alphabetical-index-mark-start text:id="IMark66053688"/><text:span text:style-name="T24">P</text:span><text:span text:style-name="T12">ON</text:span><text:alphabetical-index-mark-end text:id="IMark66053688"/><text:span text:style-name="T12">]</text:span><text:span text:style-name="T26">.</text:span></text:p>
      <text:p text:style-name="P71"/>
      <text:p text:style-name="P71"/>
      <text:p text:style-name="P57"><text:span text:style-name="T12">5.3.</text:span><text:span text:style-name="T24">6</text:span><text:span text:style-name="T12">.2.</text:span><text:span text:style-name="T26"> Once the dialog appears, enter the name of the </text:span><text:alphabetical-index-mark-start text:id="IMark64442680"/><text:span text:style-name="T29">program</text:span><text:alphabetical-index-mark-end text:id="IMark64442680"/><text:span text:style-name="T26"> without the </text:span><text:span text:style-name="T46">‘</text:span><text:span text:style-name="T47">prg</text:span><text:span text:style-name="T46">’</text:span><text:span text:style-name="T26"> substring. For example, if you want to </text:span><text:span text:style-name="T30">load</text:span><text:span text:style-name="T26"> </text:span><text:span text:style-name="T46">‘</text:span><text:span text:style-name="T47">prg43.2</text:span><text:span text:style-name="T46">’</text:span><text:span text:style-name="T26"> </text:span><text:span text:style-name="T30">from </text:span><text:span text:style-name="T48">sde_prg_rul</text:span><text:alphabetical-index-mark-start text:id="IMark52580216"/><text:span text:style-name="T48">es</text:span><text:alphabetical-index-mark-end text:id="IMark52580216"/><text:span text:style-name="T30"> to </text:span><text:span text:style-name="T48">sde_rul</text:span><text:alphabetical-index-mark-start text:id="IMark65293432"/><text:span text:style-name="T48">es</text:span><text:alphabetical-index-mark-end text:id="IMark65293432"/><text:span text:style-name="T30"> </text:span><text:span text:style-name="T26">you would just </text:span><text:alphabetical-index-mark-start text:id="IMark52753464"/><text:span text:style-name="T26">input</text:span><text:alphabetical-index-mark-end text:id="IMark52753464"/><text:span text:style-name="T26"> </text:span><text:span text:style-name="T46">‘</text:span><text:span text:style-name="T47">43.2</text:span><text:span text:style-name="T46">’</text:span><text:span text:style-name="T26">.</text:span></text:p>
      <text:p text:style-name="P71"/>
      <text:p text:style-name="P71"/>
      <text:p text:style-name="P57"><text:span text:style-name="T12">5.3.</text:span><text:span text:style-name="T24">6</text:span><text:span text:style-name="T12">.3.</text:span><text:span text:style-name="T26"> Pr</text:span><text:alphabetical-index-mark-start text:id="IMark64442680"/><text:span text:style-name="T26">es</text:span><text:alphabetical-index-mark-end text:id="IMark64442680"/><text:span text:style-name="T26">s </text:span><text:span text:style-name="T12">[</text:span><text:alphabetical-index-mark-start text:id="IMark65484312"/><text:span text:style-name="T12">EXE</text:span><text:alphabetical-index-mark-end text:id="IMark65484312"/><text:span text:style-name="T12">]</text:span><text:span text:style-name="T26">.</text:span></text:p>
      <text:p text:style-name="P57"><text:span text:style-name="T26"/></text:p>
      <text:p text:style-name="P57"><text:span text:style-name="T26"/></text:p>
      <text:h text:style-name="P85" text:outline-level="3"><text:bookmark-start text:name="__RefHeading___Toc3436_1164564522"/><text:soft-page-break/>5.3.<text:span text:style-name="T62">7</text:span>. <text:span text:style-name="T62">Unload an AI </text:span><text:alphabetical-index-mark-start text:id="IMark66053688"/><text:span text:style-name="T62">program</text:span><text:alphabetical-index-mark-end text:id="IMark66053688"/> <text:span text:style-name="T62">from </text:span><text:span text:style-name="T45">sde_rul</text:span><text:alphabetical-index-mark-start text:id="IMark65573960"/><text:span text:style-name="T45">es</text:span><text:alphabetical-index-mark-end text:id="IMark65573960"/><text:span text:style-name="T61"> </text:span>using [<text:alphabetical-index-mark-start text:id="IMark52753464"/><text:span text:style-name="T60">POF</text:span><text:alphabetical-index-mark-end text:id="IMark52753464"/>].<text:bookmark-end text:name="__RefHeading___Toc3436_1164564522"/></text:h>
      <text:p text:style-name="P68"/>
      <text:p text:style-name="P55"><text:span text:style-name="T26">There are various ways to </text:span><text:span text:style-name="T29">load a </text:span><text:alphabetical-index-mark-start text:id="IMark65750632"/><text:span text:style-name="T29">program</text:span><text:alphabetical-index-mark-end text:id="IMark65750632"/><text:span text:style-name="T26">, but for convenience and efficiency, you have the </text:span><text:span text:style-name="T12">[</text:span><text:alphabetical-index-mark-start text:id="IMark65520520"/><text:span text:style-name="T24">P</text:span><text:span text:style-name="T12">O</text:span><text:span text:style-name="T25">F</text:span><text:alphabetical-index-mark-end text:id="IMark65520520"/><text:span text:style-name="T12">]</text:span><text:span text:style-name="T26"> </text:span><text:alphabetical-index-mark-start text:id="IMark65518136"/><text:span text:style-name="T26">function</text:span><text:alphabetical-index-mark-end text:id="IMark65518136"/><text:span text:style-name="T26">.</text:span></text:p>
      <text:p text:style-name="P68"/>
      <text:p text:style-name="P58"><text:span text:style-name="T12">5.3.</text:span><text:span text:style-name="T25">7</text:span><text:span text:style-name="T12">.1.</text:span><text:span text:style-name="T26"> Pr</text:span><text:alphabetical-index-mark-start text:id="IMark52941208"/><text:span text:style-name="T26">es</text:span><text:alphabetical-index-mark-end text:id="IMark52941208"/><text:span text:style-name="T26">s </text:span><text:span text:style-name="T12">[</text:span><text:alphabetical-index-mark-start text:id="IMark65426696"/><text:span text:style-name="T24">P</text:span><text:span text:style-name="T12">O</text:span><text:span text:style-name="T25">F</text:span><text:alphabetical-index-mark-end text:id="IMark65426696"/><text:span text:style-name="T12">]</text:span><text:span text:style-name="T26">.</text:span></text:p>
      <text:p text:style-name="P72"/>
      <text:p text:style-name="P72"/>
      <text:p text:style-name="P58"><text:span text:style-name="T12">5.3.</text:span><text:span text:style-name="T25">7</text:span><text:span text:style-name="T12">.2.</text:span><text:span text:style-name="T26"> Once the dialog appears, enter the name of the </text:span><text:alphabetical-index-mark-start text:id="IMark64664024"/><text:span text:style-name="T29">program</text:span><text:alphabetical-index-mark-end text:id="IMark64664024"/><text:span text:style-name="T26"> without the </text:span><text:span text:style-name="T46">‘</text:span><text:span text:style-name="T47">prg</text:span><text:span text:style-name="T46">’</text:span><text:span text:style-name="T26"> substring. For example, if you want to </text:span><text:span text:style-name="T30">unload</text:span><text:span text:style-name="T26"> </text:span><text:span text:style-name="T46">‘</text:span><text:span text:style-name="T47">prg43.2</text:span><text:span text:style-name="T46">’</text:span><text:span text:style-name="T26"> </text:span><text:span text:style-name="T30">from </text:span><text:span text:style-name="T48">sde_rul</text:span><text:alphabetical-index-mark-start text:id="IMark64725176"/><text:span text:style-name="T48">es</text:span><text:alphabetical-index-mark-end text:id="IMark64725176"/><text:span text:style-name="T30"> </text:span><text:span text:style-name="T26">you would just </text:span><text:alphabetical-index-mark-start text:id="IMark66118760"/><text:span text:style-name="T26">input</text:span><text:alphabetical-index-mark-end text:id="IMark66118760"/><text:span text:style-name="T26"> </text:span><text:span text:style-name="T46">‘</text:span><text:span text:style-name="T47">43.2</text:span><text:span text:style-name="T46">’</text:span><text:span text:style-name="T26">. </text:span><text:span text:style-name="T30">Note that the records of the </text:span><text:alphabetical-index-mark-start text:id="IMark66980136"/><text:span text:style-name="T30">program</text:span><text:alphabetical-index-mark-end text:id="IMark66980136"/><text:span text:style-name="T30"> are not deleted from </text:span><text:span text:style-name="T48">sde_prg_rul</text:span><text:alphabetical-index-mark-start text:id="IMark40084904"/><text:span text:style-name="T48">es</text:span><text:alphabetical-index-mark-end text:id="IMark40084904"/><text:span text:style-name="T30"> when you execute this </text:span><text:alphabetical-index-mark-start text:id="IMark65520520"/><text:span text:style-name="T30">procedure</text:span><text:alphabetical-index-mark-end text:id="IMark65520520"/><text:span text:style-name="T30">.</text:span></text:p>
      <text:p text:style-name="P72"/>
      <text:p text:style-name="P72"/>
      <text:p text:style-name="P58"><text:span text:style-name="T12">5.3.</text:span><text:span text:style-name="T25">7</text:span><text:span text:style-name="T12">.3.</text:span><text:span text:style-name="T26"> Pr</text:span><text:alphabetical-index-mark-start text:id="IMark66099688"/><text:span text:style-name="T26">es</text:span><text:alphabetical-index-mark-end text:id="IMark66099688"/><text:span text:style-name="T26">s </text:span><text:span text:style-name="T12">[</text:span><text:alphabetical-index-mark-start text:id="IMark65293432"/><text:span text:style-name="T12">EXE</text:span><text:alphabetical-index-mark-end text:id="IMark65293432"/><text:span text:style-name="T12">]</text:span><text:span text:style-name="T26">.</text:span></text:p>
      <text:p text:style-name="P58"><text:span text:style-name="T26"/></text:p>
      <text:p text:style-name="P58"><text:span text:style-name="T26"/></text:p>
      <text:h text:style-name="Heading_20_3" text:outline-level="3"><text:bookmark-start text:name="__RefHeading___Toc3438_1164564522"/>5.3.8. Alter a fact record’s <text:alphabetical-index-mark-start text:id="IMark66980136"/>Value<text:alphabetical-index-mark-end text:id="IMark66980136"/> field in <text:span text:style-name="T41">sde_facts.</text:span><text:bookmark-end text:name="__RefHeading___Toc3438_1164564522"/></text:h>
      <text:p text:style-name="P59"><text:span text:style-name="T26"/></text:p>
      <text:p text:style-name="P59"><text:span text:style-name="T26">This method allows to change the contents of the </text:span><text:alphabetical-index-mark-start text:id="IMark64664024"/><text:span text:style-name="T26">Value</text:span><text:alphabetical-index-mark-end text:id="IMark64664024"/><text:span text:style-name="T26"> field of any existing record in sde_facts.</text:span></text:p>
      <text:p text:style-name="P59"><text:span text:style-name="T26"/></text:p>
      <text:p text:style-name="P59"><text:span text:style-name="T12">5.3.8.1.</text:span><text:span text:style-name="T26"> Pr</text:span><text:alphabetical-index-mark-start text:id="IMark64969816"/><text:span text:style-name="T26">es</text:span><text:alphabetical-index-mark-end text:id="IMark64969816"/><text:span text:style-name="T26">s </text:span><text:span text:style-name="T12">[</text:span><text:alphabetical-index-mark-start text:id="IMark66053688"/><text:span text:style-name="T12">ITM</text:span><text:alphabetical-index-mark-end text:id="IMark66053688"/><text:span text:style-name="T12">]</text:span><text:span text:style-name="T26">.</text:span></text:p>
      <text:p text:style-name="P59"><text:span text:style-name="T26"/></text:p>
      <text:p text:style-name="P59"><text:span text:style-name="T26"/></text:p>
      <text:p text:style-name="P59"><text:span text:style-name="T12">5.3.8.2.</text:span><text:span text:style-name="T26"> In the dialog box, enter the name of the </text:span><text:alphabetical-index-mark-start text:id="IMark66980136"/><text:span text:style-name="T46">Item</text:span><text:alphabetical-index-mark-end text:id="IMark66980136"/><text:span text:style-name="T26"> to change (the string contained in </text:span><text:span text:style-name="T46">sde_rul</text:span><text:alphabetical-index-mark-start text:id="IMark64442680"/><text:span text:style-name="T46">es</text:span><text:alphabetical-index-mark-end text:id="IMark64442680"/><text:span text:style-name="T46">. </text:span><text:alphabetical-index-mark-start text:id="IMark65648552"/><text:span text:style-name="T46">Item</text:span><text:alphabetical-index-mark-end text:id="IMark65648552"/><text:span text:style-name="T26">). For example, if you want to set </text:span><text:span text:style-name="T46">mode_hato</text:span><text:span text:style-name="T26"> on using this method, enter </text:span><text:span text:style-name="T46">‘mode_hato’</text:span><text:span text:style-name="T52">.</text:span></text:p>
      <text:p text:style-name="P73"><text:span text:style-name="T26"/></text:p>
      <text:p text:style-name="P73"><text:span text:style-name="T26"/></text:p>
      <text:p text:style-name="P73"><text:span text:style-name="T12">5.3.8.3.</text:span><text:span text:style-name="T26"> Pr</text:span><text:alphabetical-index-mark-start text:id="IMark66053688"/><text:span text:style-name="T26">es</text:span><text:alphabetical-index-mark-end text:id="IMark66053688"/><text:span text:style-name="T26">s </text:span><text:span text:style-name="T12">[</text:span><text:alphabetical-index-mark-start text:id="IMark65426696"/><text:span text:style-name="T12">VAL</text:span><text:alphabetical-index-mark-end text:id="IMark65426696"/><text:span text:style-name="T12">]</text:span><text:span text:style-name="T26">.</text:span></text:p>
      <text:p text:style-name="P73"><text:span text:style-name="T26"/></text:p>
      <text:p text:style-name="P73"><text:span text:style-name="T26"/></text:p>
      <text:p text:style-name="P74"><text:span text:style-name="T12">5.3.8.4.</text:span><text:span text:style-name="T26"> In the dialog box, enter the </text:span><text:alphabetical-index-mark-start text:id="IMark64442680"/><text:span text:style-name="T46">Value</text:span><text:alphabetical-index-mark-end text:id="IMark64442680"/><text:span text:style-name="T26">. For example, to set </text:span><text:span text:style-name="T46">mode_hato</text:span><text:span text:style-name="T26"> on and activate it using </text:span><text:soft-page-break/><text:span text:style-name="T26">this method, enter </text:span><text:span text:style-name="T46">1</text:span><text:span text:style-name="T26">.</text:span></text:p>
      <text:p text:style-name="P74"><text:span text:style-name="T26"/></text:p>
      <text:p text:style-name="P74"><text:span text:style-name="T26"/></text:p>
      <text:p text:style-name="P74"><text:span text:style-name="T12">5.3.8.5.</text:span><text:span text:style-name="T26"> Pr</text:span><text:alphabetical-index-mark-start text:id="IMark66118760"/><text:span text:style-name="T26">es</text:span><text:alphabetical-index-mark-end text:id="IMark66118760"/><text:span text:style-name="T26">s </text:span><text:span text:style-name="T12">[</text:span><text:alphabetical-index-mark-start text:id="IMark52753464"/><text:span text:style-name="T12">EXE</text:span><text:alphabetical-index-mark-end text:id="IMark52753464"/><text:span text:style-name="T12">]</text:span><text:span text:style-name="T26">.</text:span></text:p>
      <text:h text:style-name="P81" text:outline-level="1"><text:bookmark-start text:name="__RefHeading___Toc72872_673741182"/>6. Sourc<text:alphabetical-index-mark-start text:id="IMark66980136"/><text:alphabetical-index-mark-start text:id="IMark65520520"/>es<text:bookmark-end text:name="__RefHeading___Toc72872_673741182"/><text:alphabetical-index-mark-end text:id="IMark65520520"/><text:alphabetical-index-mark-end text:id="IMark66980136"/></text:h>
      <text:p text:style-name="P14"/>
      <text:p text:style-name="P15"><text:span text:style-name="T35">6.1. </text:span><text:alphabetical-index-mark-start text:id="IMark65372248"/><text:alphabetical-index-mark-start text:id="IMark64664024"/>Edronkin<text:alphabetical-index-mark-end text:id="IMark64664024"/><text:alphabetical-index-mark-end text:id="IMark65372248"/>, P. (2019). <text:alphabetical-index-mark-start text:id="IMark65648552"/><text:alphabetical-index-mark-start text:id="IMark64442680"/>DGIIIAI<text:alphabetical-index-mark-end text:id="IMark64442680"/><text:alphabetical-index-mark-end text:id="IMark65648552"/> - Intelligent Delta Glider. [online] <text:alphabetical-index-mark-start text:id="IMark65432088"/><text:alphabetical-index-mark-start text:id="IMark52580216"/>DGIIIAI<text:alphabetical-index-mark-end text:id="IMark52580216"/><text:alphabetical-index-mark-end text:id="IMark65432088"/>. Available at: https://p<text:alphabetical-index-mark-start text:id="IMark66504984"/><text:alphabetical-index-mark-start text:id="IMark65576776"/>es<text:alphabetical-index-mark-end text:id="IMark65576776"/><text:alphabetical-index-mark-end text:id="IMark66504984"/>choenberg.github.io/<text:alphabetical-index-mark-start text:id="IMark52941208"/><text:alphabetical-index-mark-start text:id="IMark64837720"/>DGIIIAI<text:alphabetical-index-mark-end text:id="IMark64837720"/><text:alphabetical-index-mark-end text:id="IMark52941208"/>/ [Acc<text:alphabetical-index-mark-start text:id="IMark66099688"/><text:alphabetical-index-mark-start text:id="IMark65864920"/>es<text:alphabetical-index-mark-end text:id="IMark65864920"/><text:alphabetical-index-mark-end text:id="IMark66099688"/>sed 26 Aug. 2019].</text:p>
      <text:p text:style-name="P15"/>
      <text:p text:style-name="P15"><text:span text:style-name="T35">6.2. </text:span>Sqlite.org. (2000). SQLite Home Page. [online] Available at: https://www.<text:alphabetical-index-mark-start text:id="IMark65293432"/><text:alphabetical-index-mark-start text:id="IMark52895672"/>sql<text:alphabetical-index-mark-end text:id="IMark52895672"/><text:alphabetical-index-mark-end text:id="IMark65293432"/>ite.org/index.html [Acc<text:alphabetical-index-mark-start text:id="IMark52581352"/><text:alphabetical-index-mark-start text:id="IMark66053688"/>es<text:alphabetical-index-mark-end text:id="IMark66053688"/><text:alphabetical-index-mark-end text:id="IMark52581352"/>sed 26 Aug. 2019].</text:p>
      <text:p text:style-name="P15"/>
      <text:p text:style-name="P15"><text:span text:style-name="T35">6.3. </text:span><text:alphabetical-index-mark-start text:id="IMark65335864"/><text:alphabetical-index-mark-start text:id="IMark65426696"/>Schweiger<text:alphabetical-index-mark-end text:id="IMark65426696"/><text:alphabetical-index-mark-end text:id="IMark65335864"/>, M. (2000). <text:alphabetical-index-mark-start text:id="IMark65290648"/><text:alphabetical-index-mark-start text:id="IMark52753464"/>Orbiter<text:alphabetical-index-mark-end text:id="IMark52753464"/><text:alphabetical-index-mark-end text:id="IMark65290648"/> 2016 <text:alphabetical-index-mark-start text:id="IMark65750632"/><text:alphabetical-index-mark-start text:id="IMark40084904"/>Space<text:alphabetical-index-mark-end text:id="IMark40084904"/><text:alphabetical-index-mark-end text:id="IMark65750632"/> <text:alphabetical-index-mark-start text:id="IMark61244664"/><text:alphabetical-index-mark-start text:id="IMark38473896"/>Flight<text:alphabetical-index-mark-end text:id="IMark38473896"/><text:alphabetical-index-mark-end text:id="IMark61244664"/> <text:alphabetical-index-mark-start text:id="IMark65520520"/><text:alphabetical-index-mark-start text:id="IMark66980136"/>Simulator<text:alphabetical-index-mark-end text:id="IMark66980136"/><text:alphabetical-index-mark-end text:id="IMark65520520"/>. [online] Orbit.medphys.ucl.ac.uk. Available at: http://orbit.medphys.ucl.ac.uk/ [Acc<text:alphabetical-index-mark-start text:id="IMark65518136"/><text:alphabetical-index-mark-start text:id="IMark64673672"/>es<text:alphabetical-index-mark-end text:id="IMark64673672"/><text:alphabetical-index-mark-end text:id="IMark65518136"/>sed 26 Aug. 2019].</text:p>
      <text:p text:style-name="P9"/>
      <text:p text:style-name="P8"/>
      <text:p text:style-name="P8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7. Alphabetical Index</text:index-title-template>
          <text:alphabetical-index-entry-template text:outline-level="separator" text:style-name="Text_20_body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81" text:outline-level="1">7. Alphabetical Index</text:h>
          </text:index-title>
          <text:p text:style-name="P77"/>
          <text:p text:style-name="P77">A</text:p>
          <text:p text:style-name="P75"/>
          <text:p text:style-name="P75">AI<text:tab/>1</text:p>
          <text:p text:style-name="P75">AIE<text:tab/>3, 5, 7pp., 11pp.</text:p>
          <text:p text:style-name="P75">artificial<text:tab/>1</text:p>
          <text:p text:style-name="P77"/>
          <text:p text:style-name="P77"/>
          <text:p text:style-name="P77">B</text:p>
          <text:p text:style-name="P75"/>
          <text:p text:style-name="P75">base<text:tab/>1</text:p>
          <text:p text:style-name="P77"/>
          <text:p text:style-name="P77"/>
          <text:p text:style-name="P77">C</text:p>
          <text:p text:style-name="P75"/>
          <text:p text:style-name="P75">CON<text:tab/>3, 10, 14</text:p>
          <text:p text:style-name="P75">connect<text:tab/>4p., 10, 13p.</text:p>
          <text:p text:style-name="P75">Connect<text:tab/>3, 10, 13</text:p>
          <text:p text:style-name="P75">contribute<text:tab/>2</text:p>
          <text:p text:style-name="P75">CONTRIBUTING<text:tab/>2</text:p>
          <text:p text:style-name="P75">COPYING<text:tab/>2</text:p>
          <text:p text:style-name="P77"/>
          <text:p text:style-name="P77"/>
          <text:p text:style-name="P77">D</text:p>
          <text:p text:style-name="P75"/>
          <text:p text:style-name="P75">data<text:tab/>1</text:p>
          <text:p text:style-name="P75">database<text:tab/>1</text:p>
          <text:p text:style-name="P75">DB<text:tab/>3, 10, 13p.</text:p>
          <text:p text:style-name="P75"><text:soft-page-break/>developer<text:tab/>2</text:p>
          <text:p text:style-name="P75">DGIIIAI<text:tab/>1p., 5pp., 13p., 19</text:p>
          <text:p text:style-name="P75">DIS<text:tab/>3, 10, 14</text:p>
          <text:p text:style-name="P75">disconnect<text:tab/>5, 14</text:p>
          <text:p text:style-name="P75">Disconnect<text:tab/>4, 10, 14</text:p>
          <text:p text:style-name="P75">display<text:tab/>1</text:p>
          <text:p text:style-name="P77"/>
          <text:p text:style-name="P77"/>
          <text:p text:style-name="P77">E</text:p>
          <text:p text:style-name="P75"/>
          <text:p text:style-name="P75">Edronkin<text:tab/>1, 19</text:p>
          <text:p text:style-name="P75">es<text:tab/>1pp.</text:p>
          <text:p text:style-name="P75">EXE<text:tab/>3, 13, 15pp.</text:p>
          <text:p text:style-name="P75">expert<text:tab/>1, 5, 9</text:p>
          <text:p text:style-name="P75">Expert<text:tab/>3, 9</text:p>
          <text:p text:style-name="P77"/>
          <text:p text:style-name="P77"/>
          <text:p text:style-name="P77">F</text:p>
          <text:p text:style-name="P75"/>
          <text:p text:style-name="P75">file<text:tab/>2</text:p>
          <text:p text:style-name="P75">flight<text:tab/>1, 12</text:p>
          <text:p text:style-name="P75">Flight<text:tab/>1, 19</text:p>
          <text:p text:style-name="P75">format<text:tab/>2</text:p>
          <text:p text:style-name="P75">function<text:tab/>1, 3, 8pp., 15pp.</text:p>
          <text:p text:style-name="P75">Function<text:tab/>3, 10</text:p>
          <text:p text:style-name="P77"/>
          <text:p text:style-name="P77"/>
          <text:p text:style-name="P77">I</text:p>
          <text:p text:style-name="P75"/>
          <text:p text:style-name="P75">input<text:tab/>5, 11p., 15pp.</text:p>
          <text:p text:style-name="P75"><text:soft-page-break/>install<text:tab/>2</text:p>
          <text:p text:style-name="P75">intelligence<text:tab/>1</text:p>
          <text:p text:style-name="P75">Item<text:tab/>5, 9, 11p., 17</text:p>
          <text:p text:style-name="P75">ITM<text:tab/>3, 12p., 17</text:p>
          <text:p text:style-name="P77"/>
          <text:p text:style-name="P77"/>
          <text:p text:style-name="P77">K</text:p>
          <text:p text:style-name="P75"/>
          <text:p text:style-name="P75">KB<text:tab/>5, 13</text:p>
          <text:p text:style-name="P75">knowledge<text:tab/>2</text:p>
          <text:p text:style-name="P77"/>
          <text:p text:style-name="P77"/>
          <text:p text:style-name="P77">L</text:p>
          <text:p text:style-name="P75"/>
          <text:p text:style-name="P75">lat<text:tab/>1</text:p>
          <text:p text:style-name="P75">license<text:tab/>2</text:p>
          <text:p text:style-name="P75">License<text:tab/>2p.</text:p>
          <text:p text:style-name="P77"/>
          <text:p text:style-name="P77"/>
          <text:p text:style-name="P77">M</text:p>
          <text:p text:style-name="P75"/>
          <text:p text:style-name="P75">MFD<text:tab/>1pp., 5, 7pp., 13p.</text:p>
          <text:p text:style-name="P75">MOF<text:tab/>3p., 11, 16</text:p>
          <text:p text:style-name="P75">MON<text:tab/>3p., 11p., 15</text:p>
          <text:p text:style-name="P75">multi<text:tab/>1</text:p>
          <text:p text:style-name="P77"/>
          <text:p text:style-name="P77"/>
          <text:p text:style-name="P77">O</text:p>
          <text:p text:style-name="P75"/>
          <text:p text:style-name="P75">Orbit<text:tab/>2</text:p>
          <text:p text:style-name="P75"><text:soft-page-break/>Orbiter<text:tab/>1p., 5, 7, 14, 19</text:p>
          <text:p text:style-name="P75">orcid<text:tab/>1</text:p>
          <text:p text:style-name="P77"/>
          <text:p text:style-name="P77"/>
          <text:p text:style-name="P77">P</text:p>
          <text:p text:style-name="P75"/>
          <text:p text:style-name="P75">plug<text:tab/>10</text:p>
          <text:p text:style-name="P75">POF<text:tab/>3p., 11p., 17</text:p>
          <text:p text:style-name="P75">PON<text:tab/>3p., 11p., 16</text:p>
          <text:p text:style-name="P75">procedure<text:tab/>7, 13p., 17</text:p>
          <text:p text:style-name="P75">Procedure<text:tab/>3, 13</text:p>
          <text:p text:style-name="P75">program<text:tab/>1, 4, 9, 12, 16p.</text:p>
          <text:p text:style-name="P75">Program<text:tab/>11p.</text:p>
          <text:p text:style-name="P77"/>
          <text:p text:style-name="P77"/>
          <text:p text:style-name="P77">R</text:p>
          <text:p text:style-name="P75"/>
          <text:p text:style-name="P75">README<text:tab/>2</text:p>
          <text:p text:style-name="P77"/>
          <text:p text:style-name="P77"/>
          <text:p text:style-name="P77">S</text:p>
          <text:p text:style-name="P75"/>
          <text:p text:style-name="P75">Schweiger<text:tab/>2, 19</text:p>
          <text:p text:style-name="P75">send<text:tab/>1, 5, 9, 11, 13</text:p>
          <text:p text:style-name="P75">Send<text:tab/>4, 15</text:p>
          <text:p text:style-name="P75">setting<text:tab/>2</text:p>
          <text:p text:style-name="P75">Simulator<text:tab/>1, 19</text:p>
          <text:p text:style-name="P75">space<text:tab/>1, 5</text:p>
          <text:p text:style-name="P75">Space<text:tab/>1, 19</text:p>
          <text:p text:style-name="P75">sql<text:tab/>19</text:p>
          <text:p text:style-name="P75"><text:soft-page-break/>Sql<text:tab/>2</text:p>
          <text:p text:style-name="P75">SQL<text:tab/>1, 3p., 7pp., 11, 15</text:p>
          <text:p text:style-name="P75">SQLC<text:tab/>1, 3, 5pp., 13p.</text:p>
          <text:p text:style-name="P75">Sqlite3<text:tab/>2</text:p>
          <text:p text:style-name="P75">system<text:tab/>1pp., 5, 7pp.</text:p>
          <text:p text:style-name="P77"/>
          <text:p text:style-name="P77"/>
          <text:p text:style-name="P77">V</text:p>
          <text:p text:style-name="P75"/>
          <text:p text:style-name="P75">VAL<text:tab/>3, 12p., 17</text:p>
          <text:p text:style-name="P75">value<text:tab/>5, 12</text:p>
          <text:p text:style-name="P75">Value<text:tab/>4p., 9, 11p., 17</text:p>
        </text:index-body>
      </text:alphabetical-index>
      <text:p text:style-name="P8"/>
      <text:p text:style-name="P8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7T20:31:19.125642495</dc:date>
    <meta:editing-duration>P1DT15H15M7S</meta:editing-duration>
    <meta:editing-cycles>70</meta:editing-cycles>
    <meta:generator>LibreOffice/5.1.6.2$Linux_X86_64 LibreOffice_project/10m0$Build-2</meta:generator>
    <meta:document-statistic meta:table-count="0" meta:image-count="0" meta:object-count="0" meta:page-count="24" meta:paragraph-count="266" meta:word-count="2981" meta:character-count="17058" meta:non-whitespace-character-count="14338"/>
  </office:meta>
</office:document-meta>
</file>